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1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26.9269" table:style-name="ce1">
            <text:p>26.9269</text:p>
          </table:table-cell>
          <table:table-cell office:value-type="float" office:value="26.490100000000002" table:style-name="ce1">
            <text:p>26.4901</text:p>
          </table:table-cell>
          <table:table-cell office:value-type="float" office:value="27.1128" table:style-name="ce1">
            <text:p>27.1128</text:p>
          </table:table-cell>
          <table:table-cell office:value-type="float" office:value="26.927499999999998" table:style-name="ce1">
            <text:p>26.9275</text:p>
          </table:table-cell>
          <table:table-cell office:value-type="float" office:value="27.348700000000001" table:style-name="ce1">
            <text:p>27.3487</text:p>
          </table:table-cell>
          <table:table-cell office:value-type="float" office:value="27.1494" table:style-name="ce1">
            <text:p>27.1494</text:p>
          </table:table-cell>
          <table:table-cell office:value-type="float" office:value="26.956499999999998" table:style-name="ce1">
            <text:p>26.9565</text:p>
          </table:table-cell>
          <table:table-cell office:value-type="float" office:value="27.539300000000001" table:style-name="ce1">
            <text:p>27.5393</text:p>
          </table:table-cell>
          <table:table-cell office:value-type="float" office:value="27.468499999999999" table:style-name="ce1">
            <text:p>27.4685</text:p>
          </table:table-cell>
          <table:table-cell office:value-type="float" office:value="27.485199999999999" table:style-name="ce1">
            <text:p>27.4852</text:p>
          </table:table-cell>
          <table:table-cell office:value-type="float" office:value="29.09" table:style-name="ce1">
            <text:p>29.09</text:p>
          </table:table-cell>
          <table:table-cell office:value-type="float" office:value="30.155000000000001" table:style-name="ce1">
            <text:p>30.155</text:p>
          </table:table-cell>
          <table:table-cell office:value-type="float" office:value="29.395900000000001" table:style-name="ce1">
            <text:p>29.3959</text:p>
          </table:table-cell>
          <table:table-cell office:value-type="float" office:value="29.545500000000001" table:style-name="ce1">
            <text:p>29.5455</text:p>
          </table:table-cell>
          <table:table-cell office:value-type="float" office:value="29.721399999999999" table:style-name="ce1">
            <text:p>29.7214</text:p>
          </table:table-cell>
          <table:table-cell office:value-type="float" office:value="29.223199999999999" table:style-name="ce1">
            <text:p>29.2232</text:p>
          </table:table-cell>
          <table:table-cell office:value-type="float" office:value="28.928699999999999" table:style-name="ce1">
            <text:p>28.9287</text:p>
          </table:table-cell>
          <table:table-cell office:value-type="float" office:value="29.015000000000001" table:style-name="ce1">
            <text:p>29.015</text:p>
          </table:table-cell>
          <table:table-cell office:value-type="float" office:value="29.642399999999999" table:style-name="ce1">
            <text:p>29.6424</text:p>
          </table:table-cell>
          <table:table-cell office:value-type="float" office:value="28.928999999999998" table:style-name="ce1">
            <text:p>28.929</text:p>
          </table:table-cell>
          <table:table-cell office:value-type="float" office:value="28.9117" table:style-name="ce1">
            <text:p>28.9117</text:p>
          </table:table-cell>
          <table:table-cell office:value-type="float" office:value="29.023800000000001" table:style-name="ce1">
            <text:p>29.0238</text:p>
          </table:table-cell>
          <table:table-cell office:value-type="float" office:value="29.1233" table:style-name="ce1">
            <text:p>29.1233</text:p>
          </table:table-cell>
          <table:table-cell office:value-type="float" office:value="29.305700000000002" table:style-name="ce1">
            <text:p>29.3057</text:p>
          </table:table-cell>
          <table:table-cell office:value-type="float" office:value="33.307200000000002" table:style-name="ce1">
            <text:p>33.3072</text:p>
          </table:table-cell>
          <table:table-cell office:value-type="float" office:value="29.010100000000001" table:style-name="ce1">
            <text:p>29.0101</text:p>
          </table:table-cell>
          <table:table-cell office:value-type="float" office:value="29.0534" table:style-name="ce1">
            <text:p>29.0534</text:p>
          </table:table-cell>
          <table:table-cell office:value-type="float" office:value="29.007999999999999" table:style-name="ce1">
            <text:p>29.008</text:p>
          </table:table-cell>
          <table:table-cell office:value-type="float" office:value="29.041399999999999" table:style-name="ce1">
            <text:p>29.0414</text:p>
          </table:table-cell>
          <table:table-cell office:value-type="float" office:value="29.098500000000001" table:style-name="ce1">
            <text:p>29.0985</text:p>
          </table:table-cell>
          <table:table-cell table:style-name="ce1"/>
          <table:table-cell office:value-type="float" office:value="28.724386206896551" table:formula="of:=AVERAGE([.C2:.AE2])" table:style-name="ce1">
            <text:p>28.7243862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21.722000000000001" table:style-name="ce1">
            <text:p>21.722</text:p>
          </table:table-cell>
          <table:table-cell office:value-type="float" office:value="17.6464" table:style-name="ce1">
            <text:p>17.6464</text:p>
          </table:table-cell>
          <table:table-cell office:value-type="float" office:value="24.946200000000001" table:style-name="ce1">
            <text:p>24.9462</text:p>
          </table:table-cell>
          <table:table-cell office:value-type="float" office:value="17.630299999999998" table:style-name="ce1">
            <text:p>17.6303</text:p>
          </table:table-cell>
          <table:table-cell office:value-type="float" office:value="17.916" table:style-name="ce1">
            <text:p>17.916</text:p>
          </table:table-cell>
          <table:table-cell office:value-type="float" office:value="18.111899999999999" table:style-name="ce1">
            <text:p>18.1119</text:p>
          </table:table-cell>
          <table:table-cell office:value-type="float" office:value="17.054200000000002" table:style-name="ce1">
            <text:p>17.0542</text:p>
          </table:table-cell>
          <table:table-cell office:value-type="float" office:value="17.333200000000001" table:style-name="ce1">
            <text:p>17.3332</text:p>
          </table:table-cell>
          <table:table-cell office:value-type="float" office:value="17.5779" table:style-name="ce1">
            <text:p>17.5779</text:p>
          </table:table-cell>
          <table:table-cell office:value-type="float" office:value="17.223400000000002" table:style-name="ce1">
            <text:p>17.2234</text:p>
          </table:table-cell>
          <table:table-cell office:value-type="float" office:value="17.232199999999999" table:style-name="ce1">
            <text:p>17.2322</text:p>
          </table:table-cell>
          <table:table-cell office:value-type="float" office:value="17.142299999999999" table:style-name="ce1">
            <text:p>17.1423</text:p>
          </table:table-cell>
          <table:table-cell office:value-type="float" office:value="17.507999999999999" table:style-name="ce1">
            <text:p>17.508</text:p>
          </table:table-cell>
          <table:table-cell office:value-type="float" office:value="17.501200000000001" table:style-name="ce1">
            <text:p>17.5012</text:p>
          </table:table-cell>
          <table:table-cell office:value-type="float" office:value="17.6084" table:style-name="ce1">
            <text:p>17.6084</text:p>
          </table:table-cell>
          <table:table-cell office:value-type="float" office:value="18.1693" table:style-name="ce1">
            <text:p>18.1693</text:p>
          </table:table-cell>
          <table:table-cell office:value-type="float" office:value="17.595800000000001" table:style-name="ce1">
            <text:p>17.5958</text:p>
          </table:table-cell>
          <table:table-cell office:value-type="float" office:value="18.164899999999999" table:style-name="ce1">
            <text:p>18.1649</text:p>
          </table:table-cell>
          <table:table-cell office:value-type="float" office:value="19.818000000000001" table:style-name="ce1">
            <text:p>19.818</text:p>
          </table:table-cell>
          <table:table-cell office:value-type="float" office:value="18.2395" table:style-name="ce1">
            <text:p>18.2395</text:p>
          </table:table-cell>
          <table:table-cell office:value-type="float" office:value="19.7837" table:style-name="ce1">
            <text:p>19.7837</text:p>
          </table:table-cell>
          <table:table-cell office:value-type="float" office:value="20.5548" table:style-name="ce1">
            <text:p>20.5548</text:p>
          </table:table-cell>
          <table:table-cell office:value-type="float" office:value="19.627700000000001" table:style-name="ce1">
            <text:p>19.6277</text:p>
          </table:table-cell>
          <table:table-cell office:value-type="float" office:value="20.165199999999999" table:style-name="ce1">
            <text:p>20.1652</text:p>
          </table:table-cell>
          <table:table-cell office:value-type="float" office:value="19.779900000000001" table:style-name="ce1">
            <text:p>19.7799</text:p>
          </table:table-cell>
          <table:table-cell office:value-type="float" office:value="19.949400000000001" table:style-name="ce1">
            <text:p>19.9494</text:p>
          </table:table-cell>
          <table:table-cell office:value-type="float" office:value="21.025200000000002" table:style-name="ce1">
            <text:p>21.0252</text:p>
          </table:table-cell>
          <table:table-cell office:value-type="float" office:value="19.970800000000001" table:style-name="ce1">
            <text:p>19.9708</text:p>
          </table:table-cell>
          <table:table-cell office:value-type="float" office:value="20.250399999999999" table:style-name="ce1">
            <text:p>20.2504</text:p>
          </table:table-cell>
          <table:table-cell office:value-type="float" office:value="19.609300000000001" table:style-name="ce1">
            <text:p>19.6093</text:p>
          </table:table-cell>
          <table:table-cell table:style-name="ce1"/>
          <table:table-cell office:value-type="float" office:value="18.797775862068963" table:formula="of:=AVERAGE([.C3:.AE3])" table:style-name="ce1">
            <text:p>18.7977758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19.176600000000001" table:style-name="ce1">
            <text:p>19.1766</text:p>
          </table:table-cell>
          <table:table-cell office:value-type="float" office:value="15.0425" table:style-name="ce1">
            <text:p>15.0425</text:p>
          </table:table-cell>
          <table:table-cell office:value-type="float" office:value="16.032599999999999" table:style-name="ce1">
            <text:p>16.0326</text:p>
          </table:table-cell>
          <table:table-cell office:value-type="float" office:value="14.9415" table:style-name="ce1">
            <text:p>14.9415</text:p>
          </table:table-cell>
          <table:table-cell office:value-type="float" office:value="14.9374" table:style-name="ce1">
            <text:p>14.9374</text:p>
          </table:table-cell>
          <table:table-cell office:value-type="float" office:value="14.654" table:style-name="ce1">
            <text:p>14.654</text:p>
          </table:table-cell>
          <table:table-cell office:value-type="float" office:value="15.317399999999999" table:style-name="ce1">
            <text:p>15.3174</text:p>
          </table:table-cell>
          <table:table-cell office:value-type="float" office:value="16.225200000000001" table:style-name="ce1">
            <text:p>16.2252</text:p>
          </table:table-cell>
          <table:table-cell office:value-type="float" office:value="16.686199999999999" table:style-name="ce1">
            <text:p>16.6862</text:p>
          </table:table-cell>
          <table:table-cell office:value-type="float" office:value="16.421900000000001" table:style-name="ce1">
            <text:p>16.4219</text:p>
          </table:table-cell>
          <table:table-cell office:value-type="float" office:value="16.793700000000001" table:style-name="ce1">
            <text:p>16.7937</text:p>
          </table:table-cell>
          <table:table-cell office:value-type="float" office:value="17.501200000000001" table:style-name="ce1">
            <text:p>17.5012</text:p>
          </table:table-cell>
          <table:table-cell office:value-type="float" office:value="17.262599999999999" table:style-name="ce1">
            <text:p>17.2626</text:p>
          </table:table-cell>
          <table:table-cell office:value-type="float" office:value="17.1233" table:style-name="ce1">
            <text:p>17.1233</text:p>
          </table:table-cell>
          <table:table-cell office:value-type="float" office:value="16.694400000000002" table:style-name="ce1">
            <text:p>16.6944</text:p>
          </table:table-cell>
          <table:table-cell office:value-type="float" office:value="16.4544" table:style-name="ce1">
            <text:p>16.4544</text:p>
          </table:table-cell>
          <table:table-cell office:value-type="float" office:value="16.8142" table:style-name="ce1">
            <text:p>16.8142</text:p>
          </table:table-cell>
          <table:table-cell office:value-type="float" office:value="16.450299999999999" table:style-name="ce1">
            <text:p>16.4503</text:p>
          </table:table-cell>
          <table:table-cell office:value-type="float" office:value="17.449100000000001" table:style-name="ce1">
            <text:p>17.4491</text:p>
          </table:table-cell>
          <table:table-cell office:value-type="float" office:value="17.243600000000001" table:style-name="ce1">
            <text:p>17.2436</text:p>
          </table:table-cell>
          <table:table-cell office:value-type="float" office:value="18.060400000000001" table:style-name="ce1">
            <text:p>18.0604</text:p>
          </table:table-cell>
          <table:table-cell office:value-type="float" office:value="17.252700000000001" table:style-name="ce1">
            <text:p>17.2527</text:p>
          </table:table-cell>
          <table:table-cell office:value-type="float" office:value="17.544" table:style-name="ce1">
            <text:p>17.544</text:p>
          </table:table-cell>
          <table:table-cell office:value-type="float" office:value="16.914899999999999" table:style-name="ce1">
            <text:p>16.9149</text:p>
          </table:table-cell>
          <table:table-cell office:value-type="float" office:value="18.275500000000001" table:style-name="ce1">
            <text:p>18.2755</text:p>
          </table:table-cell>
          <table:table-cell office:value-type="float" office:value="17.569400000000002" table:style-name="ce1">
            <text:p>17.5694</text:p>
          </table:table-cell>
          <table:table-cell office:value-type="float" office:value="17.204699999999999" table:style-name="ce1">
            <text:p>17.2047</text:p>
          </table:table-cell>
          <table:table-cell office:value-type="float" office:value="16.860399999999998" table:style-name="ce1">
            <text:p>16.8604</text:p>
          </table:table-cell>
          <table:table-cell office:value-type="float" office:value="17.229299999999999" table:style-name="ce1">
            <text:p>17.2293</text:p>
          </table:table-cell>
          <table:table-cell office:value-type="float" office:value="16.7714" table:style-name="ce1">
            <text:p>16.7714</text:p>
          </table:table-cell>
          <table:table-cell table:style-name="ce1"/>
          <table:table-cell office:value-type="float" office:value="16.680282758620695" table:formula="of:=AVERAGE([.C4:.AE4])" table:style-name="ce1">
            <text:p>16.6802827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19.339099999999998" table:style-name="ce1">
            <text:p>19.3391</text:p>
          </table:table-cell>
          <table:table-cell office:value-type="float" office:value="16.756799999999998" table:style-name="ce1">
            <text:p>16.7568</text:p>
          </table:table-cell>
          <table:table-cell office:value-type="float" office:value="13.6081" table:style-name="ce1">
            <text:p>13.6081</text:p>
          </table:table-cell>
          <table:table-cell office:value-type="float" office:value="18.209099999999999" table:style-name="ce1">
            <text:p>18.2091</text:p>
          </table:table-cell>
          <table:table-cell office:value-type="float" office:value="18.343399999999999" table:style-name="ce1">
            <text:p>18.3434</text:p>
          </table:table-cell>
          <table:table-cell office:value-type="float" office:value="18.028500000000001" table:style-name="ce1">
            <text:p>18.0285</text:p>
          </table:table-cell>
          <table:table-cell office:value-type="float" office:value="18.621300000000002" table:style-name="ce1">
            <text:p>18.6213</text:p>
          </table:table-cell>
          <table:table-cell office:value-type="float" office:value="18.524899999999999" table:style-name="ce1">
            <text:p>18.5249</text:p>
          </table:table-cell>
          <table:table-cell office:value-type="float" office:value="14.628" table:style-name="ce1">
            <text:p>14.628</text:p>
          </table:table-cell>
          <table:table-cell office:value-type="float" office:value="19.455300000000001" table:style-name="ce1">
            <text:p>19.4553</text:p>
          </table:table-cell>
          <table:table-cell office:value-type="float" office:value="17.656400000000001" table:style-name="ce1">
            <text:p>17.6564</text:p>
          </table:table-cell>
          <table:table-cell office:value-type="float" office:value="21.487500000000001" table:style-name="ce1">
            <text:p>21.4875</text:p>
          </table:table-cell>
          <table:table-cell office:value-type="float" office:value="17.8795" table:style-name="ce1">
            <text:p>17.8795</text:p>
          </table:table-cell>
          <table:table-cell office:value-type="float" office:value="22.291599999999999" table:style-name="ce1">
            <text:p>22.2916</text:p>
          </table:table-cell>
          <table:table-cell office:value-type="float" office:value="18.046299999999999" table:style-name="ce1">
            <text:p>18.0463</text:p>
          </table:table-cell>
          <table:table-cell office:value-type="float" office:value="22.813600000000001" table:style-name="ce1">
            <text:p>22.8136</text:p>
          </table:table-cell>
          <table:table-cell office:value-type="float" office:value="19.683299999999999" table:style-name="ce1">
            <text:p>19.6833</text:p>
          </table:table-cell>
          <table:table-cell office:value-type="float" office:value="18.9693" table:style-name="ce1">
            <text:p>18.9693</text:p>
          </table:table-cell>
          <table:table-cell office:value-type="float" office:value="19.581700000000001" table:style-name="ce1">
            <text:p>19.5817</text:p>
          </table:table-cell>
          <table:table-cell office:value-type="float" office:value="23.185400000000001" table:style-name="ce1">
            <text:p>23.1854</text:p>
          </table:table-cell>
          <table:table-cell office:value-type="float" office:value="22.994199999999999" table:style-name="ce1">
            <text:p>22.9942</text:p>
          </table:table-cell>
          <table:table-cell office:value-type="float" office:value="22.794" table:style-name="ce1">
            <text:p>22.794</text:p>
          </table:table-cell>
          <table:table-cell office:value-type="float" office:value="21.243600000000001" table:style-name="ce1">
            <text:p>21.2436</text:p>
          </table:table-cell>
          <table:table-cell office:value-type="float" office:value="23.1587" table:style-name="ce1">
            <text:p>23.1587</text:p>
          </table:table-cell>
          <table:table-cell office:value-type="float" office:value="23.4986" table:style-name="ce1">
            <text:p>23.4986</text:p>
          </table:table-cell>
          <table:table-cell office:value-type="float" office:value="19.339600000000001" table:style-name="ce1">
            <text:p>19.3396</text:p>
          </table:table-cell>
          <table:table-cell office:value-type="float" office:value="20.529299999999999" table:style-name="ce1">
            <text:p>20.5293</text:p>
          </table:table-cell>
          <table:table-cell office:value-type="float" office:value="22.4682" table:style-name="ce1">
            <text:p>22.4682</text:p>
          </table:table-cell>
          <table:table-cell office:value-type="float" office:value="22.581499999999998" table:style-name="ce1">
            <text:p>22.5815</text:p>
          </table:table-cell>
          <table:table-cell office:value-type="float" office:value="19.758299999999998" table:style-name="ce1">
            <text:p>19.7583</text:p>
          </table:table-cell>
          <table:table-cell table:style-name="ce1"/>
          <table:table-cell office:value-type="float" office:value="19.866758620689655" table:formula="of:=AVERAGE([.C5:.AE5])" table:style-name="ce1">
            <text:p>19.8667586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17.111599999999999" table:style-name="ce1">
            <text:p>17.1116</text:p>
          </table:table-cell>
          <table:table-cell office:value-type="float" office:value="17.3552" table:style-name="ce1">
            <text:p>17.3552</text:p>
          </table:table-cell>
          <table:table-cell office:value-type="float" office:value="16.065899999999999" table:style-name="ce1">
            <text:p>16.0659</text:p>
          </table:table-cell>
          <table:table-cell office:value-type="float" office:value="15.995699999999999" table:style-name="ce1">
            <text:p>15.9957</text:p>
          </table:table-cell>
          <table:table-cell office:value-type="float" office:value="16.4406" table:style-name="ce1">
            <text:p>16.4406</text:p>
          </table:table-cell>
          <table:table-cell office:value-type="float" office:value="17.1678" table:style-name="ce1">
            <text:p>17.1678</text:p>
          </table:table-cell>
          <table:table-cell office:value-type="float" office:value="16.8279" table:style-name="ce1">
            <text:p>16.8279</text:p>
          </table:table-cell>
          <table:table-cell office:value-type="float" office:value="17.134699999999999" table:style-name="ce1">
            <text:p>17.1347</text:p>
          </table:table-cell>
          <table:table-cell office:value-type="float" office:value="18.6374" table:style-name="ce1">
            <text:p>18.6374</text:p>
          </table:table-cell>
          <table:table-cell office:value-type="float" office:value="16.706399999999999" table:style-name="ce1">
            <text:p>16.7064</text:p>
          </table:table-cell>
          <table:table-cell office:value-type="float" office:value="19.125699999999998" table:style-name="ce1">
            <text:p>19.1257</text:p>
          </table:table-cell>
          <table:table-cell office:value-type="float" office:value="20.373899999999999" table:style-name="ce1">
            <text:p>20.3739</text:p>
          </table:table-cell>
          <table:table-cell office:value-type="float" office:value="18.161899999999999" table:style-name="ce1">
            <text:p>18.1619</text:p>
          </table:table-cell>
          <table:table-cell office:value-type="float" office:value="20.577100000000002" table:style-name="ce1">
            <text:p>20.5771</text:p>
          </table:table-cell>
          <table:table-cell office:value-type="float" office:value="18.758600000000001" table:style-name="ce1">
            <text:p>18.7586</text:p>
          </table:table-cell>
          <table:table-cell office:value-type="float" office:value="18.120999999999999" table:style-name="ce1">
            <text:p>18.121</text:p>
          </table:table-cell>
          <table:table-cell office:value-type="float" office:value="18.058900000000001" table:style-name="ce1">
            <text:p>18.0589</text:p>
          </table:table-cell>
          <table:table-cell office:value-type="float" office:value="18.711400000000001" table:style-name="ce1">
            <text:p>18.7114</text:p>
          </table:table-cell>
          <table:table-cell office:value-type="float" office:value="18.7319" table:style-name="ce1">
            <text:p>18.7319</text:p>
          </table:table-cell>
          <table:table-cell office:value-type="float" office:value="18.846399999999999" table:style-name="ce1">
            <text:p>18.8464</text:p>
          </table:table-cell>
          <table:table-cell office:value-type="float" office:value="18.043099999999999" table:style-name="ce1">
            <text:p>18.0431</text:p>
          </table:table-cell>
          <table:table-cell office:value-type="float" office:value="20.351700000000001" table:style-name="ce1">
            <text:p>20.3517</text:p>
          </table:table-cell>
          <table:table-cell office:value-type="float" office:value="18.567399999999999" table:style-name="ce1">
            <text:p>18.5674</text:p>
          </table:table-cell>
          <table:table-cell office:value-type="float" office:value="20.379799999999999" table:style-name="ce1">
            <text:p>20.3798</text:p>
          </table:table-cell>
          <table:table-cell office:value-type="float" office:value="18.4392" table:style-name="ce1">
            <text:p>18.4392</text:p>
          </table:table-cell>
          <table:table-cell office:value-type="float" office:value="18.171299999999999" table:style-name="ce1">
            <text:p>18.1713</text:p>
          </table:table-cell>
          <table:table-cell office:value-type="float" office:value="16.171299999999999" table:style-name="ce1">
            <text:p>16.1713</text:p>
          </table:table-cell>
          <table:table-cell office:value-type="float" office:value="17.7682" table:style-name="ce1">
            <text:p>17.7682</text:p>
          </table:table-cell>
          <table:table-cell office:value-type="float" office:value="16.148499999999999" table:style-name="ce1">
            <text:p>16.1485</text:p>
          </table:table-cell>
          <table:table-cell office:value-type="float" office:value="18.904900000000001" table:style-name="ce1">
            <text:p>18.9049</text:p>
          </table:table-cell>
          <table:table-cell table:style-name="ce1"/>
          <table:table-cell office:value-type="float" office:value="18.094613793103449" table:formula="of:=AVERAGE([.C6:.AE6])" table:style-name="ce1">
            <text:p>18.0946137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6.1309" table:style-name="ce1">
            <text:p>16.1309</text:p>
          </table:table-cell>
          <table:table-cell office:value-type="float" office:value="13.935600000000001" table:style-name="ce1">
            <text:p>13.9356</text:p>
          </table:table-cell>
          <table:table-cell office:value-type="float" office:value="15.5557" table:style-name="ce1">
            <text:p>15.5557</text:p>
          </table:table-cell>
          <table:table-cell office:value-type="float" office:value="13.8888" table:style-name="ce1">
            <text:p>13.8888</text:p>
          </table:table-cell>
          <table:table-cell office:value-type="float" office:value="14.422499999999999" table:style-name="ce1">
            <text:p>14.4225</text:p>
          </table:table-cell>
          <table:table-cell office:value-type="float" office:value="15.0823" table:style-name="ce1">
            <text:p>15.0823</text:p>
          </table:table-cell>
          <table:table-cell office:value-type="float" office:value="14.058" table:style-name="ce1">
            <text:p>14.058</text:p>
          </table:table-cell>
          <table:table-cell office:value-type="float" office:value="15.301299999999999" table:style-name="ce1">
            <text:p>15.3013</text:p>
          </table:table-cell>
          <table:table-cell office:value-type="float" office:value="16.2056" table:style-name="ce1">
            <text:p>16.2056</text:p>
          </table:table-cell>
          <table:table-cell office:value-type="float" office:value="16.145299999999999" table:style-name="ce1">
            <text:p>16.1453</text:p>
          </table:table-cell>
          <table:table-cell office:value-type="float" office:value="16.790500000000002" table:style-name="ce1">
            <text:p>16.7905</text:p>
          </table:table-cell>
          <table:table-cell office:value-type="float" office:value="16.501200000000001" table:style-name="ce1">
            <text:p>16.5012</text:p>
          </table:table-cell>
          <table:table-cell office:value-type="float" office:value="16.6631" table:style-name="ce1">
            <text:p>16.6631</text:p>
          </table:table-cell>
          <table:table-cell office:value-type="float" office:value="14.6435" table:style-name="ce1">
            <text:p>14.6435</text:p>
          </table:table-cell>
          <table:table-cell office:value-type="float" office:value="16.058900000000001" table:style-name="ce1">
            <text:p>16.0589</text:p>
          </table:table-cell>
          <table:table-cell office:value-type="float" office:value="14.549200000000001" table:style-name="ce1">
            <text:p>14.5492</text:p>
          </table:table-cell>
          <table:table-cell office:value-type="float" office:value="14.7784" table:style-name="ce1">
            <text:p>14.7784</text:p>
          </table:table-cell>
          <table:table-cell office:value-type="float" office:value="16.088999999999999" table:style-name="ce1">
            <text:p>16.089</text:p>
          </table:table-cell>
          <table:table-cell office:value-type="float" office:value="16.754200000000001" table:style-name="ce1">
            <text:p>16.7542</text:p>
          </table:table-cell>
          <table:table-cell office:value-type="float" office:value="16.736899999999999" table:style-name="ce1">
            <text:p>16.7369</text:p>
          </table:table-cell>
          <table:table-cell office:value-type="float" office:value="17.361899999999999" table:style-name="ce1">
            <text:p>17.3619</text:p>
          </table:table-cell>
          <table:table-cell office:value-type="float" office:value="15.817399999999999" table:style-name="ce1">
            <text:p>15.8174</text:p>
          </table:table-cell>
          <table:table-cell office:value-type="float" office:value="16.647600000000001" table:style-name="ce1">
            <text:p>16.6476</text:p>
          </table:table-cell>
          <table:table-cell office:value-type="float" office:value="18.217600000000001" table:style-name="ce1">
            <text:p>18.2176</text:p>
          </table:table-cell>
          <table:table-cell office:value-type="float" office:value="18.654" table:style-name="ce1">
            <text:p>18.654</text:p>
          </table:table-cell>
          <table:table-cell office:value-type="float" office:value="18.224" table:style-name="ce1">
            <text:p>18.224</text:p>
          </table:table-cell>
          <table:table-cell office:value-type="float" office:value="18.682400000000001" table:style-name="ce1">
            <text:p>18.6824</text:p>
          </table:table-cell>
          <table:table-cell office:value-type="float" office:value="19.011500000000002" table:style-name="ce1">
            <text:p>19.0115</text:p>
          </table:table-cell>
          <table:table-cell office:value-type="float" office:value="17.655799999999999" table:style-name="ce1">
            <text:p>17.6558</text:p>
          </table:table-cell>
          <table:table-cell office:value-type="float" office:value="16.572399999999998" table:style-name="ce1">
            <text:p>16.5724</text:p>
          </table:table-cell>
          <table:table-cell table:style-name="ce1"/>
          <table:table-cell office:value-type="float" office:value="16.241537931034483" table:formula="of:=AVERAGE([.C7:.AE7])" table:style-name="ce1">
            <text:p>16.2415379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4.463200000000001" table:style-name="ce1">
            <text:p>14.4632</text:p>
          </table:table-cell>
          <table:table-cell office:value-type="float" office:value="13.1731" table:style-name="ce1">
            <text:p>13.1731</text:p>
          </table:table-cell>
          <table:table-cell office:value-type="float" office:value="13.618" table:style-name="ce1">
            <text:p>13.618</text:p>
          </table:table-cell>
          <table:table-cell office:value-type="float" office:value="14.370100000000001" table:style-name="ce1">
            <text:p>14.3701</text:p>
          </table:table-cell>
          <table:table-cell office:value-type="float" office:value="13.459899999999999" table:style-name="ce1">
            <text:p>13.4599</text:p>
          </table:table-cell>
          <table:table-cell office:value-type="float" office:value="14.2325" table:style-name="ce1">
            <text:p>14.2325</text:p>
          </table:table-cell>
          <table:table-cell office:value-type="float" office:value="14.1274" table:style-name="ce1">
            <text:p>14.1274</text:p>
          </table:table-cell>
          <table:table-cell office:value-type="float" office:value="14.305400000000001" table:style-name="ce1">
            <text:p>14.3054</text:p>
          </table:table-cell>
          <table:table-cell office:value-type="float" office:value="14.238300000000001" table:style-name="ce1">
            <text:p>14.2383</text:p>
          </table:table-cell>
          <table:table-cell office:value-type="float" office:value="14.9755" table:style-name="ce1">
            <text:p>14.9755</text:p>
          </table:table-cell>
          <table:table-cell office:value-type="float" office:value="16.978400000000001" table:style-name="ce1">
            <text:p>16.9784</text:p>
          </table:table-cell>
          <table:table-cell office:value-type="float" office:value="16.7913" table:style-name="ce1">
            <text:p>16.7913</text:p>
          </table:table-cell>
          <table:table-cell office:value-type="float" office:value="16.729299999999999" table:style-name="ce1">
            <text:p>16.7293</text:p>
          </table:table-cell>
          <table:table-cell office:value-type="float" office:value="15.704700000000001" table:style-name="ce1">
            <text:p>15.7047</text:p>
          </table:table-cell>
          <table:table-cell office:value-type="float" office:value="16.754999999999999" table:style-name="ce1">
            <text:p>16.755</text:p>
          </table:table-cell>
          <table:table-cell office:value-type="float" office:value="16.6936" table:style-name="ce1">
            <text:p>16.6936</text:p>
          </table:table-cell>
          <table:table-cell office:value-type="float" office:value="16.282800000000002" table:style-name="ce1">
            <text:p>16.2828</text:p>
          </table:table-cell>
          <table:table-cell office:value-type="float" office:value="17.2302" table:style-name="ce1">
            <text:p>17.2302</text:p>
          </table:table-cell>
          <table:table-cell office:value-type="float" office:value="16.8232" table:style-name="ce1">
            <text:p>16.8232</text:p>
          </table:table-cell>
          <table:table-cell office:value-type="float" office:value="16.937999999999999" table:style-name="ce1">
            <text:p>16.938</text:p>
          </table:table-cell>
          <table:table-cell office:value-type="float" office:value="16.584700000000002" table:style-name="ce1">
            <text:p>16.5847</text:p>
          </table:table-cell>
          <table:table-cell office:value-type="float" office:value="16.670100000000001" table:style-name="ce1">
            <text:p>16.6701</text:p>
          </table:table-cell>
          <table:table-cell office:value-type="float" office:value="16.391999999999999" table:style-name="ce1">
            <text:p>16.392</text:p>
          </table:table-cell>
          <table:table-cell office:value-type="float" office:value="17.2515" table:style-name="ce1">
            <text:p>17.2515</text:p>
          </table:table-cell>
          <table:table-cell office:value-type="float" office:value="16.9924" table:style-name="ce1">
            <text:p>16.9924</text:p>
          </table:table-cell>
          <table:table-cell office:value-type="float" office:value="16.5855" table:style-name="ce1">
            <text:p>16.5855</text:p>
          </table:table-cell>
          <table:table-cell office:value-type="float" office:value="16.845199999999998" table:style-name="ce1">
            <text:p>16.8452</text:p>
          </table:table-cell>
          <table:table-cell office:value-type="float" office:value="17.180700000000002" table:style-name="ce1">
            <text:p>17.1807</text:p>
          </table:table-cell>
          <table:table-cell office:value-type="float" office:value="16.8124" table:style-name="ce1">
            <text:p>16.8124</text:p>
          </table:table-cell>
          <table:table-cell office:value-type="float" office:value="16.520299999999999" table:style-name="ce1">
            <text:p>16.5203</text:p>
          </table:table-cell>
          <table:table-cell table:style-name="ce1"/>
          <table:table-cell office:value-type="float" office:value="15.905568965517242" table:formula="of:=AVERAGE([.C8:.AE8])" table:style-name="ce1">
            <text:p>15.9055689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9.135000000000002" table:style-name="ce1">
            <text:p>19.135</text:p>
          </table:table-cell>
          <table:table-cell office:value-type="float" office:value="13.629099999999999" table:style-name="ce1">
            <text:p>13.6291</text:p>
          </table:table-cell>
          <table:table-cell office:value-type="float" office:value="14.276999999999999" table:style-name="ce1">
            <text:p>14.277</text:p>
          </table:table-cell>
          <table:table-cell office:value-type="float" office:value="15.0138" table:style-name="ce1">
            <text:p>15.0138</text:p>
          </table:table-cell>
          <table:table-cell office:value-type="float" office:value="14.9702" table:style-name="ce1">
            <text:p>14.9702</text:p>
          </table:table-cell>
          <table:table-cell office:value-type="float" office:value="14.4895" table:style-name="ce1">
            <text:p>14.4895</text:p>
          </table:table-cell>
          <table:table-cell office:value-type="float" office:value="14.534599999999999" table:style-name="ce1">
            <text:p>14.5346</text:p>
          </table:table-cell>
          <table:table-cell office:value-type="float" office:value="17.4529" table:style-name="ce1">
            <text:p>17.4529</text:p>
          </table:table-cell>
          <table:table-cell office:value-type="float" office:value="15.8209" table:style-name="ce1">
            <text:p>15.8209</text:p>
          </table:table-cell>
          <table:table-cell office:value-type="float" office:value="16.737200000000001" table:style-name="ce1">
            <text:p>16.7372</text:p>
          </table:table-cell>
          <table:table-cell office:value-type="float" office:value="16.8748" table:style-name="ce1">
            <text:p>16.8748</text:p>
          </table:table-cell>
          <table:table-cell office:value-type="float" office:value="16.728999999999999" table:style-name="ce1">
            <text:p>16.729</text:p>
          </table:table-cell>
          <table:table-cell office:value-type="float" office:value="16.444700000000001" table:style-name="ce1">
            <text:p>16.4447</text:p>
          </table:table-cell>
          <table:table-cell office:value-type="float" office:value="17.3888" table:style-name="ce1">
            <text:p>17.3888</text:p>
          </table:table-cell>
          <table:table-cell office:value-type="float" office:value="18.0273" table:style-name="ce1">
            <text:p>18.0273</text:p>
          </table:table-cell>
          <table:table-cell office:value-type="float" office:value="17.918099999999999" table:style-name="ce1">
            <text:p>17.9181</text:p>
          </table:table-cell>
          <table:table-cell office:value-type="float" office:value="17.441500000000001" table:style-name="ce1">
            <text:p>17.4415</text:p>
          </table:table-cell>
          <table:table-cell office:value-type="float" office:value="17.257400000000001" table:style-name="ce1">
            <text:p>17.2574</text:p>
          </table:table-cell>
          <table:table-cell office:value-type="float" office:value="18.307099999999998" table:style-name="ce1">
            <text:p>18.3071</text:p>
          </table:table-cell>
          <table:table-cell office:value-type="float" office:value="17.288699999999999" table:style-name="ce1">
            <text:p>17.2887</text:p>
          </table:table-cell>
          <table:table-cell office:value-type="float" office:value="17.353999999999999" table:style-name="ce1">
            <text:p>17.354</text:p>
          </table:table-cell>
          <table:table-cell office:value-type="float" office:value="17.719000000000001" table:style-name="ce1">
            <text:p>17.719</text:p>
          </table:table-cell>
          <table:table-cell office:value-type="float" office:value="17.272600000000001" table:style-name="ce1">
            <text:p>17.2726</text:p>
          </table:table-cell>
          <table:table-cell office:value-type="float" office:value="19.8338" table:style-name="ce1">
            <text:p>19.8338</text:p>
          </table:table-cell>
          <table:table-cell office:value-type="float" office:value="17.887699999999999" table:style-name="ce1">
            <text:p>17.8877</text:p>
          </table:table-cell>
          <table:table-cell office:value-type="float" office:value="17.972000000000001" table:style-name="ce1">
            <text:p>17.972</text:p>
          </table:table-cell>
          <table:table-cell office:value-type="float" office:value="17.1631" table:style-name="ce1">
            <text:p>17.1631</text:p>
          </table:table-cell>
          <table:table-cell office:value-type="float" office:value="18.021100000000001" table:style-name="ce1">
            <text:p>18.0211</text:p>
          </table:table-cell>
          <table:table-cell office:value-type="float" office:value="18.056000000000001" table:style-name="ce1">
            <text:p>18.056</text:p>
          </table:table-cell>
          <table:table-cell office:value-type="float" office:value="17.383299999999998" table:style-name="ce1">
            <text:p>17.3833</text:p>
          </table:table-cell>
          <table:table-cell table:style-name="ce1"/>
          <table:table-cell office:value-type="float" office:value="16.871213793103447" table:formula="of:=AVERAGE([.C9:.AE9])" table:style-name="ce1">
            <text:p>16.8712137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6.7454" table:style-name="ce1">
            <text:p>16.7454</text:p>
          </table:table-cell>
          <table:table-cell office:value-type="float" office:value="15.8361" table:style-name="ce1">
            <text:p>15.8361</text:p>
          </table:table-cell>
          <table:table-cell office:value-type="float" office:value="16.329999999999998" table:style-name="ce1">
            <text:p>16.33</text:p>
          </table:table-cell>
          <table:table-cell office:value-type="float" office:value="15.1157" table:style-name="ce1">
            <text:p>15.1157</text:p>
          </table:table-cell>
          <table:table-cell office:value-type="float" office:value="15.6204" table:style-name="ce1">
            <text:p>15.6204</text:p>
          </table:table-cell>
          <table:table-cell office:value-type="float" office:value="16.075600000000001" table:style-name="ce1">
            <text:p>16.0756</text:p>
          </table:table-cell>
          <table:table-cell office:value-type="float" office:value="15.646100000000001" table:style-name="ce1">
            <text:p>15.6461</text:p>
          </table:table-cell>
          <table:table-cell office:value-type="float" office:value="16.0806" table:style-name="ce1">
            <text:p>16.0806</text:p>
          </table:table-cell>
          <table:table-cell office:value-type="float" office:value="16.956399999999999" table:style-name="ce1">
            <text:p>16.9564</text:p>
          </table:table-cell>
          <table:table-cell office:value-type="float" office:value="15.176600000000001" table:style-name="ce1">
            <text:p>15.1766</text:p>
          </table:table-cell>
          <table:table-cell office:value-type="float" office:value="16.416599999999999" table:style-name="ce1">
            <text:p>16.4166</text:p>
          </table:table-cell>
          <table:table-cell office:value-type="float" office:value="17.414300000000001" table:style-name="ce1">
            <text:p>17.4143</text:p>
          </table:table-cell>
          <table:table-cell office:value-type="float" office:value="17.521999999999998" table:style-name="ce1">
            <text:p>17.522</text:p>
          </table:table-cell>
          <table:table-cell office:value-type="float" office:value="17.212299999999999" table:style-name="ce1">
            <text:p>17.2123</text:p>
          </table:table-cell>
          <table:table-cell office:value-type="float" office:value="17.279299999999999" table:style-name="ce1">
            <text:p>17.2793</text:p>
          </table:table-cell>
          <table:table-cell office:value-type="float" office:value="18.2026" table:style-name="ce1">
            <text:p>18.2026</text:p>
          </table:table-cell>
          <table:table-cell office:value-type="float" office:value="17.933599999999998" table:style-name="ce1">
            <text:p>17.9336</text:p>
          </table:table-cell>
          <table:table-cell office:value-type="float" office:value="17.4178" table:style-name="ce1">
            <text:p>17.4178</text:p>
          </table:table-cell>
          <table:table-cell office:value-type="float" office:value="17.836400000000001" table:style-name="ce1">
            <text:p>17.8364</text:p>
          </table:table-cell>
          <table:table-cell office:value-type="float" office:value="18.1663" table:style-name="ce1">
            <text:p>18.1663</text:p>
          </table:table-cell>
          <table:table-cell office:value-type="float" office:value="17.0732" table:style-name="ce1">
            <text:p>17.0732</text:p>
          </table:table-cell>
          <table:table-cell office:value-type="float" office:value="18.399899999999999" table:style-name="ce1">
            <text:p>18.3999</text:p>
          </table:table-cell>
          <table:table-cell office:value-type="float" office:value="15.0238" table:style-name="ce1">
            <text:p>15.0238</text:p>
          </table:table-cell>
          <table:table-cell office:value-type="float" office:value="15.700900000000001" table:style-name="ce1">
            <text:p>15.7009</text:p>
          </table:table-cell>
          <table:table-cell office:value-type="float" office:value="14.366" table:style-name="ce1">
            <text:p>14.366</text:p>
          </table:table-cell>
          <table:table-cell office:value-type="float" office:value="15.054500000000001" table:style-name="ce1">
            <text:p>15.0545</text:p>
          </table:table-cell>
          <table:table-cell office:value-type="float" office:value="15.5481" table:style-name="ce1">
            <text:p>15.5481</text:p>
          </table:table-cell>
          <table:table-cell office:value-type="float" office:value="13.9872" table:style-name="ce1">
            <text:p>13.9872</text:p>
          </table:table-cell>
          <table:table-cell office:value-type="float" office:value="15.0817" table:style-name="ce1">
            <text:p>15.0817</text:p>
          </table:table-cell>
          <table:table-cell office:value-type="float" office:value="16.034600000000001" table:style-name="ce1">
            <text:p>16.0346</text:p>
          </table:table-cell>
          <table:table-cell table:style-name="ce1"/>
          <table:table-cell office:value-type="float" office:value="16.362365517241379" table:formula="of:=AVERAGE([.C10:.AE10])" table:style-name="ce1">
            <text:p>16.3623655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7.968399999999999" table:style-name="ce1">
            <text:p>17.9684</text:p>
          </table:table-cell>
          <table:table-cell office:value-type="float" office:value="15.404299999999999" table:style-name="ce1">
            <text:p>15.4043</text:p>
          </table:table-cell>
          <table:table-cell office:value-type="float" office:value="14.714" table:style-name="ce1">
            <text:p>14.714</text:p>
          </table:table-cell>
          <table:table-cell office:value-type="float" office:value="13.645200000000001" table:style-name="ce1">
            <text:p>13.6452</text:p>
          </table:table-cell>
          <table:table-cell office:value-type="float" office:value="13.8636" table:style-name="ce1">
            <text:p>13.8636</text:p>
          </table:table-cell>
          <table:table-cell office:value-type="float" office:value="13.805400000000001" table:style-name="ce1">
            <text:p>13.8054</text:p>
          </table:table-cell>
          <table:table-cell office:value-type="float" office:value="14.6965" table:style-name="ce1">
            <text:p>14.6965</text:p>
          </table:table-cell>
          <table:table-cell office:value-type="float" office:value="13.3528" table:style-name="ce1">
            <text:p>13.3528</text:p>
          </table:table-cell>
          <table:table-cell office:value-type="float" office:value="14.0794" table:style-name="ce1">
            <text:p>14.0794</text:p>
          </table:table-cell>
          <table:table-cell office:value-type="float" office:value="13.8721" table:style-name="ce1">
            <text:p>13.8721</text:p>
          </table:table-cell>
          <table:table-cell office:value-type="float" office:value="14.0276" table:style-name="ce1">
            <text:p>14.0276</text:p>
          </table:table-cell>
          <table:table-cell office:value-type="float" office:value="13.6341" table:style-name="ce1">
            <text:p>13.6341</text:p>
          </table:table-cell>
          <table:table-cell office:value-type="float" office:value="13.7477" table:style-name="ce1">
            <text:p>13.7477</text:p>
          </table:table-cell>
          <table:table-cell office:value-type="float" office:value="14.3756" table:style-name="ce1">
            <text:p>14.3756</text:p>
          </table:table-cell>
          <table:table-cell office:value-type="float" office:value="14.2026" table:style-name="ce1">
            <text:p>14.2026</text:p>
          </table:table-cell>
          <table:table-cell office:value-type="float" office:value="13.8847" table:style-name="ce1">
            <text:p>13.8847</text:p>
          </table:table-cell>
          <table:table-cell office:value-type="float" office:value="14.8727" table:style-name="ce1">
            <text:p>14.8727</text:p>
          </table:table-cell>
          <table:table-cell office:value-type="float" office:value="14.957599999999999" table:style-name="ce1">
            <text:p>14.9576</text:p>
          </table:table-cell>
          <table:table-cell office:value-type="float" office:value="13.4673" table:style-name="ce1">
            <text:p>13.4673</text:p>
          </table:table-cell>
          <table:table-cell office:value-type="float" office:value="15.1432" table:style-name="ce1">
            <text:p>15.1432</text:p>
          </table:table-cell>
          <table:table-cell office:value-type="float" office:value="14.0618" table:style-name="ce1">
            <text:p>14.0618</text:p>
          </table:table-cell>
          <table:table-cell office:value-type="float" office:value="15.2448" table:style-name="ce1">
            <text:p>15.2448</text:p>
          </table:table-cell>
          <table:table-cell office:value-type="float" office:value="14.893800000000001" table:style-name="ce1">
            <text:p>14.8938</text:p>
          </table:table-cell>
          <table:table-cell office:value-type="float" office:value="15.643800000000001" table:style-name="ce1">
            <text:p>15.6438</text:p>
          </table:table-cell>
          <table:table-cell office:value-type="float" office:value="15.7278" table:style-name="ce1">
            <text:p>15.7278</text:p>
          </table:table-cell>
          <table:table-cell office:value-type="float" office:value="16.156099999999999" table:style-name="ce1">
            <text:p>16.1561</text:p>
          </table:table-cell>
          <table:table-cell office:value-type="float" office:value="16.355399999999999" table:style-name="ce1">
            <text:p>16.3554</text:p>
          </table:table-cell>
          <table:table-cell office:value-type="float" office:value="16.7943" table:style-name="ce1">
            <text:p>16.7943</text:p>
          </table:table-cell>
          <table:table-cell office:value-type="float" office:value="16.8262" table:style-name="ce1">
            <text:p>16.8262</text:p>
          </table:table-cell>
          <table:table-cell office:value-type="float" office:value="16.2044" table:style-name="ce1">
            <text:p>16.2044</text:p>
          </table:table-cell>
          <table:table-cell table:style-name="ce1"/>
          <table:table-cell office:value-type="float" office:value="14.74671724137931" table:formula="of:=AVERAGE([.C11:.AE11])" table:style-name="ce1">
            <text:p>14.7467172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5.6251" table:style-name="ce1">
            <text:p>15.6251</text:p>
          </table:table-cell>
          <table:table-cell office:value-type="float" office:value="13.9825" table:style-name="ce1">
            <text:p>13.9825</text:p>
          </table:table-cell>
          <table:table-cell office:value-type="float" office:value="16.197900000000001" table:style-name="ce1">
            <text:p>16.1979</text:p>
          </table:table-cell>
          <table:table-cell office:value-type="float" office:value="14.5053" table:style-name="ce1">
            <text:p>14.5053</text:p>
          </table:table-cell>
          <table:table-cell office:value-type="float" office:value="14.6769" table:style-name="ce1">
            <text:p>14.6769</text:p>
          </table:table-cell>
          <table:table-cell office:value-type="float" office:value="14.8584" table:style-name="ce1">
            <text:p>14.8584</text:p>
          </table:table-cell>
          <table:table-cell office:value-type="float" office:value="15.455299999999999" table:style-name="ce1">
            <text:p>15.4553</text:p>
          </table:table-cell>
          <table:table-cell office:value-type="float" office:value="15.214600000000001" table:style-name="ce1">
            <text:p>15.2146</text:p>
          </table:table-cell>
          <table:table-cell office:value-type="float" office:value="15.779" table:style-name="ce1">
            <text:p>15.779</text:p>
          </table:table-cell>
          <table:table-cell office:value-type="float" office:value="15.8232" table:style-name="ce1">
            <text:p>15.8232</text:p>
          </table:table-cell>
          <table:table-cell office:value-type="float" office:value="17.713799999999999" table:style-name="ce1">
            <text:p>17.7138</text:p>
          </table:table-cell>
          <table:table-cell office:value-type="float" office:value="17.305099999999999" table:style-name="ce1">
            <text:p>17.3051</text:p>
          </table:table-cell>
          <table:table-cell office:value-type="float" office:value="16.639399999999998" table:style-name="ce1">
            <text:p>16.6394</text:p>
          </table:table-cell>
          <table:table-cell office:value-type="float" office:value="17.027899999999999" table:style-name="ce1">
            <text:p>17.0279</text:p>
          </table:table-cell>
          <table:table-cell office:value-type="float" office:value="17.565300000000001" table:style-name="ce1">
            <text:p>17.5653</text:p>
          </table:table-cell>
          <table:table-cell office:value-type="float" office:value="17.527000000000001" table:style-name="ce1">
            <text:p>17.527</text:p>
          </table:table-cell>
          <table:table-cell office:value-type="float" office:value="16.779299999999999" table:style-name="ce1">
            <text:p>16.7793</text:p>
          </table:table-cell>
          <table:table-cell office:value-type="float" office:value="16.889700000000001" table:style-name="ce1">
            <text:p>16.8897</text:p>
          </table:table-cell>
          <table:table-cell office:value-type="float" office:value="18.057700000000001" table:style-name="ce1">
            <text:p>18.0577</text:p>
          </table:table-cell>
          <table:table-cell office:value-type="float" office:value="16.841100000000001" table:style-name="ce1">
            <text:p>16.8411</text:p>
          </table:table-cell>
          <table:table-cell office:value-type="float" office:value="17.9998" table:style-name="ce1">
            <text:p>17.9998</text:p>
          </table:table-cell>
          <table:table-cell office:value-type="float" office:value="16.837" table:style-name="ce1">
            <text:p>16.837</text:p>
          </table:table-cell>
          <table:table-cell office:value-type="float" office:value="17.481000000000002" table:style-name="ce1">
            <text:p>17.481</text:p>
          </table:table-cell>
          <table:table-cell office:value-type="float" office:value="17.2454" table:style-name="ce1">
            <text:p>17.2454</text:p>
          </table:table-cell>
          <table:table-cell office:value-type="float" office:value="16.541899999999998" table:style-name="ce1">
            <text:p>16.5419</text:p>
          </table:table-cell>
          <table:table-cell office:value-type="float" office:value="16.252400000000002" table:style-name="ce1">
            <text:p>16.2524</text:p>
          </table:table-cell>
          <table:table-cell office:value-type="float" office:value="16.738299999999999" table:style-name="ce1">
            <text:p>16.7383</text:p>
          </table:table-cell>
          <table:table-cell office:value-type="float" office:value="17.507400000000001" table:style-name="ce1">
            <text:p>17.5074</text:p>
          </table:table-cell>
          <table:table-cell office:value-type="float" office:value="17.081700000000001" table:style-name="ce1">
            <text:p>17.0817</text:p>
          </table:table-cell>
          <table:table-cell office:value-type="float" office:value="16.890599999999999" table:style-name="ce1">
            <text:p>16.8906</text:p>
          </table:table-cell>
          <table:table-cell table:style-name="ce1"/>
          <table:table-cell office:value-type="float" office:value="16.531548275862068" table:formula="of:=AVERAGE([.C12:.AE12])" table:style-name="ce1">
            <text:p>16.5315482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7.188300000000002" table:style-name="ce1">
            <text:p>17.1883</text:p>
          </table:table-cell>
          <table:table-cell office:value-type="float" office:value="14.488899999999999" table:style-name="ce1">
            <text:p>14.4889</text:p>
          </table:table-cell>
          <table:table-cell office:value-type="float" office:value="17.245999999999999" table:style-name="ce1">
            <text:p>17.246</text:p>
          </table:table-cell>
          <table:table-cell office:value-type="float" office:value="17.334700000000002" table:style-name="ce1">
            <text:p>17.3347</text:p>
          </table:table-cell>
          <table:table-cell office:value-type="float" office:value="16.789300000000001" table:style-name="ce1">
            <text:p>16.7893</text:p>
          </table:table-cell>
          <table:table-cell office:value-type="float" office:value="17.3675" table:style-name="ce1">
            <text:p>17.3675</text:p>
          </table:table-cell>
          <table:table-cell office:value-type="float" office:value="14.598699999999999" table:style-name="ce1">
            <text:p>14.5987</text:p>
          </table:table-cell>
          <table:table-cell office:value-type="float" office:value="17.366" table:style-name="ce1">
            <text:p>17.366</text:p>
          </table:table-cell>
          <table:table-cell office:value-type="float" office:value="17.557700000000001" table:style-name="ce1">
            <text:p>17.5577</text:p>
          </table:table-cell>
          <table:table-cell office:value-type="float" office:value="15.048400000000001" table:style-name="ce1">
            <text:p>15.0484</text:p>
          </table:table-cell>
          <table:table-cell office:value-type="float" office:value="19.551300000000001" table:style-name="ce1">
            <text:p>19.5513</text:p>
          </table:table-cell>
          <table:table-cell office:value-type="float" office:value="20.1584" table:style-name="ce1">
            <text:p>20.1584</text:p>
          </table:table-cell>
          <table:table-cell office:value-type="float" office:value="17.8917" table:style-name="ce1">
            <text:p>17.8917</text:p>
          </table:table-cell>
          <table:table-cell office:value-type="float" office:value="18.278500000000001" table:style-name="ce1">
            <text:p>18.2785</text:p>
          </table:table-cell>
          <table:table-cell office:value-type="float" office:value="19.785499999999999" table:style-name="ce1">
            <text:p>19.7855</text:p>
          </table:table-cell>
          <table:table-cell office:value-type="float" office:value="17.1388" table:style-name="ce1">
            <text:p>17.1388</text:p>
          </table:table-cell>
          <table:table-cell office:value-type="float" office:value="18.0015" table:style-name="ce1">
            <text:p>18.0015</text:p>
          </table:table-cell>
          <table:table-cell office:value-type="float" office:value="17.041" table:style-name="ce1">
            <text:p>17.041</text:p>
          </table:table-cell>
          <table:table-cell office:value-type="float" office:value="18.139700000000001" table:style-name="ce1">
            <text:p>18.1397</text:p>
          </table:table-cell>
          <table:table-cell office:value-type="float" office:value="19.910499999999999" table:style-name="ce1">
            <text:p>19.9105</text:p>
          </table:table-cell>
          <table:table-cell office:value-type="float" office:value="19.649100000000001" table:style-name="ce1">
            <text:p>19.6491</text:p>
          </table:table-cell>
          <table:table-cell office:value-type="float" office:value="17.2547" table:style-name="ce1">
            <text:p>17.2547</text:p>
          </table:table-cell>
          <table:table-cell office:value-type="float" office:value="19.173400000000001" table:style-name="ce1">
            <text:p>19.1734</text:p>
          </table:table-cell>
          <table:table-cell office:value-type="float" office:value="16.544599999999999" table:style-name="ce1">
            <text:p>16.5446</text:p>
          </table:table-cell>
          <table:table-cell office:value-type="float" office:value="17.9392" table:style-name="ce1">
            <text:p>17.9392</text:p>
          </table:table-cell>
          <table:table-cell office:value-type="float" office:value="17.750599999999999" table:style-name="ce1">
            <text:p>17.7506</text:p>
          </table:table-cell>
          <table:table-cell office:value-type="float" office:value="20.087299999999999" table:style-name="ce1">
            <text:p>20.0873</text:p>
          </table:table-cell>
          <table:table-cell office:value-type="float" office:value="18.8338" table:style-name="ce1">
            <text:p>18.8338</text:p>
          </table:table-cell>
          <table:table-cell office:value-type="float" office:value="19.079699999999999" table:style-name="ce1">
            <text:p>19.0797</text:p>
          </table:table-cell>
          <table:table-cell office:value-type="float" office:value="20.1265" table:style-name="ce1">
            <text:p>20.1265</text:p>
          </table:table-cell>
          <table:table-cell table:style-name="ce1"/>
          <table:table-cell office:value-type="float" office:value="17.935620689655174" table:formula="of:=AVERAGE([.C13:.AE13])" table:style-name="ce1">
            <text:p>17.9356206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5.8871" table:style-name="ce1">
            <text:p>15.8871</text:p>
          </table:table-cell>
          <table:table-cell office:value-type="float" office:value="13.8232" table:style-name="ce1">
            <text:p>13.8232</text:p>
          </table:table-cell>
          <table:table-cell office:value-type="float" office:value="14.524100000000001" table:style-name="ce1">
            <text:p>14.5241</text:p>
          </table:table-cell>
          <table:table-cell office:value-type="float" office:value="14.6373" table:style-name="ce1">
            <text:p>14.6373</text:p>
          </table:table-cell>
          <table:table-cell office:value-type="float" office:value="14.6821" table:style-name="ce1">
            <text:p>14.6821</text:p>
          </table:table-cell>
          <table:table-cell office:value-type="float" office:value="15.213200000000001" table:style-name="ce1">
            <text:p>15.2132</text:p>
          </table:table-cell>
          <table:table-cell office:value-type="float" office:value="13.8651" table:style-name="ce1">
            <text:p>13.8651</text:p>
          </table:table-cell>
          <table:table-cell office:value-type="float" office:value="16.3066" table:style-name="ce1">
            <text:p>16.3066</text:p>
          </table:table-cell>
          <table:table-cell office:value-type="float" office:value="15.0349" table:style-name="ce1">
            <text:p>15.0349</text:p>
          </table:table-cell>
          <table:table-cell office:value-type="float" office:value="16.133800000000001" table:style-name="ce1">
            <text:p>16.1338</text:p>
          </table:table-cell>
          <table:table-cell office:value-type="float" office:value="17.4605" table:style-name="ce1">
            <text:p>17.4605</text:p>
          </table:table-cell>
          <table:table-cell office:value-type="float" office:value="16.832899999999999" table:style-name="ce1">
            <text:p>16.8329</text:p>
          </table:table-cell>
          <table:table-cell office:value-type="float" office:value="17.855399999999999" table:style-name="ce1">
            <text:p>17.8554</text:p>
          </table:table-cell>
          <table:table-cell office:value-type="float" office:value="16.606300000000001" table:style-name="ce1">
            <text:p>16.6063</text:p>
          </table:table-cell>
          <table:table-cell office:value-type="float" office:value="17.8142" table:style-name="ce1">
            <text:p>17.8142</text:p>
          </table:table-cell>
          <table:table-cell office:value-type="float" office:value="16.978100000000001" table:style-name="ce1">
            <text:p>16.9781</text:p>
          </table:table-cell>
          <table:table-cell office:value-type="float" office:value="17.4482" table:style-name="ce1">
            <text:p>17.4482</text:p>
          </table:table-cell>
          <table:table-cell office:value-type="float" office:value="16.559200000000001" table:style-name="ce1">
            <text:p>16.5592</text:p>
          </table:table-cell>
          <table:table-cell office:value-type="float" office:value="18.149899999999999" table:style-name="ce1">
            <text:p>18.1499</text:p>
          </table:table-cell>
          <table:table-cell office:value-type="float" office:value="16.075900000000001" table:style-name="ce1">
            <text:p>16.0759</text:p>
          </table:table-cell>
          <table:table-cell office:value-type="float" office:value="17.1754" table:style-name="ce1">
            <text:p>17.1754</text:p>
          </table:table-cell>
          <table:table-cell office:value-type="float" office:value="14.414300000000001" table:style-name="ce1">
            <text:p>14.4143</text:p>
          </table:table-cell>
          <table:table-cell office:value-type="float" office:value="13.9146" table:style-name="ce1">
            <text:p>13.9146</text:p>
          </table:table-cell>
          <table:table-cell office:value-type="float" office:value="14.3408" table:style-name="ce1">
            <text:p>14.3408</text:p>
          </table:table-cell>
          <table:table-cell office:value-type="float" office:value="14.722200000000001" table:style-name="ce1">
            <text:p>14.7222</text:p>
          </table:table-cell>
          <table:table-cell office:value-type="float" office:value="13.454700000000001" table:style-name="ce1">
            <text:p>13.4547</text:p>
          </table:table-cell>
          <table:table-cell office:value-type="float" office:value="13.645799999999999" table:style-name="ce1">
            <text:p>13.6458</text:p>
          </table:table-cell>
          <table:table-cell office:value-type="float" office:value="15.382999999999999" table:style-name="ce1">
            <text:p>15.383</text:p>
          </table:table-cell>
          <table:table-cell office:value-type="float" office:value="14.120100000000001" table:style-name="ce1">
            <text:p>14.1201</text:p>
          </table:table-cell>
          <table:table-cell office:value-type="float" office:value="13.459099999999999" table:style-name="ce1">
            <text:p>13.4591</text:p>
          </table:table-cell>
          <table:table-cell table:style-name="ce1"/>
          <table:table-cell office:value-type="float" office:value="15.538996551724138" table:formula="of:=AVERAGE([.C14:.AE14])" table:style-name="ce1">
            <text:p>15.5389965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5.2963" table:style-name="ce1">
            <text:p>15.2963</text:p>
          </table:table-cell>
          <table:table-cell office:value-type="float" office:value="13.904299999999999" table:style-name="ce1">
            <text:p>13.9043</text:p>
          </table:table-cell>
          <table:table-cell office:value-type="float" office:value="12.921900000000001" table:style-name="ce1">
            <text:p>12.9219</text:p>
          </table:table-cell>
          <table:table-cell office:value-type="float" office:value="13.5428" table:style-name="ce1">
            <text:p>13.5428</text:p>
          </table:table-cell>
          <table:table-cell office:value-type="float" office:value="13.117699999999999" table:style-name="ce1">
            <text:p>13.1177</text:p>
          </table:table-cell>
          <table:table-cell office:value-type="float" office:value="13.795400000000001" table:style-name="ce1">
            <text:p>13.7954</text:p>
          </table:table-cell>
          <table:table-cell office:value-type="float" office:value="13.4269" table:style-name="ce1">
            <text:p>13.4269</text:p>
          </table:table-cell>
          <table:table-cell office:value-type="float" office:value="12.811199999999999" table:style-name="ce1">
            <text:p>12.8112</text:p>
          </table:table-cell>
          <table:table-cell office:value-type="float" office:value="13.202299999999999" table:style-name="ce1">
            <text:p>13.2023</text:p>
          </table:table-cell>
          <table:table-cell office:value-type="float" office:value="14.757999999999999" table:style-name="ce1">
            <text:p>14.758</text:p>
          </table:table-cell>
          <table:table-cell office:value-type="float" office:value="12.967000000000001" table:style-name="ce1">
            <text:p>12.967</text:p>
          </table:table-cell>
          <table:table-cell office:value-type="float" office:value="13.545400000000001" table:style-name="ce1">
            <text:p>13.5454</text:p>
          </table:table-cell>
          <table:table-cell office:value-type="float" office:value="13.1289" table:style-name="ce1">
            <text:p>13.1289</text:p>
          </table:table-cell>
          <table:table-cell office:value-type="float" office:value="13.0495" table:style-name="ce1">
            <text:p>13.0495</text:p>
          </table:table-cell>
          <table:table-cell office:value-type="float" office:value="13.568300000000001" table:style-name="ce1">
            <text:p>13.5683</text:p>
          </table:table-cell>
          <table:table-cell office:value-type="float" office:value="13.1739" table:style-name="ce1">
            <text:p>13.1739</text:p>
          </table:table-cell>
          <table:table-cell office:value-type="float" office:value="13.452" table:style-name="ce1">
            <text:p>13.452</text:p>
          </table:table-cell>
          <table:table-cell office:value-type="float" office:value="13.1151" table:style-name="ce1">
            <text:p>13.1151</text:p>
          </table:table-cell>
          <table:table-cell office:value-type="float" office:value="13.595800000000001" table:style-name="ce1">
            <text:p>13.5958</text:p>
          </table:table-cell>
          <table:table-cell office:value-type="float" office:value="13.038399999999999" table:style-name="ce1">
            <text:p>13.0384</text:p>
          </table:table-cell>
          <table:table-cell office:value-type="float" office:value="13.6447" table:style-name="ce1">
            <text:p>13.6447</text:p>
          </table:table-cell>
          <table:table-cell office:value-type="float" office:value="13.8279" table:style-name="ce1">
            <text:p>13.8279</text:p>
          </table:table-cell>
          <table:table-cell office:value-type="float" office:value="13.6722" table:style-name="ce1">
            <text:p>13.6722</text:p>
          </table:table-cell>
          <table:table-cell office:value-type="float" office:value="15.037800000000001" table:style-name="ce1">
            <text:p>15.0378</text:p>
          </table:table-cell>
          <table:table-cell office:value-type="float" office:value="14.2079" table:style-name="ce1">
            <text:p>14.2079</text:p>
          </table:table-cell>
          <table:table-cell office:value-type="float" office:value="15.368600000000001" table:style-name="ce1">
            <text:p>15.3686</text:p>
          </table:table-cell>
          <table:table-cell office:value-type="float" office:value="16.422499999999999" table:style-name="ce1">
            <text:p>16.4225</text:p>
          </table:table-cell>
          <table:table-cell office:value-type="float" office:value="16.6312" table:style-name="ce1">
            <text:p>16.6312</text:p>
          </table:table-cell>
          <table:table-cell office:value-type="float" office:value="16.6722" table:style-name="ce1">
            <text:p>16.6722</text:p>
          </table:table-cell>
          <table:table-cell office:value-type="float" office:value="16.415500000000002" table:style-name="ce1">
            <text:p>16.4155</text:p>
          </table:table-cell>
          <table:table-cell table:style-name="ce1"/>
          <table:table-cell office:value-type="float" office:value="14.000527586206896" table:formula="of:=AVERAGE([.C15:.AE15])" table:style-name="ce1">
            <text:p>14.0005275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6.9529" table:style-name="ce1">
            <text:p>16.9529</text:p>
          </table:table-cell>
          <table:table-cell office:value-type="float" office:value="14.9544" table:style-name="ce1">
            <text:p>14.9544</text:p>
          </table:table-cell>
          <table:table-cell office:value-type="float" office:value="15.5785" table:style-name="ce1">
            <text:p>15.5785</text:p>
          </table:table-cell>
          <table:table-cell office:value-type="float" office:value="16.0305" table:style-name="ce1">
            <text:p>16.0305</text:p>
          </table:table-cell>
          <table:table-cell office:value-type="float" office:value="14.886799999999999" table:style-name="ce1">
            <text:p>14.8868</text:p>
          </table:table-cell>
          <table:table-cell office:value-type="float" office:value="14.9198" table:style-name="ce1">
            <text:p>14.9198</text:p>
          </table:table-cell>
          <table:table-cell office:value-type="float" office:value="15.6043" table:style-name="ce1">
            <text:p>15.6043</text:p>
          </table:table-cell>
          <table:table-cell office:value-type="float" office:value="16.535799999999998" table:style-name="ce1">
            <text:p>16.5358</text:p>
          </table:table-cell>
          <table:table-cell office:value-type="float" office:value="15.9922" table:style-name="ce1">
            <text:p>15.9922</text:p>
          </table:table-cell>
          <table:table-cell office:value-type="float" office:value="16.337900000000001" table:style-name="ce1">
            <text:p>16.3379</text:p>
          </table:table-cell>
          <table:table-cell office:value-type="float" office:value="18.431899999999999" table:style-name="ce1">
            <text:p>18.4319</text:p>
          </table:table-cell>
          <table:table-cell office:value-type="float" office:value="17.0501" table:style-name="ce1">
            <text:p>17.0501</text:p>
          </table:table-cell>
          <table:table-cell office:value-type="float" office:value="16.5838" table:style-name="ce1">
            <text:p>16.5838</text:p>
          </table:table-cell>
          <table:table-cell office:value-type="float" office:value="17.492999999999999" table:style-name="ce1">
            <text:p>17.493</text:p>
          </table:table-cell>
          <table:table-cell office:value-type="float" office:value="17.065000000000001" table:style-name="ce1">
            <text:p>17.065</text:p>
          </table:table-cell>
          <table:table-cell office:value-type="float" office:value="17.230399999999999" table:style-name="ce1">
            <text:p>17.2304</text:p>
          </table:table-cell>
          <table:table-cell office:value-type="float" office:value="17.4406" table:style-name="ce1">
            <text:p>17.4406</text:p>
          </table:table-cell>
          <table:table-cell office:value-type="float" office:value="17.234500000000001" table:style-name="ce1">
            <text:p>17.2345</text:p>
          </table:table-cell>
          <table:table-cell office:value-type="float" office:value="17.360099999999999" table:style-name="ce1">
            <text:p>17.3601</text:p>
          </table:table-cell>
          <table:table-cell office:value-type="float" office:value="17.044799999999999" table:style-name="ce1">
            <text:p>17.0448</text:p>
          </table:table-cell>
          <table:table-cell office:value-type="float" office:value="17.307099999999998" table:style-name="ce1">
            <text:p>17.3071</text:p>
          </table:table-cell>
          <table:table-cell office:value-type="float" office:value="17.657599999999999" table:style-name="ce1">
            <text:p>17.6576</text:p>
          </table:table-cell>
          <table:table-cell office:value-type="float" office:value="18.328199999999999" table:style-name="ce1">
            <text:p>18.3282</text:p>
          </table:table-cell>
          <table:table-cell office:value-type="float" office:value="17.311" table:style-name="ce1">
            <text:p>17.311</text:p>
          </table:table-cell>
          <table:table-cell office:value-type="float" office:value="17.613099999999999" table:style-name="ce1">
            <text:p>17.6131</text:p>
          </table:table-cell>
          <table:table-cell office:value-type="float" office:value="17.0153" table:style-name="ce1">
            <text:p>17.0153</text:p>
          </table:table-cell>
          <table:table-cell office:value-type="float" office:value="16.4922" table:style-name="ce1">
            <text:p>16.4922</text:p>
          </table:table-cell>
          <table:table-cell office:value-type="float" office:value="18.1783" table:style-name="ce1">
            <text:p>18.1783</text:p>
          </table:table-cell>
          <table:table-cell office:value-type="float" office:value="16.594000000000001" table:style-name="ce1">
            <text:p>16.594</text:p>
          </table:table-cell>
          <table:table-cell office:value-type="float" office:value="17.451799999999999" table:style-name="ce1">
            <text:p>17.4518</text:p>
          </table:table-cell>
          <table:table-cell table:style-name="ce1"/>
          <table:table-cell office:value-type="float" office:value="16.818034482758616" table:formula="of:=AVERAGE([.C16:.AE16])" table:style-name="ce1">
            <text:p>16.81803448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10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27.939800000000002" table:style-name="ce1">
            <text:p>27.9398</text:p>
          </table:table-cell>
          <table:table-cell office:value-type="float" office:value="26.847899999999999" table:style-name="ce1">
            <text:p>26.8479</text:p>
          </table:table-cell>
          <table:table-cell office:value-type="float" office:value="27.238700000000001" table:style-name="ce1">
            <text:p>27.2387</text:p>
          </table:table-cell>
          <table:table-cell office:value-type="float" office:value="27.4389" table:style-name="ce1">
            <text:p>27.4389</text:p>
          </table:table-cell>
          <table:table-cell office:value-type="float" office:value="27.406400000000001" table:style-name="ce1">
            <text:p>27.4064</text:p>
          </table:table-cell>
          <table:table-cell office:value-type="float" office:value="27.235800000000001" table:style-name="ce1">
            <text:p>27.2358</text:p>
          </table:table-cell>
          <table:table-cell office:value-type="float" office:value="27.183900000000001" table:style-name="ce1">
            <text:p>27.1839</text:p>
          </table:table-cell>
          <table:table-cell office:value-type="float" office:value="28.0458" table:style-name="ce1">
            <text:p>28.0458</text:p>
          </table:table-cell>
          <table:table-cell office:value-type="float" office:value="27.845500000000001" table:style-name="ce1">
            <text:p>27.8455</text:p>
          </table:table-cell>
          <table:table-cell office:value-type="float" office:value="28.849" table:style-name="ce1">
            <text:p>28.849</text:p>
          </table:table-cell>
          <table:table-cell office:value-type="float" office:value="29.815999999999999" table:style-name="ce1">
            <text:p>29.816</text:p>
          </table:table-cell>
          <table:table-cell office:value-type="float" office:value="29.889399999999998" table:style-name="ce1">
            <text:p>29.8894</text:p>
          </table:table-cell>
          <table:table-cell office:value-type="float" office:value="32.034100000000002" table:style-name="ce1">
            <text:p>32.0341</text:p>
          </table:table-cell>
          <table:table-cell office:value-type="float" office:value="29.47" table:style-name="ce1">
            <text:p>29.47</text:p>
          </table:table-cell>
          <table:table-cell office:value-type="float" office:value="30.0502" table:style-name="ce1">
            <text:p>30.0502</text:p>
          </table:table-cell>
          <table:table-cell office:value-type="float" office:value="29.7422" table:style-name="ce1">
            <text:p>29.7422</text:p>
          </table:table-cell>
          <table:table-cell office:value-type="float" office:value="29.3733" table:style-name="ce1">
            <text:p>29.3733</text:p>
          </table:table-cell>
          <table:table-cell office:value-type="float" office:value="29.3338" table:style-name="ce1">
            <text:p>29.3338</text:p>
          </table:table-cell>
          <table:table-cell office:value-type="float" office:value="29.4773" table:style-name="ce1">
            <text:p>29.4773</text:p>
          </table:table-cell>
          <table:table-cell office:value-type="float" office:value="29.415500000000002" table:style-name="ce1">
            <text:p>29.4155</text:p>
          </table:table-cell>
          <table:table-cell office:value-type="float" office:value="29.730799999999999" table:style-name="ce1">
            <text:p>29.7308</text:p>
          </table:table-cell>
          <table:table-cell office:value-type="float" office:value="30.236599999999999" table:style-name="ce1">
            <text:p>30.2366</text:p>
          </table:table-cell>
          <table:table-cell office:value-type="float" office:value="29.6403" table:style-name="ce1">
            <text:p>29.6403</text:p>
          </table:table-cell>
          <table:table-cell office:value-type="float" office:value="29.974599999999999" table:style-name="ce1">
            <text:p>29.9746</text:p>
          </table:table-cell>
          <table:table-cell office:value-type="float" office:value="29.3157" table:style-name="ce1">
            <text:p>29.3157</text:p>
          </table:table-cell>
          <table:table-cell office:value-type="float" office:value="30.230499999999999" table:style-name="ce1">
            <text:p>30.2305</text:p>
          </table:table-cell>
          <table:table-cell office:value-type="float" office:value="30.098800000000001" table:style-name="ce1">
            <text:p>30.0988</text:p>
          </table:table-cell>
          <table:table-cell office:value-type="float" office:value="29.2483" table:style-name="ce1">
            <text:p>29.2483</text:p>
          </table:table-cell>
          <table:table-cell office:value-type="float" office:value="33.267400000000002" table:style-name="ce1">
            <text:p>33.2674</text:p>
          </table:table-cell>
          <table:table-cell office:value-type="float" office:value="29.719100000000001" table:style-name="ce1">
            <text:p>29.7191</text:p>
          </table:table-cell>
          <table:table-cell table:style-name="ce1"/>
          <table:table-cell office:value-type="float" office:value="29.24675172413793" table:formula="of:=AVERAGE([.C2:.AE2])" table:style-name="ce1">
            <text:p>29.2467517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31.497800000000002" table:style-name="ce1">
            <text:p>31.4978</text:p>
          </table:table-cell>
          <table:table-cell office:value-type="float" office:value="24.3675" table:style-name="ce1">
            <text:p>24.3675</text:p>
          </table:table-cell>
          <table:table-cell office:value-type="float" office:value="18.338200000000001" table:style-name="ce1">
            <text:p>18.3382</text:p>
          </table:table-cell>
          <table:table-cell office:value-type="float" office:value="16.862200000000001" table:style-name="ce1">
            <text:p>16.8622</text:p>
          </table:table-cell>
          <table:table-cell office:value-type="float" office:value="16.922799999999999" table:style-name="ce1">
            <text:p>16.9228</text:p>
          </table:table-cell>
          <table:table-cell office:value-type="float" office:value="17.645800000000001" table:style-name="ce1">
            <text:p>17.6458</text:p>
          </table:table-cell>
          <table:table-cell office:value-type="float" office:value="17.8809" table:style-name="ce1">
            <text:p>17.8809</text:p>
          </table:table-cell>
          <table:table-cell office:value-type="float" office:value="17.382400000000001" table:style-name="ce1">
            <text:p>17.3824</text:p>
          </table:table-cell>
          <table:table-cell office:value-type="float" office:value="17.030799999999999" table:style-name="ce1">
            <text:p>17.0308</text:p>
          </table:table-cell>
          <table:table-cell office:value-type="float" office:value="17.562999999999999" table:style-name="ce1">
            <text:p>17.563</text:p>
          </table:table-cell>
          <table:table-cell office:value-type="float" office:value="17.0059" table:style-name="ce1">
            <text:p>17.0059</text:p>
          </table:table-cell>
          <table:table-cell office:value-type="float" office:value="18.202300000000001" table:style-name="ce1">
            <text:p>18.2023</text:p>
          </table:table-cell>
          <table:table-cell office:value-type="float" office:value="17.617999999999999" table:style-name="ce1">
            <text:p>17.618</text:p>
          </table:table-cell>
          <table:table-cell office:value-type="float" office:value="18.124199999999998" table:style-name="ce1">
            <text:p>18.1242</text:p>
          </table:table-cell>
          <table:table-cell office:value-type="float" office:value="17.648199999999999" table:style-name="ce1">
            <text:p>17.6482</text:p>
          </table:table-cell>
          <table:table-cell office:value-type="float" office:value="18.9026" table:style-name="ce1">
            <text:p>18.9026</text:p>
          </table:table-cell>
          <table:table-cell office:value-type="float" office:value="17.6218" table:style-name="ce1">
            <text:p>17.6218</text:p>
          </table:table-cell>
          <table:table-cell office:value-type="float" office:value="17.779900000000001" table:style-name="ce1">
            <text:p>17.7799</text:p>
          </table:table-cell>
          <table:table-cell office:value-type="float" office:value="21.182500000000001" table:style-name="ce1">
            <text:p>21.1825</text:p>
          </table:table-cell>
          <table:table-cell office:value-type="float" office:value="18.625900000000001" table:style-name="ce1">
            <text:p>18.6259</text:p>
          </table:table-cell>
          <table:table-cell office:value-type="float" office:value="18.9556" table:style-name="ce1">
            <text:p>18.9556</text:p>
          </table:table-cell>
          <table:table-cell office:value-type="float" office:value="21.870699999999999" table:style-name="ce1">
            <text:p>21.8707</text:p>
          </table:table-cell>
          <table:table-cell office:value-type="float" office:value="19.712299999999999" table:style-name="ce1">
            <text:p>19.7123</text:p>
          </table:table-cell>
          <table:table-cell office:value-type="float" office:value="19.649699999999999" table:style-name="ce1">
            <text:p>19.6497</text:p>
          </table:table-cell>
          <table:table-cell office:value-type="float" office:value="19.949100000000001" table:style-name="ce1">
            <text:p>19.9491</text:p>
          </table:table-cell>
          <table:table-cell office:value-type="float" office:value="19.5656" table:style-name="ce1">
            <text:p>19.5656</text:p>
          </table:table-cell>
          <table:table-cell office:value-type="float" office:value="19.590199999999999" table:style-name="ce1">
            <text:p>19.5902</text:p>
          </table:table-cell>
          <table:table-cell office:value-type="float" office:value="19.687100000000001" table:style-name="ce1">
            <text:p>19.6871</text:p>
          </table:table-cell>
          <table:table-cell office:value-type="float" office:value="20.310400000000001" table:style-name="ce1">
            <text:p>20.3104</text:p>
          </table:table-cell>
          <table:table-cell office:value-type="float" office:value="19.950600000000001" table:style-name="ce1">
            <text:p>19.9506</text:p>
          </table:table-cell>
          <table:table-cell table:style-name="ce1"/>
          <table:table-cell office:value-type="float" office:value="18.825731034482757" table:formula="of:=AVERAGE([.C3:.AE3])" table:style-name="ce1">
            <text:p>18.8257310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23.356100000000001" table:style-name="ce1">
            <text:p>23.3561</text:p>
          </table:table-cell>
          <table:table-cell office:value-type="float" office:value="15.001200000000001" table:style-name="ce1">
            <text:p>15.0012</text:p>
          </table:table-cell>
          <table:table-cell office:value-type="float" office:value="15.397" table:style-name="ce1">
            <text:p>15.397</text:p>
          </table:table-cell>
          <table:table-cell office:value-type="float" office:value="22.380299999999998" table:style-name="ce1">
            <text:p>22.3803</text:p>
          </table:table-cell>
          <table:table-cell office:value-type="float" office:value="15.949400000000001" table:style-name="ce1">
            <text:p>15.9494</text:p>
          </table:table-cell>
          <table:table-cell office:value-type="float" office:value="15.1953" table:style-name="ce1">
            <text:p>15.1953</text:p>
          </table:table-cell>
          <table:table-cell office:value-type="float" office:value="15.7041" table:style-name="ce1">
            <text:p>15.7041</text:p>
          </table:table-cell>
          <table:table-cell office:value-type="float" office:value="16.407800000000002" table:style-name="ce1">
            <text:p>16.4078</text:p>
          </table:table-cell>
          <table:table-cell office:value-type="float" office:value="16.708200000000001" table:style-name="ce1">
            <text:p>16.7082</text:p>
          </table:table-cell>
          <table:table-cell office:value-type="float" office:value="16.922799999999999" table:style-name="ce1">
            <text:p>16.9228</text:p>
          </table:table-cell>
          <table:table-cell office:value-type="float" office:value="17.223400000000002" table:style-name="ce1">
            <text:p>17.2234</text:p>
          </table:table-cell>
          <table:table-cell office:value-type="float" office:value="17.188300000000002" table:style-name="ce1">
            <text:p>17.1883</text:p>
          </table:table-cell>
          <table:table-cell office:value-type="float" office:value="23.814800000000002" table:style-name="ce1">
            <text:p>23.8148</text:p>
          </table:table-cell>
          <table:table-cell office:value-type="float" office:value="17.4907" table:style-name="ce1">
            <text:p>17.4907</text:p>
          </table:table-cell>
          <table:table-cell office:value-type="float" office:value="17.837" table:style-name="ce1">
            <text:p>17.837</text:p>
          </table:table-cell>
          <table:table-cell office:value-type="float" office:value="17.307700000000001" table:style-name="ce1">
            <text:p>17.3077</text:p>
          </table:table-cell>
          <table:table-cell office:value-type="float" office:value="17.4605" table:style-name="ce1">
            <text:p>17.4605</text:p>
          </table:table-cell>
          <table:table-cell office:value-type="float" office:value="17.393799999999999" table:style-name="ce1">
            <text:p>17.3938</text:p>
          </table:table-cell>
          <table:table-cell office:value-type="float" office:value="17.116599999999998" table:style-name="ce1">
            <text:p>17.1166</text:p>
          </table:table-cell>
          <table:table-cell office:value-type="float" office:value="17.057400000000001" table:style-name="ce1">
            <text:p>17.0574</text:p>
          </table:table-cell>
          <table:table-cell office:value-type="float" office:value="17.693899999999999" table:style-name="ce1">
            <text:p>17.6939</text:p>
          </table:table-cell>
          <table:table-cell office:value-type="float" office:value="17.468699999999998" table:style-name="ce1">
            <text:p>17.4687</text:p>
          </table:table-cell>
          <table:table-cell office:value-type="float" office:value="17.847300000000001" table:style-name="ce1">
            <text:p>17.8473</text:p>
          </table:table-cell>
          <table:table-cell office:value-type="float" office:value="24.168700000000001" table:style-name="ce1">
            <text:p>24.1687</text:p>
          </table:table-cell>
          <table:table-cell office:value-type="float" office:value="17.563600000000001" table:style-name="ce1">
            <text:p>17.5636</text:p>
          </table:table-cell>
          <table:table-cell office:value-type="float" office:value="17.804500000000001" table:style-name="ce1">
            <text:p>17.8045</text:p>
          </table:table-cell>
          <table:table-cell office:value-type="float" office:value="17.743300000000001" table:style-name="ce1">
            <text:p>17.7433</text:p>
          </table:table-cell>
          <table:table-cell office:value-type="float" office:value="17.264399999999998" table:style-name="ce1">
            <text:p>17.2644</text:p>
          </table:table-cell>
          <table:table-cell office:value-type="float" office:value="18.183599999999998" table:style-name="ce1">
            <text:p>18.1836</text:p>
          </table:table-cell>
          <table:table-cell office:value-type="float" office:value="24.0885" table:style-name="ce1">
            <text:p>24.0885</text:p>
          </table:table-cell>
          <table:table-cell table:style-name="ce1"/>
          <table:table-cell office:value-type="float" office:value="17.90975172413793" table:formula="of:=AVERAGE([.C4:.AE4])" table:style-name="ce1">
            <text:p>17.9097517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20.997699999999998" table:style-name="ce1">
            <text:p>20.9977</text:p>
          </table:table-cell>
          <table:table-cell office:value-type="float" office:value="13.2881" table:style-name="ce1">
            <text:p>13.2881</text:p>
          </table:table-cell>
          <table:table-cell office:value-type="float" office:value="14.313000000000001" table:style-name="ce1">
            <text:p>14.313</text:p>
          </table:table-cell>
          <table:table-cell office:value-type="float" office:value="14.045999999999999" table:style-name="ce1">
            <text:p>14.046</text:p>
          </table:table-cell>
          <table:table-cell office:value-type="float" office:value="17.986599999999999" table:style-name="ce1">
            <text:p>17.9866</text:p>
          </table:table-cell>
          <table:table-cell office:value-type="float" office:value="14.158099999999999" table:style-name="ce1">
            <text:p>14.1581</text:p>
          </table:table-cell>
          <table:table-cell office:value-type="float" office:value="13.725199999999999" table:style-name="ce1">
            <text:p>13.7252</text:p>
          </table:table-cell>
          <table:table-cell office:value-type="float" office:value="15.0252" table:style-name="ce1">
            <text:p>15.0252</text:p>
          </table:table-cell>
          <table:table-cell office:value-type="float" office:value="14.5381" table:style-name="ce1">
            <text:p>14.5381</text:p>
          </table:table-cell>
          <table:table-cell office:value-type="float" office:value="19.514399999999998" table:style-name="ce1">
            <text:p>19.5144</text:p>
          </table:table-cell>
          <table:table-cell office:value-type="float" office:value="15.985099999999999" table:style-name="ce1">
            <text:p>15.9851</text:p>
          </table:table-cell>
          <table:table-cell office:value-type="float" office:value="16.197099999999999" table:style-name="ce1">
            <text:p>16.1971</text:p>
          </table:table-cell>
          <table:table-cell office:value-type="float" office:value="19.985700000000001" table:style-name="ce1">
            <text:p>19.9857</text:p>
          </table:table-cell>
          <table:table-cell office:value-type="float" office:value="32.587600000000002" table:style-name="ce1">
            <text:p>32.5876</text:p>
          </table:table-cell>
          <table:table-cell office:value-type="float" office:value="14.1526" table:style-name="ce1">
            <text:p>14.1526</text:p>
          </table:table-cell>
          <table:table-cell office:value-type="float" office:value="18.786100000000001" table:style-name="ce1">
            <text:p>18.7861</text:p>
          </table:table-cell>
          <table:table-cell office:value-type="float" office:value="15.7211" table:style-name="ce1">
            <text:p>15.7211</text:p>
          </table:table-cell>
          <table:table-cell office:value-type="float" office:value="17.761500000000002" table:style-name="ce1">
            <text:p>17.7615</text:p>
          </table:table-cell>
          <table:table-cell office:value-type="float" office:value="19.081199999999999" table:style-name="ce1">
            <text:p>19.0812</text:p>
          </table:table-cell>
          <table:table-cell office:value-type="float" office:value="18.682400000000001" table:style-name="ce1">
            <text:p>18.6824</text:p>
          </table:table-cell>
          <table:table-cell office:value-type="float" office:value="15.5601" table:style-name="ce1">
            <text:p>15.5601</text:p>
          </table:table-cell>
          <table:table-cell office:value-type="float" office:value="18.765599999999999" table:style-name="ce1">
            <text:p>18.7656</text:p>
          </table:table-cell>
          <table:table-cell office:value-type="float" office:value="14.554500000000001" table:style-name="ce1">
            <text:p>14.5545</text:p>
          </table:table-cell>
          <table:table-cell office:value-type="float" office:value="15.6798" table:style-name="ce1">
            <text:p>15.6798</text:p>
          </table:table-cell>
          <table:table-cell office:value-type="float" office:value="18.63" table:style-name="ce1">
            <text:p>18.63</text:p>
          </table:table-cell>
          <table:table-cell office:value-type="float" office:value="18.706399999999999" table:style-name="ce1">
            <text:p>18.7064</text:p>
          </table:table-cell>
          <table:table-cell office:value-type="float" office:value="18.680399999999999" table:style-name="ce1">
            <text:p>18.6804</text:p>
          </table:table-cell>
          <table:table-cell office:value-type="float" office:value="18.623899999999999" table:style-name="ce1">
            <text:p>18.6239</text:p>
          </table:table-cell>
          <table:table-cell office:value-type="float" office:value="19.7103" table:style-name="ce1">
            <text:p>19.7103</text:p>
          </table:table-cell>
          <table:table-cell office:value-type="float" office:value="14.745100000000001" table:style-name="ce1">
            <text:p>14.7451</text:p>
          </table:table-cell>
          <table:table-cell table:style-name="ce1"/>
          <table:table-cell office:value-type="float" office:value="17.213489655172417" table:formula="of:=AVERAGE([.C5:.AE5])" table:style-name="ce1">
            <text:p>17.2134896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22.672799999999999" table:style-name="ce1">
            <text:p>22.6728</text:p>
          </table:table-cell>
          <table:table-cell office:value-type="float" office:value="23.573599999999999" table:style-name="ce1">
            <text:p>23.5736</text:p>
          </table:table-cell>
          <table:table-cell office:value-type="float" office:value="19.7864" table:style-name="ce1">
            <text:p>19.7864</text:p>
          </table:table-cell>
          <table:table-cell office:value-type="float" office:value="20.131799999999998" table:style-name="ce1">
            <text:p>20.1318</text:p>
          </table:table-cell>
          <table:table-cell office:value-type="float" office:value="19.436299999999999" table:style-name="ce1">
            <text:p>19.4363</text:p>
          </table:table-cell>
          <table:table-cell office:value-type="float" office:value="19.238399999999999" table:style-name="ce1">
            <text:p>19.2384</text:p>
          </table:table-cell>
          <table:table-cell office:value-type="float" office:value="19.685400000000001" table:style-name="ce1">
            <text:p>19.6854</text:p>
          </table:table-cell>
          <table:table-cell office:value-type="float" office:value="19.661100000000001" table:style-name="ce1">
            <text:p>19.6611</text:p>
          </table:table-cell>
          <table:table-cell office:value-type="float" office:value="19.319199999999999" table:style-name="ce1">
            <text:p>19.3192</text:p>
          </table:table-cell>
          <table:table-cell office:value-type="float" office:value="19.601900000000001" table:style-name="ce1">
            <text:p>19.6019</text:p>
          </table:table-cell>
          <table:table-cell office:value-type="float" office:value="19.795400000000001" table:style-name="ce1">
            <text:p>19.7954</text:p>
          </table:table-cell>
          <table:table-cell office:value-type="float" office:value="19.599599999999999" table:style-name="ce1">
            <text:p>19.5996</text:p>
          </table:table-cell>
          <table:table-cell office:value-type="float" office:value="19.5639" table:style-name="ce1">
            <text:p>19.5639</text:p>
          </table:table-cell>
          <table:table-cell office:value-type="float" office:value="19.758900000000001" table:style-name="ce1">
            <text:p>19.7589</text:p>
          </table:table-cell>
          <table:table-cell office:value-type="float" office:value="19.165500000000002" table:style-name="ce1">
            <text:p>19.1655</text:p>
          </table:table-cell>
          <table:table-cell office:value-type="float" office:value="19.873000000000001" table:style-name="ce1">
            <text:p>19.873</text:p>
          </table:table-cell>
          <table:table-cell office:value-type="float" office:value="21.2027" table:style-name="ce1">
            <text:p>21.2027</text:p>
          </table:table-cell>
          <table:table-cell office:value-type="float" office:value="21.7073" table:style-name="ce1">
            <text:p>21.7073</text:p>
          </table:table-cell>
          <table:table-cell office:value-type="float" office:value="21.0656" table:style-name="ce1">
            <text:p>21.0656</text:p>
          </table:table-cell>
          <table:table-cell office:value-type="float" office:value="20.549800000000001" table:style-name="ce1">
            <text:p>20.5498</text:p>
          </table:table-cell>
          <table:table-cell office:value-type="float" office:value="22.039899999999999" table:style-name="ce1">
            <text:p>22.0399</text:p>
          </table:table-cell>
          <table:table-cell office:value-type="float" office:value="22.1022" table:style-name="ce1">
            <text:p>22.1022</text:p>
          </table:table-cell>
          <table:table-cell office:value-type="float" office:value="22.765599999999999" table:style-name="ce1">
            <text:p>22.7656</text:p>
          </table:table-cell>
          <table:table-cell office:value-type="float" office:value="22.0288" table:style-name="ce1">
            <text:p>22.0288</text:p>
          </table:table-cell>
          <table:table-cell office:value-type="float" office:value="22.798400000000001" table:style-name="ce1">
            <text:p>22.7984</text:p>
          </table:table-cell>
          <table:table-cell office:value-type="float" office:value="22.174299999999999" table:style-name="ce1">
            <text:p>22.1743</text:p>
          </table:table-cell>
          <table:table-cell office:value-type="float" office:value="23.4831" table:style-name="ce1">
            <text:p>23.4831</text:p>
          </table:table-cell>
          <table:table-cell office:value-type="float" office:value="26.500699999999998" table:style-name="ce1">
            <text:p>26.5007</text:p>
          </table:table-cell>
          <table:table-cell office:value-type="float" office:value="22.034600000000001" table:style-name="ce1">
            <text:p>22.0346</text:p>
          </table:table-cell>
          <table:table-cell office:value-type="float" office:value="22.121600000000001" table:style-name="ce1">
            <text:p>22.1216</text:p>
          </table:table-cell>
          <table:table-cell table:style-name="ce1"/>
          <table:table-cell office:value-type="float" office:value="21.06086206896552" table:formula="of:=AVERAGE([.C6:.AE6])" table:style-name="ce1">
            <text:p>21.0608620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9.906400000000001" table:style-name="ce1">
            <text:p>19.9064</text:p>
          </table:table-cell>
          <table:table-cell office:value-type="float" office:value="16.981300000000001" table:style-name="ce1">
            <text:p>16.9813</text:p>
          </table:table-cell>
          <table:table-cell office:value-type="float" office:value="16.928000000000001" table:style-name="ce1">
            <text:p>16.928</text:p>
          </table:table-cell>
          <table:table-cell office:value-type="float" office:value="16.967300000000002" table:style-name="ce1">
            <text:p>16.9673</text:p>
          </table:table-cell>
          <table:table-cell office:value-type="float" office:value="16.695900000000002" table:style-name="ce1">
            <text:p>16.6959</text:p>
          </table:table-cell>
          <table:table-cell office:value-type="float" office:value="18.445599999999999" table:style-name="ce1">
            <text:p>18.4456</text:p>
          </table:table-cell>
          <table:table-cell office:value-type="float" office:value="17.395600000000002" table:style-name="ce1">
            <text:p>17.3956</text:p>
          </table:table-cell>
          <table:table-cell office:value-type="float" office:value="16.459399999999999" table:style-name="ce1">
            <text:p>16.4594</text:p>
          </table:table-cell>
          <table:table-cell office:value-type="float" office:value="16.824100000000001" table:style-name="ce1">
            <text:p>16.8241</text:p>
          </table:table-cell>
          <table:table-cell office:value-type="float" office:value="16.8566" table:style-name="ce1">
            <text:p>16.8566</text:p>
          </table:table-cell>
          <table:table-cell office:value-type="float" office:value="17.139099999999999" table:style-name="ce1">
            <text:p>17.1391</text:p>
          </table:table-cell>
          <table:table-cell office:value-type="float" office:value="17.0932" table:style-name="ce1">
            <text:p>17.0932</text:p>
          </table:table-cell>
          <table:table-cell office:value-type="float" office:value="17.1145" table:style-name="ce1">
            <text:p>17.1145</text:p>
          </table:table-cell>
          <table:table-cell office:value-type="float" office:value="16.9831" table:style-name="ce1">
            <text:p>16.9831</text:p>
          </table:table-cell>
          <table:table-cell office:value-type="float" office:value="18.580300000000001" table:style-name="ce1">
            <text:p>18.5803</text:p>
          </table:table-cell>
          <table:table-cell office:value-type="float" office:value="17.006499999999999" table:style-name="ce1">
            <text:p>17.0065</text:p>
          </table:table-cell>
          <table:table-cell office:value-type="float" office:value="16.6693" table:style-name="ce1">
            <text:p>16.6693</text:p>
          </table:table-cell>
          <table:table-cell office:value-type="float" office:value="17.439800000000002" table:style-name="ce1">
            <text:p>17.4398</text:p>
          </table:table-cell>
          <table:table-cell office:value-type="float" office:value="17.5595" table:style-name="ce1">
            <text:p>17.5595</text:p>
          </table:table-cell>
          <table:table-cell office:value-type="float" office:value="17.559799999999999" table:style-name="ce1">
            <text:p>17.5598</text:p>
          </table:table-cell>
          <table:table-cell office:value-type="float" office:value="17.491" table:style-name="ce1">
            <text:p>17.491</text:p>
          </table:table-cell>
          <table:table-cell office:value-type="float" office:value="16.5349" table:style-name="ce1">
            <text:p>16.5349</text:p>
          </table:table-cell>
          <table:table-cell office:value-type="float" office:value="17.110099999999999" table:style-name="ce1">
            <text:p>17.1101</text:p>
          </table:table-cell>
          <table:table-cell office:value-type="float" office:value="17.359300000000001" table:style-name="ce1">
            <text:p>17.3593</text:p>
          </table:table-cell>
          <table:table-cell office:value-type="float" office:value="16.956700000000001" table:style-name="ce1">
            <text:p>16.9567</text:p>
          </table:table-cell>
          <table:table-cell office:value-type="float" office:value="16.5732" table:style-name="ce1">
            <text:p>16.5732</text:p>
          </table:table-cell>
          <table:table-cell office:value-type="float" office:value="18.771999999999998" table:style-name="ce1">
            <text:p>18.772</text:p>
          </table:table-cell>
          <table:table-cell office:value-type="float" office:value="17.9954" table:style-name="ce1">
            <text:p>17.9954</text:p>
          </table:table-cell>
          <table:table-cell office:value-type="float" office:value="17.314800000000002" table:style-name="ce1">
            <text:p>17.3148</text:p>
          </table:table-cell>
          <table:table-cell office:value-type="float" office:value="18.7685" table:style-name="ce1">
            <text:p>18.7685</text:p>
          </table:table-cell>
          <table:table-cell table:style-name="ce1"/>
          <table:table-cell office:value-type="float" office:value="17.295682758620693" table:formula="of:=AVERAGE([.C7:.AE7])" table:style-name="ce1">
            <text:p>17.2956827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8.565899999999999" table:style-name="ce1">
            <text:p>18.5659</text:p>
          </table:table-cell>
          <table:table-cell office:value-type="float" office:value="20.897300000000001" table:style-name="ce1">
            <text:p>20.8973</text:p>
          </table:table-cell>
          <table:table-cell office:value-type="float" office:value="17.681000000000001" table:style-name="ce1">
            <text:p>17.681</text:p>
          </table:table-cell>
          <table:table-cell office:value-type="float" office:value="16.891500000000001" table:style-name="ce1">
            <text:p>16.8915</text:p>
          </table:table-cell>
          <table:table-cell office:value-type="float" office:value="16.781400000000001" table:style-name="ce1">
            <text:p>16.7814</text:p>
          </table:table-cell>
          <table:table-cell office:value-type="float" office:value="17.2026" table:style-name="ce1">
            <text:p>17.2026</text:p>
          </table:table-cell>
          <table:table-cell office:value-type="float" office:value="17.252700000000001" table:style-name="ce1">
            <text:p>17.2527</text:p>
          </table:table-cell>
          <table:table-cell office:value-type="float" office:value="18.572399999999998" table:style-name="ce1">
            <text:p>18.5724</text:p>
          </table:table-cell>
          <table:table-cell office:value-type="float" office:value="18.538399999999999" table:style-name="ce1">
            <text:p>18.5384</text:p>
          </table:table-cell>
          <table:table-cell office:value-type="float" office:value="17.850200000000001" table:style-name="ce1">
            <text:p>17.8502</text:p>
          </table:table-cell>
          <table:table-cell office:value-type="float" office:value="19.991" table:style-name="ce1">
            <text:p>19.991</text:p>
          </table:table-cell>
          <table:table-cell office:value-type="float" office:value="19.9983" table:style-name="ce1">
            <text:p>19.9983</text:p>
          </table:table-cell>
          <table:table-cell office:value-type="float" office:value="19.3645" table:style-name="ce1">
            <text:p>19.3645</text:p>
          </table:table-cell>
          <table:table-cell office:value-type="float" office:value="19.4483" table:style-name="ce1">
            <text:p>19.4483</text:p>
          </table:table-cell>
          <table:table-cell office:value-type="float" office:value="19.818000000000001" table:style-name="ce1">
            <text:p>19.818</text:p>
          </table:table-cell>
          <table:table-cell office:value-type="float" office:value="19.895299999999999" table:style-name="ce1">
            <text:p>19.8953</text:p>
          </table:table-cell>
          <table:table-cell office:value-type="float" office:value="19.6617" table:style-name="ce1">
            <text:p>19.6617</text:p>
          </table:table-cell>
          <table:table-cell office:value-type="float" office:value="18.8809" table:style-name="ce1">
            <text:p>18.8809</text:p>
          </table:table-cell>
          <table:table-cell office:value-type="float" office:value="18.832599999999999" table:style-name="ce1">
            <text:p>18.8326</text:p>
          </table:table-cell>
          <table:table-cell office:value-type="float" office:value="20.0106" table:style-name="ce1">
            <text:p>20.0106</text:p>
          </table:table-cell>
          <table:table-cell office:value-type="float" office:value="19.943300000000001" table:style-name="ce1">
            <text:p>19.9433</text:p>
          </table:table-cell>
          <table:table-cell office:value-type="float" office:value="19.5428" table:style-name="ce1">
            <text:p>19.5428</text:p>
          </table:table-cell>
          <table:table-cell office:value-type="float" office:value="19.622399999999999" table:style-name="ce1">
            <text:p>19.6224</text:p>
          </table:table-cell>
          <table:table-cell office:value-type="float" office:value="19.478100000000001" table:style-name="ce1">
            <text:p>19.4781</text:p>
          </table:table-cell>
          <table:table-cell office:value-type="float" office:value="19.407900000000001" table:style-name="ce1">
            <text:p>19.4079</text:p>
          </table:table-cell>
          <table:table-cell office:value-type="float" office:value="18.544599999999999" table:style-name="ce1">
            <text:p>18.5446</text:p>
          </table:table-cell>
          <table:table-cell office:value-type="float" office:value="18.698499999999999" table:style-name="ce1">
            <text:p>18.6985</text:p>
          </table:table-cell>
          <table:table-cell office:value-type="float" office:value="19.734300000000001" table:style-name="ce1">
            <text:p>19.7343</text:p>
          </table:table-cell>
          <table:table-cell office:value-type="float" office:value="18.890899999999998" table:style-name="ce1">
            <text:p>18.8909</text:p>
          </table:table-cell>
          <table:table-cell office:value-type="float" office:value="18.930399999999999" table:style-name="ce1">
            <text:p>18.9304</text:p>
          </table:table-cell>
          <table:table-cell table:style-name="ce1"/>
          <table:table-cell office:value-type="float" office:value="18.977996551724139" table:formula="of:=AVERAGE([.C8:.AE8])" table:style-name="ce1">
            <text:p>18.9779965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7.609000000000002" table:style-name="ce1">
            <text:p>17.609</text:p>
          </table:table-cell>
          <table:table-cell office:value-type="float" office:value="16.6479" table:style-name="ce1">
            <text:p>16.6479</text:p>
          </table:table-cell>
          <table:table-cell office:value-type="float" office:value="16.856300000000001" table:style-name="ce1">
            <text:p>16.8563</text:p>
          </table:table-cell>
          <table:table-cell office:value-type="float" office:value="16.482199999999999" table:style-name="ce1">
            <text:p>16.4822</text:p>
          </table:table-cell>
          <table:table-cell office:value-type="float" office:value="16.903700000000001" table:style-name="ce1">
            <text:p>16.9037</text:p>
          </table:table-cell>
          <table:table-cell office:value-type="float" office:value="16.795100000000001" table:style-name="ce1">
            <text:p>16.7951</text:p>
          </table:table-cell>
          <table:table-cell office:value-type="float" office:value="17.714099999999998" table:style-name="ce1">
            <text:p>17.7141</text:p>
          </table:table-cell>
          <table:table-cell office:value-type="float" office:value="18.112500000000001" table:style-name="ce1">
            <text:p>18.1125</text:p>
          </table:table-cell>
          <table:table-cell office:value-type="float" office:value="17.604900000000001" table:style-name="ce1">
            <text:p>17.6049</text:p>
          </table:table-cell>
          <table:table-cell office:value-type="float" office:value="18.773800000000001" table:style-name="ce1">
            <text:p>18.7738</text:p>
          </table:table-cell>
          <table:table-cell office:value-type="float" office:value="25.0411" table:style-name="ce1">
            <text:p>25.0411</text:p>
          </table:table-cell>
          <table:table-cell office:value-type="float" office:value="16.806000000000001" table:style-name="ce1">
            <text:p>16.806</text:p>
          </table:table-cell>
          <table:table-cell office:value-type="float" office:value="16.624199999999998" table:style-name="ce1">
            <text:p>16.6242</text:p>
          </table:table-cell>
          <table:table-cell office:value-type="float" office:value="17.275500000000001" table:style-name="ce1">
            <text:p>17.2755</text:p>
          </table:table-cell>
          <table:table-cell office:value-type="float" office:value="17.061800000000002" table:style-name="ce1">
            <text:p>17.0618</text:p>
          </table:table-cell>
          <table:table-cell office:value-type="float" office:value="16.7562" table:style-name="ce1">
            <text:p>16.7562</text:p>
          </table:table-cell>
          <table:table-cell office:value-type="float" office:value="16.6511" table:style-name="ce1">
            <text:p>16.6511</text:p>
          </table:table-cell>
          <table:table-cell office:value-type="float" office:value="16.794" table:style-name="ce1">
            <text:p>16.794</text:p>
          </table:table-cell>
          <table:table-cell office:value-type="float" office:value="16.637599999999999" table:style-name="ce1">
            <text:p>16.6376</text:p>
          </table:table-cell>
          <table:table-cell office:value-type="float" office:value="16.933299999999999" table:style-name="ce1">
            <text:p>16.9333</text:p>
          </table:table-cell>
          <table:table-cell office:value-type="float" office:value="16.721699999999998" table:style-name="ce1">
            <text:p>16.7217</text:p>
          </table:table-cell>
          <table:table-cell office:value-type="float" office:value="16.690899999999999" table:style-name="ce1">
            <text:p>16.6909</text:p>
          </table:table-cell>
          <table:table-cell office:value-type="float" office:value="16.539899999999999" table:style-name="ce1">
            <text:p>16.5399</text:p>
          </table:table-cell>
          <table:table-cell office:value-type="float" office:value="17.0229" table:style-name="ce1">
            <text:p>17.0229</text:p>
          </table:table-cell>
          <table:table-cell office:value-type="float" office:value="16.928899999999999" table:style-name="ce1">
            <text:p>16.9289</text:p>
          </table:table-cell>
          <table:table-cell office:value-type="float" office:value="16.4696" table:style-name="ce1">
            <text:p>16.4696</text:p>
          </table:table-cell>
          <table:table-cell office:value-type="float" office:value="16.381499999999999" table:style-name="ce1">
            <text:p>16.3815</text:p>
          </table:table-cell>
          <table:table-cell office:value-type="float" office:value="16.530799999999999" table:style-name="ce1">
            <text:p>16.5308</text:p>
          </table:table-cell>
          <table:table-cell office:value-type="float" office:value="16.5639" table:style-name="ce1">
            <text:p>16.5639</text:p>
          </table:table-cell>
          <table:table-cell office:value-type="float" office:value="17.226299999999998" table:style-name="ce1">
            <text:p>17.2263</text:p>
          </table:table-cell>
          <table:table-cell table:style-name="ce1"/>
          <table:table-cell office:value-type="float" office:value="17.225782758620685" table:formula="of:=AVERAGE([.C9:.AE9])" table:style-name="ce1">
            <text:p>17.2257827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7.689800000000002" table:style-name="ce1">
            <text:p>17.6898</text:p>
          </table:table-cell>
          <table:table-cell office:value-type="float" office:value="15.773199999999999" table:style-name="ce1">
            <text:p>15.7732</text:p>
          </table:table-cell>
          <table:table-cell office:value-type="float" office:value="15.5527" table:style-name="ce1">
            <text:p>15.5527</text:p>
          </table:table-cell>
          <table:table-cell office:value-type="float" office:value="18.081700000000001" table:style-name="ce1">
            <text:p>18.0817</text:p>
          </table:table-cell>
          <table:table-cell office:value-type="float" office:value="16.087299999999999" table:style-name="ce1">
            <text:p>16.0873</text:p>
          </table:table-cell>
          <table:table-cell office:value-type="float" office:value="14.76" table:style-name="ce1">
            <text:p>14.76</text:p>
          </table:table-cell>
          <table:table-cell office:value-type="float" office:value="16.491" table:style-name="ce1">
            <text:p>16.491</text:p>
          </table:table-cell>
          <table:table-cell office:value-type="float" office:value="17.103999999999999" table:style-name="ce1">
            <text:p>17.104</text:p>
          </table:table-cell>
          <table:table-cell office:value-type="float" office:value="15.8543" table:style-name="ce1">
            <text:p>15.8543</text:p>
          </table:table-cell>
          <table:table-cell office:value-type="float" office:value="15.3522" table:style-name="ce1">
            <text:p>15.3522</text:p>
          </table:table-cell>
          <table:table-cell office:value-type="float" office:value="16.6435" table:style-name="ce1">
            <text:p>16.6435</text:p>
          </table:table-cell>
          <table:table-cell office:value-type="float" office:value="16.157299999999999" table:style-name="ce1">
            <text:p>16.1573</text:p>
          </table:table-cell>
          <table:table-cell office:value-type="float" office:value="16.597200000000001" table:style-name="ce1">
            <text:p>16.5972</text:p>
          </table:table-cell>
          <table:table-cell office:value-type="float" office:value="17.2501" table:style-name="ce1">
            <text:p>17.2501</text:p>
          </table:table-cell>
          <table:table-cell office:value-type="float" office:value="16.690000000000001" table:style-name="ce1">
            <text:p>16.69</text:p>
          </table:table-cell>
          <table:table-cell office:value-type="float" office:value="18.999500000000001" table:style-name="ce1">
            <text:p>18.9995</text:p>
          </table:table-cell>
          <table:table-cell office:value-type="float" office:value="18.282" table:style-name="ce1">
            <text:p>18.282</text:p>
          </table:table-cell>
          <table:table-cell office:value-type="float" office:value="18.872699999999998" table:style-name="ce1">
            <text:p>18.8727</text:p>
          </table:table-cell>
          <table:table-cell office:value-type="float" office:value="17.668099999999999" table:style-name="ce1">
            <text:p>17.6681</text:p>
          </table:table-cell>
          <table:table-cell office:value-type="float" office:value="18.258299999999998" table:style-name="ce1">
            <text:p>18.2583</text:p>
          </table:table-cell>
          <table:table-cell office:value-type="float" office:value="18.155799999999999" table:style-name="ce1">
            <text:p>18.1558</text:p>
          </table:table-cell>
          <table:table-cell office:value-type="float" office:value="19.366599999999998" table:style-name="ce1">
            <text:p>19.3666</text:p>
          </table:table-cell>
          <table:table-cell office:value-type="float" office:value="19.948" table:style-name="ce1">
            <text:p>19.948</text:p>
          </table:table-cell>
          <table:table-cell office:value-type="float" office:value="18.9468" table:style-name="ce1">
            <text:p>18.9468</text:p>
          </table:table-cell>
          <table:table-cell office:value-type="float" office:value="18.6022" table:style-name="ce1">
            <text:p>18.6022</text:p>
          </table:table-cell>
          <table:table-cell office:value-type="float" office:value="19.371600000000001" table:style-name="ce1">
            <text:p>19.3716</text:p>
          </table:table-cell>
          <table:table-cell office:value-type="float" office:value="16.3674" table:style-name="ce1">
            <text:p>16.3674</text:p>
          </table:table-cell>
          <table:table-cell office:value-type="float" office:value="15.8721" table:style-name="ce1">
            <text:p>15.8721</text:p>
          </table:table-cell>
          <table:table-cell office:value-type="float" office:value="16.608699999999999" table:style-name="ce1">
            <text:p>16.6087</text:p>
          </table:table-cell>
          <table:table-cell office:value-type="float" office:value="16.2073" table:style-name="ce1">
            <text:p>16.2073</text:p>
          </table:table-cell>
          <table:table-cell table:style-name="ce1"/>
          <table:table-cell office:value-type="float" office:value="17.238675862068963" table:formula="of:=AVERAGE([.C10:.AE10])" table:style-name="ce1">
            <text:p>17.2386758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7.2864" table:style-name="ce1">
            <text:p>17.2864</text:p>
          </table:table-cell>
          <table:table-cell office:value-type="float" office:value="14.1122" table:style-name="ce1">
            <text:p>14.1122</text:p>
          </table:table-cell>
          <table:table-cell office:value-type="float" office:value="14.5639" table:style-name="ce1">
            <text:p>14.5639</text:p>
          </table:table-cell>
          <table:table-cell office:value-type="float" office:value="15.205" table:style-name="ce1">
            <text:p>15.205</text:p>
          </table:table-cell>
          <table:table-cell office:value-type="float" office:value="14.1335" table:style-name="ce1">
            <text:p>14.1335</text:p>
          </table:table-cell>
          <table:table-cell office:value-type="float" office:value="15.818300000000001" table:style-name="ce1">
            <text:p>15.8183</text:p>
          </table:table-cell>
          <table:table-cell office:value-type="float" office:value="15.106" table:style-name="ce1">
            <text:p>15.106</text:p>
          </table:table-cell>
          <table:table-cell office:value-type="float" office:value="14.1625" table:style-name="ce1">
            <text:p>14.1625</text:p>
          </table:table-cell>
          <table:table-cell office:value-type="float" office:value="13.9719" table:style-name="ce1">
            <text:p>13.9719</text:p>
          </table:table-cell>
          <table:table-cell office:value-type="float" office:value="14.424200000000001" table:style-name="ce1">
            <text:p>14.4242</text:p>
          </table:table-cell>
          <table:table-cell office:value-type="float" office:value="14.869199999999999" table:style-name="ce1">
            <text:p>14.8692</text:p>
          </table:table-cell>
          <table:table-cell office:value-type="float" office:value="15.474600000000001" table:style-name="ce1">
            <text:p>15.4746</text:p>
          </table:table-cell>
          <table:table-cell office:value-type="float" office:value="15.2852" table:style-name="ce1">
            <text:p>15.2852</text:p>
          </table:table-cell>
          <table:table-cell office:value-type="float" office:value="14.7424" table:style-name="ce1">
            <text:p>14.7424</text:p>
          </table:table-cell>
          <table:table-cell office:value-type="float" office:value="14.976000000000001" table:style-name="ce1">
            <text:p>14.976</text:p>
          </table:table-cell>
          <table:table-cell office:value-type="float" office:value="14.872400000000001" table:style-name="ce1">
            <text:p>14.8724</text:p>
          </table:table-cell>
          <table:table-cell office:value-type="float" office:value="15.6906" table:style-name="ce1">
            <text:p>15.6906</text:p>
          </table:table-cell>
          <table:table-cell office:value-type="float" office:value="15.720800000000001" table:style-name="ce1">
            <text:p>15.7208</text:p>
          </table:table-cell>
          <table:table-cell office:value-type="float" office:value="15.6997" table:style-name="ce1">
            <text:p>15.6997</text:p>
          </table:table-cell>
          <table:table-cell office:value-type="float" office:value="14.446199999999999" table:style-name="ce1">
            <text:p>14.4462</text:p>
          </table:table-cell>
          <table:table-cell office:value-type="float" office:value="14.7659" table:style-name="ce1">
            <text:p>14.7659</text:p>
          </table:table-cell>
          <table:table-cell office:value-type="float" office:value="17.029299999999999" table:style-name="ce1">
            <text:p>17.0293</text:p>
          </table:table-cell>
          <table:table-cell office:value-type="float" office:value="14.276400000000001" table:style-name="ce1">
            <text:p>14.2764</text:p>
          </table:table-cell>
          <table:table-cell office:value-type="float" office:value="13.773199999999999" table:style-name="ce1">
            <text:p>13.7732</text:p>
          </table:table-cell>
          <table:table-cell office:value-type="float" office:value="14.6614" table:style-name="ce1">
            <text:p>14.6614</text:p>
          </table:table-cell>
          <table:table-cell office:value-type="float" office:value="14.4597" table:style-name="ce1">
            <text:p>14.4597</text:p>
          </table:table-cell>
          <table:table-cell office:value-type="float" office:value="14.842599999999999" table:style-name="ce1">
            <text:p>14.8426</text:p>
          </table:table-cell>
          <table:table-cell office:value-type="float" office:value="15.6265" table:style-name="ce1">
            <text:p>15.6265</text:p>
          </table:table-cell>
          <table:table-cell office:value-type="float" office:value="14.5747" table:style-name="ce1">
            <text:p>14.5747</text:p>
          </table:table-cell>
          <table:table-cell office:value-type="float" office:value="17.220500000000001" table:style-name="ce1">
            <text:p>17.2205</text:p>
          </table:table-cell>
          <table:table-cell table:style-name="ce1"/>
          <table:table-cell office:value-type="float" office:value="14.982924137931034" table:formula="of:=AVERAGE([.C11:.AE11])" table:style-name="ce1">
            <text:p>14.9829241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6.434200000000001" table:style-name="ce1">
            <text:p>16.4342</text:p>
          </table:table-cell>
          <table:table-cell office:value-type="float" office:value="14.843400000000001" table:style-name="ce1">
            <text:p>14.8434</text:p>
          </table:table-cell>
          <table:table-cell office:value-type="float" office:value="15.6637" table:style-name="ce1">
            <text:p>15.6637</text:p>
          </table:table-cell>
          <table:table-cell office:value-type="float" office:value="15.167199999999999" table:style-name="ce1">
            <text:p>15.1672</text:p>
          </table:table-cell>
          <table:table-cell office:value-type="float" office:value="14.706099999999999" table:style-name="ce1">
            <text:p>14.7061</text:p>
          </table:table-cell>
          <table:table-cell office:value-type="float" office:value="15.294600000000001" table:style-name="ce1">
            <text:p>15.2946</text:p>
          </table:table-cell>
          <table:table-cell office:value-type="float" office:value="16.284600000000001" table:style-name="ce1">
            <text:p>16.2846</text:p>
          </table:table-cell>
          <table:table-cell office:value-type="float" office:value="17.157800000000002" table:style-name="ce1">
            <text:p>17.1578</text:p>
          </table:table-cell>
          <table:table-cell office:value-type="float" office:value="16.146999999999998" table:style-name="ce1">
            <text:p>16.147</text:p>
          </table:table-cell>
          <table:table-cell office:value-type="float" office:value="16.656099999999999" table:style-name="ce1">
            <text:p>16.6561</text:p>
          </table:table-cell>
          <table:table-cell office:value-type="float" office:value="17.650500000000001" table:style-name="ce1">
            <text:p>17.6505</text:p>
          </table:table-cell>
          <table:table-cell office:value-type="float" office:value="17.419599999999999" table:style-name="ce1">
            <text:p>17.4196</text:p>
          </table:table-cell>
          <table:table-cell office:value-type="float" office:value="18.062100000000001" table:style-name="ce1">
            <text:p>18.0621</text:p>
          </table:table-cell>
          <table:table-cell office:value-type="float" office:value="17.151399999999999" table:style-name="ce1">
            <text:p>17.1514</text:p>
          </table:table-cell>
          <table:table-cell office:value-type="float" office:value="17.303899999999999" table:style-name="ce1">
            <text:p>17.3039</text:p>
          </table:table-cell>
          <table:table-cell office:value-type="float" office:value="17.340800000000002" table:style-name="ce1">
            <text:p>17.3408</text:p>
          </table:table-cell>
          <table:table-cell office:value-type="float" office:value="17.6172" table:style-name="ce1">
            <text:p>17.6172</text:p>
          </table:table-cell>
          <table:table-cell office:value-type="float" office:value="18.2135" table:style-name="ce1">
            <text:p>18.2135</text:p>
          </table:table-cell>
          <table:table-cell office:value-type="float" office:value="17.987500000000001" table:style-name="ce1">
            <text:p>17.9875</text:p>
          </table:table-cell>
          <table:table-cell office:value-type="float" office:value="17.8385" table:style-name="ce1">
            <text:p>17.8385</text:p>
          </table:table-cell>
          <table:table-cell office:value-type="float" office:value="18.8508" table:style-name="ce1">
            <text:p>18.8508</text:p>
          </table:table-cell>
          <table:table-cell office:value-type="float" office:value="17.302199999999999" table:style-name="ce1">
            <text:p>17.3022</text:p>
          </table:table-cell>
          <table:table-cell office:value-type="float" office:value="17.375599999999999" table:style-name="ce1">
            <text:p>17.3756</text:p>
          </table:table-cell>
          <table:table-cell office:value-type="float" office:value="17.459399999999999" table:style-name="ce1">
            <text:p>17.4594</text:p>
          </table:table-cell>
          <table:table-cell office:value-type="float" office:value="16.831099999999999" table:style-name="ce1">
            <text:p>16.8311</text:p>
          </table:table-cell>
          <table:table-cell office:value-type="float" office:value="16.767600000000002" table:style-name="ce1">
            <text:p>16.7676</text:p>
          </table:table-cell>
          <table:table-cell office:value-type="float" office:value="17.883800000000001" table:style-name="ce1">
            <text:p>17.8838</text:p>
          </table:table-cell>
          <table:table-cell office:value-type="float" office:value="16.943899999999999" table:style-name="ce1">
            <text:p>16.9439</text:p>
          </table:table-cell>
          <table:table-cell office:value-type="float" office:value="16.9679" table:style-name="ce1">
            <text:p>16.9679</text:p>
          </table:table-cell>
          <table:table-cell office:value-type="float" office:value="17.720199999999998" table:style-name="ce1">
            <text:p>17.7202</text:p>
          </table:table-cell>
          <table:table-cell table:style-name="ce1"/>
          <table:table-cell office:value-type="float" office:value="16.986482758620689" table:formula="of:=AVERAGE([.C12:.AE12])" table:style-name="ce1">
            <text:p>16.9864827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6.652899999999999" table:style-name="ce1">
            <text:p>16.6529</text:p>
          </table:table-cell>
          <table:table-cell office:value-type="float" office:value="13.7126" table:style-name="ce1">
            <text:p>13.7126</text:p>
          </table:table-cell>
          <table:table-cell office:value-type="float" office:value="14.8522" table:style-name="ce1">
            <text:p>14.8522</text:p>
          </table:table-cell>
          <table:table-cell office:value-type="float" office:value="14.981299999999999" table:style-name="ce1">
            <text:p>14.9813</text:p>
          </table:table-cell>
          <table:table-cell office:value-type="float" office:value="15.286099999999999" table:style-name="ce1">
            <text:p>15.2861</text:p>
          </table:table-cell>
          <table:table-cell office:value-type="float" office:value="14.534599999999999" table:style-name="ce1">
            <text:p>14.5346</text:p>
          </table:table-cell>
          <table:table-cell office:value-type="float" office:value="15.406700000000001" table:style-name="ce1">
            <text:p>15.4067</text:p>
          </table:table-cell>
          <table:table-cell office:value-type="float" office:value="15.911099999999999" table:style-name="ce1">
            <text:p>15.9111</text:p>
          </table:table-cell>
          <table:table-cell office:value-type="float" office:value="15.9178" table:style-name="ce1">
            <text:p>15.9178</text:p>
          </table:table-cell>
          <table:table-cell office:value-type="float" office:value="16.085000000000001" table:style-name="ce1">
            <text:p>16.085</text:p>
          </table:table-cell>
          <table:table-cell office:value-type="float" office:value="15.086399999999999" table:style-name="ce1">
            <text:p>15.0864</text:p>
          </table:table-cell>
          <table:table-cell office:value-type="float" office:value="13.8736" table:style-name="ce1">
            <text:p>13.8736</text:p>
          </table:table-cell>
          <table:table-cell office:value-type="float" office:value="14.460800000000001" table:style-name="ce1">
            <text:p>14.4608</text:p>
          </table:table-cell>
          <table:table-cell office:value-type="float" office:value="14.2319" table:style-name="ce1">
            <text:p>14.2319</text:p>
          </table:table-cell>
          <table:table-cell office:value-type="float" office:value="14.001200000000001" table:style-name="ce1">
            <text:p>14.0012</text:p>
          </table:table-cell>
          <table:table-cell office:value-type="float" office:value="13.4588" table:style-name="ce1">
            <text:p>13.4588</text:p>
          </table:table-cell>
          <table:table-cell office:value-type="float" office:value="14.367100000000001" table:style-name="ce1">
            <text:p>14.3671</text:p>
          </table:table-cell>
          <table:table-cell office:value-type="float" office:value="12.917199999999999" table:style-name="ce1">
            <text:p>12.9172</text:p>
          </table:table-cell>
          <table:table-cell office:value-type="float" office:value="14.0267" table:style-name="ce1">
            <text:p>14.0267</text:p>
          </table:table-cell>
          <table:table-cell office:value-type="float" office:value="13.945600000000001" table:style-name="ce1">
            <text:p>13.9456</text:p>
          </table:table-cell>
          <table:table-cell office:value-type="float" office:value="14.4049" table:style-name="ce1">
            <text:p>14.4049</text:p>
          </table:table-cell>
          <table:table-cell office:value-type="float" office:value="14.1204" table:style-name="ce1">
            <text:p>14.1204</text:p>
          </table:table-cell>
          <table:table-cell office:value-type="float" office:value="14.840199999999999" table:style-name="ce1">
            <text:p>14.8402</text:p>
          </table:table-cell>
          <table:table-cell office:value-type="float" office:value="14.163399999999999" table:style-name="ce1">
            <text:p>14.1634</text:p>
          </table:table-cell>
          <table:table-cell office:value-type="float" office:value="14.655200000000001" table:style-name="ce1">
            <text:p>14.6552</text:p>
          </table:table-cell>
          <table:table-cell office:value-type="float" office:value="13.9032" table:style-name="ce1">
            <text:p>13.9032</text:p>
          </table:table-cell>
          <table:table-cell office:value-type="float" office:value="13.8742" table:style-name="ce1">
            <text:p>13.8742</text:p>
          </table:table-cell>
          <table:table-cell office:value-type="float" office:value="13.005599999999999" table:style-name="ce1">
            <text:p>13.0056</text:p>
          </table:table-cell>
          <table:table-cell office:value-type="float" office:value="14.183" table:style-name="ce1">
            <text:p>14.183</text:p>
          </table:table-cell>
          <table:table-cell office:value-type="float" office:value="12.886200000000001" table:style-name="ce1">
            <text:p>12.8862</text:p>
          </table:table-cell>
          <table:table-cell table:style-name="ce1"/>
          <table:table-cell office:value-type="float" office:value="14.382517241379311" table:formula="of:=AVERAGE([.C13:.AE13])" table:style-name="ce1">
            <text:p>14.3825172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5.882099999999999" table:style-name="ce1">
            <text:p>15.8821</text:p>
          </table:table-cell>
          <table:table-cell office:value-type="float" office:value="13.678000000000001" table:style-name="ce1">
            <text:p>13.678</text:p>
          </table:table-cell>
          <table:table-cell office:value-type="float" office:value="13.380599999999999" table:style-name="ce1">
            <text:p>13.3806</text:p>
          </table:table-cell>
          <table:table-cell office:value-type="float" office:value="13.5885" table:style-name="ce1">
            <text:p>13.5885</text:p>
          </table:table-cell>
          <table:table-cell office:value-type="float" office:value="13.7401" table:style-name="ce1">
            <text:p>13.7401</text:p>
          </table:table-cell>
          <table:table-cell office:value-type="float" office:value="13.805400000000001" table:style-name="ce1">
            <text:p>13.8054</text:p>
          </table:table-cell>
          <table:table-cell office:value-type="float" office:value="13.3019" table:style-name="ce1">
            <text:p>13.3019</text:p>
          </table:table-cell>
          <table:table-cell office:value-type="float" office:value="13.4374" table:style-name="ce1">
            <text:p>13.4374</text:p>
          </table:table-cell>
          <table:table-cell office:value-type="float" office:value="13.9848" table:style-name="ce1">
            <text:p>13.9848</text:p>
          </table:table-cell>
          <table:table-cell office:value-type="float" office:value="13.9842" table:style-name="ce1">
            <text:p>13.9842</text:p>
          </table:table-cell>
          <table:table-cell office:value-type="float" office:value="14.1256" table:style-name="ce1">
            <text:p>14.1256</text:p>
          </table:table-cell>
          <table:table-cell office:value-type="float" office:value="15.3352" table:style-name="ce1">
            <text:p>15.3352</text:p>
          </table:table-cell>
          <table:table-cell office:value-type="float" office:value="14.5364" table:style-name="ce1">
            <text:p>14.5364</text:p>
          </table:table-cell>
          <table:table-cell office:value-type="float" office:value="16.207599999999999" table:style-name="ce1">
            <text:p>16.2076</text:p>
          </table:table-cell>
          <table:table-cell office:value-type="float" office:value="14.566800000000001" table:style-name="ce1">
            <text:p>14.5668</text:p>
          </table:table-cell>
          <table:table-cell office:value-type="float" office:value="16.766500000000001" table:style-name="ce1">
            <text:p>16.7665</text:p>
          </table:table-cell>
          <table:table-cell office:value-type="float" office:value="16.836099999999998" table:style-name="ce1">
            <text:p>16.8361</text:p>
          </table:table-cell>
          <table:table-cell office:value-type="float" office:value="16.866900000000001" table:style-name="ce1">
            <text:p>16.8669</text:p>
          </table:table-cell>
          <table:table-cell office:value-type="float" office:value="16.568899999999999" table:style-name="ce1">
            <text:p>16.5689</text:p>
          </table:table-cell>
          <table:table-cell office:value-type="float" office:value="16.6052" table:style-name="ce1">
            <text:p>16.6052</text:p>
          </table:table-cell>
          <table:table-cell office:value-type="float" office:value="16.5595" table:style-name="ce1">
            <text:p>16.5595</text:p>
          </table:table-cell>
          <table:table-cell office:value-type="float" office:value="16.2577" table:style-name="ce1">
            <text:p>16.2577</text:p>
          </table:table-cell>
          <table:table-cell office:value-type="float" office:value="16.712" table:style-name="ce1">
            <text:p>16.712</text:p>
          </table:table-cell>
          <table:table-cell office:value-type="float" office:value="16.032" table:style-name="ce1">
            <text:p>16.032</text:p>
          </table:table-cell>
          <table:table-cell office:value-type="float" office:value="16.4436" table:style-name="ce1">
            <text:p>16.4436</text:p>
          </table:table-cell>
          <table:table-cell office:value-type="float" office:value="14.314500000000001" table:style-name="ce1">
            <text:p>14.3145</text:p>
          </table:table-cell>
          <table:table-cell office:value-type="float" office:value="14.744199999999999" table:style-name="ce1">
            <text:p>14.7442</text:p>
          </table:table-cell>
          <table:table-cell office:value-type="float" office:value="13.867100000000001" table:style-name="ce1">
            <text:p>13.8671</text:p>
          </table:table-cell>
          <table:table-cell office:value-type="float" office:value="13.455299999999999" table:style-name="ce1">
            <text:p>13.4553</text:p>
          </table:table-cell>
          <table:table-cell office:value-type="float" office:value="13.657" table:style-name="ce1">
            <text:p>13.657</text:p>
          </table:table-cell>
          <table:table-cell table:style-name="ce1"/>
          <table:table-cell office:value-type="float" office:value="14.943413793103447" table:formula="of:=AVERAGE([.C14:.AE14])" table:style-name="ce1">
            <text:p>14.9434137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5.933" table:style-name="ce1">
            <text:p>15.933</text:p>
          </table:table-cell>
          <table:table-cell office:value-type="float" office:value="13.730399999999999" table:style-name="ce1">
            <text:p>13.7304</text:p>
          </table:table-cell>
          <table:table-cell office:value-type="float" office:value="14.0448" table:style-name="ce1">
            <text:p>14.0448</text:p>
          </table:table-cell>
          <table:table-cell office:value-type="float" office:value="13.636200000000001" table:style-name="ce1">
            <text:p>13.6362</text:p>
          </table:table-cell>
          <table:table-cell office:value-type="float" office:value="13.1303" table:style-name="ce1">
            <text:p>13.1303</text:p>
          </table:table-cell>
          <table:table-cell office:value-type="float" office:value="13.645799999999999" table:style-name="ce1">
            <text:p>13.6458</text:p>
          </table:table-cell>
          <table:table-cell office:value-type="float" office:value="14.401400000000001" table:style-name="ce1">
            <text:p>14.4014</text:p>
          </table:table-cell>
          <table:table-cell office:value-type="float" office:value="13.3932" table:style-name="ce1">
            <text:p>13.3932</text:p>
          </table:table-cell>
          <table:table-cell office:value-type="float" office:value="14.0252" table:style-name="ce1">
            <text:p>14.0252</text:p>
          </table:table-cell>
          <table:table-cell office:value-type="float" office:value="13.5246" table:style-name="ce1">
            <text:p>13.5246</text:p>
          </table:table-cell>
          <table:table-cell office:value-type="float" office:value="12.8721" table:style-name="ce1">
            <text:p>12.8721</text:p>
          </table:table-cell>
          <table:table-cell office:value-type="float" office:value="13.840199999999999" table:style-name="ce1">
            <text:p>13.8402</text:p>
          </table:table-cell>
          <table:table-cell office:value-type="float" office:value="13.2483" table:style-name="ce1">
            <text:p>13.2483</text:p>
          </table:table-cell>
          <table:table-cell office:value-type="float" office:value="13.741899999999999" table:style-name="ce1">
            <text:p>13.7419</text:p>
          </table:table-cell>
          <table:table-cell office:value-type="float" office:value="13.729900000000001" table:style-name="ce1">
            <text:p>13.7299</text:p>
          </table:table-cell>
          <table:table-cell office:value-type="float" office:value="12.891400000000001" table:style-name="ce1">
            <text:p>12.8914</text:p>
          </table:table-cell>
          <table:table-cell office:value-type="float" office:value="13.500299999999999" table:style-name="ce1">
            <text:p>13.5003</text:p>
          </table:table-cell>
          <table:table-cell office:value-type="float" office:value="13.8865" table:style-name="ce1">
            <text:p>13.8865</text:p>
          </table:table-cell>
          <table:table-cell office:value-type="float" office:value="13.2644" table:style-name="ce1">
            <text:p>13.2644</text:p>
          </table:table-cell>
          <table:table-cell office:value-type="float" office:value="13.737500000000001" table:style-name="ce1">
            <text:p>13.7375</text:p>
          </table:table-cell>
          <table:table-cell office:value-type="float" office:value="13.482200000000001" table:style-name="ce1">
            <text:p>13.4822</text:p>
          </table:table-cell>
          <table:table-cell office:value-type="float" office:value="13.3985" table:style-name="ce1">
            <text:p>13.3985</text:p>
          </table:table-cell>
          <table:table-cell office:value-type="float" office:value="13.8774" table:style-name="ce1">
            <text:p>13.8774</text:p>
          </table:table-cell>
          <table:table-cell office:value-type="float" office:value="14.3528" table:style-name="ce1">
            <text:p>14.3528</text:p>
          </table:table-cell>
          <table:table-cell office:value-type="float" office:value="13.9354" table:style-name="ce1">
            <text:p>13.9354</text:p>
          </table:table-cell>
          <table:table-cell office:value-type="float" office:value="12.8636" table:style-name="ce1">
            <text:p>12.8636</text:p>
          </table:table-cell>
          <table:table-cell office:value-type="float" office:value="14.0832" table:style-name="ce1">
            <text:p>14.0832</text:p>
          </table:table-cell>
          <table:table-cell office:value-type="float" office:value="13.5747" table:style-name="ce1">
            <text:p>13.5747</text:p>
          </table:table-cell>
          <table:table-cell office:value-type="float" office:value="13.7767" table:style-name="ce1">
            <text:p>13.7767</text:p>
          </table:table-cell>
          <table:table-cell office:value-type="float" office:value="14.25" table:style-name="ce1">
            <text:p>14.25</text:p>
          </table:table-cell>
          <table:table-cell table:style-name="ce1"/>
          <table:table-cell office:value-type="float" office:value="13.64961724137931" table:formula="of:=AVERAGE([.C15:.AE15])" table:style-name="ce1">
            <text:p>13.6496172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6.3156" table:style-name="ce1">
            <text:p>16.3156</text:p>
          </table:table-cell>
          <table:table-cell office:value-type="float" office:value="13.897600000000001" table:style-name="ce1">
            <text:p>13.8976</text:p>
          </table:table-cell>
          <table:table-cell office:value-type="float" office:value="15.334899999999999" table:style-name="ce1">
            <text:p>15.3349</text:p>
          </table:table-cell>
          <table:table-cell office:value-type="float" office:value="15.126799999999999" table:style-name="ce1">
            <text:p>15.1268</text:p>
          </table:table-cell>
          <table:table-cell office:value-type="float" office:value="15.6698" table:style-name="ce1">
            <text:p>15.6698</text:p>
          </table:table-cell>
          <table:table-cell office:value-type="float" office:value="14.8247" table:style-name="ce1">
            <text:p>14.8247</text:p>
          </table:table-cell>
          <table:table-cell office:value-type="float" office:value="17.033999999999999" table:style-name="ce1">
            <text:p>17.034</text:p>
          </table:table-cell>
          <table:table-cell office:value-type="float" office:value="17.220500000000001" table:style-name="ce1">
            <text:p>17.2205</text:p>
          </table:table-cell>
          <table:table-cell office:value-type="float" office:value="16.0961" table:style-name="ce1">
            <text:p>16.0961</text:p>
          </table:table-cell>
          <table:table-cell office:value-type="float" office:value="15.8613" table:style-name="ce1">
            <text:p>15.8613</text:p>
          </table:table-cell>
          <table:table-cell office:value-type="float" office:value="17.9131" table:style-name="ce1">
            <text:p>17.9131</text:p>
          </table:table-cell>
          <table:table-cell office:value-type="float" office:value="16.4635" table:style-name="ce1">
            <text:p>16.4635</text:p>
          </table:table-cell>
          <table:table-cell office:value-type="float" office:value="17.087900000000001" table:style-name="ce1">
            <text:p>17.0879</text:p>
          </table:table-cell>
          <table:table-cell office:value-type="float" office:value="17.684200000000001" table:style-name="ce1">
            <text:p>17.6842</text:p>
          </table:table-cell>
          <table:table-cell office:value-type="float" office:value="17.1189" table:style-name="ce1">
            <text:p>17.1189</text:p>
          </table:table-cell>
          <table:table-cell office:value-type="float" office:value="16.587" table:style-name="ce1">
            <text:p>16.587</text:p>
          </table:table-cell>
          <table:table-cell office:value-type="float" office:value="16.886800000000001" table:style-name="ce1">
            <text:p>16.8868</text:p>
          </table:table-cell>
          <table:table-cell office:value-type="float" office:value="17.720500000000001" table:style-name="ce1">
            <text:p>17.7205</text:p>
          </table:table-cell>
          <table:table-cell office:value-type="float" office:value="17.389700000000001" table:style-name="ce1">
            <text:p>17.3897</text:p>
          </table:table-cell>
          <table:table-cell office:value-type="float" office:value="16.560400000000001" table:style-name="ce1">
            <text:p>16.5604</text:p>
          </table:table-cell>
          <table:table-cell office:value-type="float" office:value="17.262899999999998" table:style-name="ce1">
            <text:p>17.2629</text:p>
          </table:table-cell>
          <table:table-cell office:value-type="float" office:value="16.834399999999999" table:style-name="ce1">
            <text:p>16.8344</text:p>
          </table:table-cell>
          <table:table-cell office:value-type="float" office:value="17.457899999999999" table:style-name="ce1">
            <text:p>17.4579</text:p>
          </table:table-cell>
          <table:table-cell office:value-type="float" office:value="16.625399999999999" table:style-name="ce1">
            <text:p>16.6254</text:p>
          </table:table-cell>
          <table:table-cell office:value-type="float" office:value="16.921299999999999" table:style-name="ce1">
            <text:p>16.9213</text:p>
          </table:table-cell>
          <table:table-cell office:value-type="float" office:value="17.392900000000001" table:style-name="ce1">
            <text:p>17.3929</text:p>
          </table:table-cell>
          <table:table-cell office:value-type="float" office:value="16.777000000000001" table:style-name="ce1">
            <text:p>16.777</text:p>
          </table:table-cell>
          <table:table-cell office:value-type="float" office:value="17.308599999999998" table:style-name="ce1">
            <text:p>17.3086</text:p>
          </table:table-cell>
          <table:table-cell office:value-type="float" office:value="16.760300000000001" table:style-name="ce1">
            <text:p>16.7603</text:p>
          </table:table-cell>
          <table:table-cell office:value-type="float" office:value="16.930700000000002" table:style-name="ce1">
            <text:p>16.9307</text:p>
          </table:table-cell>
          <table:table-cell table:style-name="ce1"/>
          <table:table-cell office:value-type="float" office:value="16.646520689655173" table:formula="of:=AVERAGE([.C16:.AE16])" table:style-name="ce1">
            <text:p>16.64652069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9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27.2911" table:style-name="ce1">
            <text:p>27.2911</text:p>
          </table:table-cell>
          <table:table-cell office:value-type="float" office:value="26.676300000000001" table:style-name="ce1">
            <text:p>26.6763</text:p>
          </table:table-cell>
          <table:table-cell office:value-type="float" office:value="27.749199999999998" table:style-name="ce1">
            <text:p>27.7492</text:p>
          </table:table-cell>
          <table:table-cell office:value-type="float" office:value="27.2972" table:style-name="ce1">
            <text:p>27.2972</text:p>
          </table:table-cell>
          <table:table-cell office:value-type="float" office:value="27.511500000000002" table:style-name="ce1">
            <text:p>27.5115</text:p>
          </table:table-cell>
          <table:table-cell office:value-type="float" office:value="27.2422" table:style-name="ce1">
            <text:p>27.2422</text:p>
          </table:table-cell>
          <table:table-cell office:value-type="float" office:value="27.828800000000001" table:style-name="ce1">
            <text:p>27.8288</text:p>
          </table:table-cell>
          <table:table-cell office:value-type="float" office:value="28.072399999999998" table:style-name="ce1">
            <text:p>28.0724</text:p>
          </table:table-cell>
          <table:table-cell office:value-type="float" office:value="28.0016" table:style-name="ce1">
            <text:p>28.0016</text:p>
          </table:table-cell>
          <table:table-cell office:value-type="float" office:value="27.936299999999999" table:style-name="ce1">
            <text:p>27.9363</text:p>
          </table:table-cell>
          <table:table-cell office:value-type="float" office:value="29.2896" table:style-name="ce1">
            <text:p>29.2896</text:p>
          </table:table-cell>
          <table:table-cell office:value-type="float" office:value="29.491900000000001" table:style-name="ce1">
            <text:p>29.4919</text:p>
          </table:table-cell>
          <table:table-cell office:value-type="float" office:value="29.293700000000001" table:style-name="ce1">
            <text:p>29.2937</text:p>
          </table:table-cell>
          <table:table-cell office:value-type="float" office:value="30.4313" table:style-name="ce1">
            <text:p>30.4313</text:p>
          </table:table-cell>
          <table:table-cell office:value-type="float" office:value="30.700900000000001" table:style-name="ce1">
            <text:p>30.7009</text:p>
          </table:table-cell>
          <table:table-cell office:value-type="float" office:value="29.286999999999999" table:style-name="ce1">
            <text:p>29.287</text:p>
          </table:table-cell>
          <table:table-cell office:value-type="float" office:value="29.168399999999998" table:style-name="ce1">
            <text:p>29.1684</text:p>
          </table:table-cell>
          <table:table-cell office:value-type="float" office:value="30.159400000000002" table:style-name="ce1">
            <text:p>30.1594</text:p>
          </table:table-cell>
          <table:table-cell office:value-type="float" office:value="29.556000000000001" table:style-name="ce1">
            <text:p>29.556</text:p>
          </table:table-cell>
          <table:table-cell office:value-type="float" office:value="30.245100000000001" table:style-name="ce1">
            <text:p>30.2451</text:p>
          </table:table-cell>
          <table:table-cell office:value-type="float" office:value="29.8338" table:style-name="ce1">
            <text:p>29.8338</text:p>
          </table:table-cell>
          <table:table-cell office:value-type="float" office:value="29.2498" table:style-name="ce1">
            <text:p>29.2498</text:p>
          </table:table-cell>
          <table:table-cell office:value-type="float" office:value="29.732199999999999" table:style-name="ce1">
            <text:p>29.7322</text:p>
          </table:table-cell>
          <table:table-cell office:value-type="float" office:value="30.1374" table:style-name="ce1">
            <text:p>30.1374</text:p>
          </table:table-cell>
          <table:table-cell office:value-type="float" office:value="29.7545" table:style-name="ce1">
            <text:p>29.7545</text:p>
          </table:table-cell>
          <table:table-cell office:value-type="float" office:value="29.862200000000001" table:style-name="ce1">
            <text:p>29.8622</text:p>
          </table:table-cell>
          <table:table-cell office:value-type="float" office:value="30.123899999999999" table:style-name="ce1">
            <text:p>30.1239</text:p>
          </table:table-cell>
          <table:table-cell office:value-type="float" office:value="29.9178" table:style-name="ce1">
            <text:p>29.9178</text:p>
          </table:table-cell>
          <table:table-cell office:value-type="float" office:value="29.697700000000001" table:style-name="ce1">
            <text:p>29.6977</text:p>
          </table:table-cell>
          <table:table-cell office:value-type="float" office:value="30.968499999999999" table:style-name="ce1">
            <text:p>30.9685</text:p>
          </table:table-cell>
          <table:table-cell table:style-name="ce1"/>
          <table:table-cell office:value-type="float" office:value="29.145400000000002" table:formula="of:=AVERAGE([.C2:.AE2])" table:style-name="ce1">
            <text:p>29.145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20.731300000000001" table:style-name="ce1">
            <text:p>20.7313</text:p>
          </table:table-cell>
          <table:table-cell office:value-type="float" office:value="17.403500000000001" table:style-name="ce1">
            <text:p>17.4035</text:p>
          </table:table-cell>
          <table:table-cell office:value-type="float" office:value="18.1953" table:style-name="ce1">
            <text:p>18.1953</text:p>
          </table:table-cell>
          <table:table-cell office:value-type="float" office:value="17.5001" table:style-name="ce1">
            <text:p>17.5001</text:p>
          </table:table-cell>
          <table:table-cell office:value-type="float" office:value="17.5809" table:style-name="ce1">
            <text:p>17.5809</text:p>
          </table:table-cell>
          <table:table-cell office:value-type="float" office:value="18.2776" table:style-name="ce1">
            <text:p>18.2776</text:p>
          </table:table-cell>
          <table:table-cell office:value-type="float" office:value="18.0809" table:style-name="ce1">
            <text:p>18.0809</text:p>
          </table:table-cell>
          <table:table-cell office:value-type="float" office:value="18.640899999999998" table:style-name="ce1">
            <text:p>18.6409</text:p>
          </table:table-cell>
          <table:table-cell office:value-type="float" office:value="19.004799999999999" table:style-name="ce1">
            <text:p>19.0048</text:p>
          </table:table-cell>
          <table:table-cell office:value-type="float" office:value="18.466100000000001" table:style-name="ce1">
            <text:p>18.4661</text:p>
          </table:table-cell>
          <table:table-cell office:value-type="float" office:value="19.721399999999999" table:style-name="ce1">
            <text:p>19.7214</text:p>
          </table:table-cell>
          <table:table-cell office:value-type="float" office:value="19.549800000000001" table:style-name="ce1">
            <text:p>19.5498</text:p>
          </table:table-cell>
          <table:table-cell office:value-type="float" office:value="20.157299999999999" table:style-name="ce1">
            <text:p>20.1573</text:p>
          </table:table-cell>
          <table:table-cell office:value-type="float" office:value="22.344000000000001" table:style-name="ce1">
            <text:p>22.344</text:p>
          </table:table-cell>
          <table:table-cell office:value-type="float" office:value="19.709399999999999" table:style-name="ce1">
            <text:p>19.7094</text:p>
          </table:table-cell>
          <table:table-cell office:value-type="float" office:value="19.928899999999999" table:style-name="ce1">
            <text:p>19.9289</text:p>
          </table:table-cell>
          <table:table-cell office:value-type="float" office:value="20.021999999999998" table:style-name="ce1">
            <text:p>20.022</text:p>
          </table:table-cell>
          <table:table-cell office:value-type="float" office:value="19.991599999999998" table:style-name="ce1">
            <text:p>19.9916</text:p>
          </table:table-cell>
          <table:table-cell office:value-type="float" office:value="20.156700000000001" table:style-name="ce1">
            <text:p>20.1567</text:p>
          </table:table-cell>
          <table:table-cell office:value-type="float" office:value="19.945" table:style-name="ce1">
            <text:p>19.945</text:p>
          </table:table-cell>
          <table:table-cell office:value-type="float" office:value="20.016999999999999" table:style-name="ce1">
            <text:p>20.017</text:p>
          </table:table-cell>
          <table:table-cell office:value-type="float" office:value="19.7392" table:style-name="ce1">
            <text:p>19.7392</text:p>
          </table:table-cell>
          <table:table-cell office:value-type="float" office:value="23.390899999999998" table:style-name="ce1">
            <text:p>23.3909</text:p>
          </table:table-cell>
          <table:table-cell office:value-type="float" office:value="19.642299999999999" table:style-name="ce1">
            <text:p>19.6423</text:p>
          </table:table-cell>
          <table:table-cell office:value-type="float" office:value="19.525200000000002" table:style-name="ce1">
            <text:p>19.5252</text:p>
          </table:table-cell>
          <table:table-cell office:value-type="float" office:value="20.133600000000001" table:style-name="ce1">
            <text:p>20.1336</text:p>
          </table:table-cell>
          <table:table-cell office:value-type="float" office:value="20.1997" table:style-name="ce1">
            <text:p>20.1997</text:p>
          </table:table-cell>
          <table:table-cell office:value-type="float" office:value="20.253" table:style-name="ce1">
            <text:p>20.253</text:p>
          </table:table-cell>
          <table:table-cell office:value-type="float" office:value="20.613700000000001" table:style-name="ce1">
            <text:p>20.6137</text:p>
          </table:table-cell>
          <table:table-cell office:value-type="float" office:value="27.1602" table:style-name="ce1">
            <text:p>27.1602</text:p>
          </table:table-cell>
          <table:table-cell table:style-name="ce1"/>
          <table:table-cell office:value-type="float" office:value="19.839689655172414" table:formula="of:=AVERAGE([.C3:.AE3])" table:style-name="ce1">
            <text:p>19.8396896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15.3827" table:style-name="ce1">
            <text:p>15.3827</text:p>
          </table:table-cell>
          <table:table-cell office:value-type="float" office:value="14.472200000000001" table:style-name="ce1">
            <text:p>14.4722</text:p>
          </table:table-cell>
          <table:table-cell office:value-type="float" office:value="15.5618" table:style-name="ce1">
            <text:p>15.5618</text:p>
          </table:table-cell>
          <table:table-cell office:value-type="float" office:value="15.3935" table:style-name="ce1">
            <text:p>15.3935</text:p>
          </table:table-cell>
          <table:table-cell office:value-type="float" office:value="14.1534" table:style-name="ce1">
            <text:p>14.1534</text:p>
          </table:table-cell>
          <table:table-cell office:value-type="float" office:value="14.8001" table:style-name="ce1">
            <text:p>14.8001</text:p>
          </table:table-cell>
          <table:table-cell office:value-type="float" office:value="15.2744" table:style-name="ce1">
            <text:p>15.2744</text:p>
          </table:table-cell>
          <table:table-cell office:value-type="float" office:value="15.5334" table:style-name="ce1">
            <text:p>15.5334</text:p>
          </table:table-cell>
          <table:table-cell office:value-type="float" office:value="15.551299999999999" table:style-name="ce1">
            <text:p>15.5513</text:p>
          </table:table-cell>
          <table:table-cell office:value-type="float" office:value="15.7088" table:style-name="ce1">
            <text:p>15.7088</text:p>
          </table:table-cell>
          <table:table-cell office:value-type="float" office:value="17.678599999999999" table:style-name="ce1">
            <text:p>17.6786</text:p>
          </table:table-cell>
          <table:table-cell office:value-type="float" office:value="17.4939" table:style-name="ce1">
            <text:p>17.4939</text:p>
          </table:table-cell>
          <table:table-cell office:value-type="float" office:value="16.890599999999999" table:style-name="ce1">
            <text:p>16.8906</text:p>
          </table:table-cell>
          <table:table-cell office:value-type="float" office:value="20.5258" table:style-name="ce1">
            <text:p>20.5258</text:p>
          </table:table-cell>
          <table:table-cell office:value-type="float" office:value="23.4939" table:style-name="ce1">
            <text:p>23.4939</text:p>
          </table:table-cell>
          <table:table-cell office:value-type="float" office:value="16.723700000000001" table:style-name="ce1">
            <text:p>16.7237</text:p>
          </table:table-cell>
          <table:table-cell office:value-type="float" office:value="17.219899999999999" table:style-name="ce1">
            <text:p>17.2199</text:p>
          </table:table-cell>
          <table:table-cell office:value-type="float" office:value="16.639399999999998" table:style-name="ce1">
            <text:p>16.6394</text:p>
          </table:table-cell>
          <table:table-cell office:value-type="float" office:value="16.895299999999999" table:style-name="ce1">
            <text:p>16.8953</text:p>
          </table:table-cell>
          <table:table-cell office:value-type="float" office:value="17.453800000000001" table:style-name="ce1">
            <text:p>17.4538</text:p>
          </table:table-cell>
          <table:table-cell office:value-type="float" office:value="18.052800000000001" table:style-name="ce1">
            <text:p>18.0528</text:p>
          </table:table-cell>
          <table:table-cell office:value-type="float" office:value="17.022300000000001" table:style-name="ce1">
            <text:p>17.0223</text:p>
          </table:table-cell>
          <table:table-cell office:value-type="float" office:value="16.282800000000002" table:style-name="ce1">
            <text:p>16.2828</text:p>
          </table:table-cell>
          <table:table-cell office:value-type="float" office:value="16.924499999999998" table:style-name="ce1">
            <text:p>16.9245</text:p>
          </table:table-cell>
          <table:table-cell office:value-type="float" office:value="16.9374" table:style-name="ce1">
            <text:p>16.9374</text:p>
          </table:table-cell>
          <table:table-cell office:value-type="float" office:value="16.981300000000001" table:style-name="ce1">
            <text:p>16.9813</text:p>
          </table:table-cell>
          <table:table-cell office:value-type="float" office:value="17.7102" table:style-name="ce1">
            <text:p>17.7102</text:p>
          </table:table-cell>
          <table:table-cell office:value-type="float" office:value="16.9436" table:style-name="ce1">
            <text:p>16.9436</text:p>
          </table:table-cell>
          <table:table-cell office:value-type="float" office:value="17.4693" table:style-name="ce1">
            <text:p>17.4693</text:p>
          </table:table-cell>
          <table:table-cell office:value-type="float" office:value="16.9114" table:style-name="ce1">
            <text:p>16.9114</text:p>
          </table:table-cell>
          <table:table-cell table:style-name="ce1"/>
          <table:table-cell office:value-type="float" office:value="16.851703448275863" table:formula="of:=AVERAGE([.C4:.AE4])" table:style-name="ce1">
            <text:p>16.8517034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18.478400000000001" table:style-name="ce1">
            <text:p>18.4784</text:p>
          </table:table-cell>
          <table:table-cell office:value-type="float" office:value="18.2407" table:style-name="ce1">
            <text:p>18.2407</text:p>
          </table:table-cell>
          <table:table-cell office:value-type="float" office:value="18.755600000000001" table:style-name="ce1">
            <text:p>18.7556</text:p>
          </table:table-cell>
          <table:table-cell office:value-type="float" office:value="14.297499999999999" table:style-name="ce1">
            <text:p>14.2975</text:p>
          </table:table-cell>
          <table:table-cell office:value-type="float" office:value="18.031099999999999" table:style-name="ce1">
            <text:p>18.0311</text:p>
          </table:table-cell>
          <table:table-cell office:value-type="float" office:value="14.6198" table:style-name="ce1">
            <text:p>14.6198</text:p>
          </table:table-cell>
          <table:table-cell office:value-type="float" office:value="18.892600000000002" table:style-name="ce1">
            <text:p>18.8926</text:p>
          </table:table-cell>
          <table:table-cell office:value-type="float" office:value="18.994800000000001" table:style-name="ce1">
            <text:p>18.9948</text:p>
          </table:table-cell>
          <table:table-cell office:value-type="float" office:value="15.0273" table:style-name="ce1">
            <text:p>15.0273</text:p>
          </table:table-cell>
          <table:table-cell office:value-type="float" office:value="14.7524" table:style-name="ce1">
            <text:p>14.7524</text:p>
          </table:table-cell>
          <table:table-cell office:value-type="float" office:value="20.709099999999999" table:style-name="ce1">
            <text:p>20.7091</text:p>
          </table:table-cell>
          <table:table-cell office:value-type="float" office:value="19.924800000000001" table:style-name="ce1">
            <text:p>19.9248</text:p>
          </table:table-cell>
          <table:table-cell office:value-type="float" office:value="20.951499999999999" table:style-name="ce1">
            <text:p>20.9515</text:p>
          </table:table-cell>
          <table:table-cell office:value-type="float" office:value="20.6614" table:style-name="ce1">
            <text:p>20.6614</text:p>
          </table:table-cell>
          <table:table-cell office:value-type="float" office:value="20.478400000000001" table:style-name="ce1">
            <text:p>20.4784</text:p>
          </table:table-cell>
          <table:table-cell office:value-type="float" office:value="13.4397" table:style-name="ce1">
            <text:p>13.4397</text:p>
          </table:table-cell>
          <table:table-cell office:value-type="float" office:value="16.107199999999999" table:style-name="ce1">
            <text:p>16.1072</text:p>
          </table:table-cell>
          <table:table-cell office:value-type="float" office:value="17.476299999999998" table:style-name="ce1">
            <text:p>17.4763</text:p>
          </table:table-cell>
          <table:table-cell office:value-type="float" office:value="17.490400000000001" table:style-name="ce1">
            <text:p>17.4904</text:p>
          </table:table-cell>
          <table:table-cell office:value-type="float" office:value="17.616599999999998" table:style-name="ce1">
            <text:p>17.6166</text:p>
          </table:table-cell>
          <table:table-cell office:value-type="float" office:value="18.118300000000001" table:style-name="ce1">
            <text:p>18.1183</text:p>
          </table:table-cell>
          <table:table-cell office:value-type="float" office:value="17.284600000000001" table:style-name="ce1">
            <text:p>17.2846</text:p>
          </table:table-cell>
          <table:table-cell office:value-type="float" office:value="17.7454" table:style-name="ce1">
            <text:p>17.7454</text:p>
          </table:table-cell>
          <table:table-cell office:value-type="float" office:value="18.233699999999999" table:style-name="ce1">
            <text:p>18.2337</text:p>
          </table:table-cell>
          <table:table-cell office:value-type="float" office:value="17.397600000000001" table:style-name="ce1">
            <text:p>17.3976</text:p>
          </table:table-cell>
          <table:table-cell office:value-type="float" office:value="17.395800000000001" table:style-name="ce1">
            <text:p>17.3958</text:p>
          </table:table-cell>
          <table:table-cell office:value-type="float" office:value="15.061199999999999" table:style-name="ce1">
            <text:p>15.0612</text:p>
          </table:table-cell>
          <table:table-cell office:value-type="float" office:value="17.816199999999998" table:style-name="ce1">
            <text:p>17.8162</text:p>
          </table:table-cell>
          <table:table-cell office:value-type="float" office:value="17.328499999999998" table:style-name="ce1">
            <text:p>17.3285</text:p>
          </table:table-cell>
          <table:table-cell office:value-type="float" office:value="13.6084" table:style-name="ce1">
            <text:p>13.6084</text:p>
          </table:table-cell>
          <table:table-cell table:style-name="ce1"/>
          <table:table-cell office:value-type="float" office:value="17.464031034482758" table:formula="of:=AVERAGE([.C5:.AE5])" table:style-name="ce1">
            <text:p>17.4640310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16.9954" table:style-name="ce1">
            <text:p>16.9954</text:p>
          </table:table-cell>
          <table:table-cell office:value-type="float" office:value="15.204700000000001" table:style-name="ce1">
            <text:p>15.2047</text:p>
          </table:table-cell>
          <table:table-cell office:value-type="float" office:value="15.289899999999999" table:style-name="ce1">
            <text:p>15.2899</text:p>
          </table:table-cell>
          <table:table-cell office:value-type="float" office:value="15.5258" table:style-name="ce1">
            <text:p>15.5258</text:p>
          </table:table-cell>
          <table:table-cell office:value-type="float" office:value="15.859500000000001" table:style-name="ce1">
            <text:p>15.8595</text:p>
          </table:table-cell>
          <table:table-cell office:value-type="float" office:value="16.025500000000001" table:style-name="ce1">
            <text:p>16.0255</text:p>
          </table:table-cell>
          <table:table-cell office:value-type="float" office:value="15.443" table:style-name="ce1">
            <text:p>15.443</text:p>
          </table:table-cell>
          <table:table-cell office:value-type="float" office:value="15.936199999999999" table:style-name="ce1">
            <text:p>15.9362</text:p>
          </table:table-cell>
          <table:table-cell office:value-type="float" office:value="16.0167" table:style-name="ce1">
            <text:p>16.0167</text:p>
          </table:table-cell>
          <table:table-cell office:value-type="float" office:value="15.486599999999999" table:style-name="ce1">
            <text:p>15.4866</text:p>
          </table:table-cell>
          <table:table-cell office:value-type="float" office:value="15.7919" table:style-name="ce1">
            <text:p>15.7919</text:p>
          </table:table-cell>
          <table:table-cell office:value-type="float" office:value="16.1037" table:style-name="ce1">
            <text:p>16.1037</text:p>
          </table:table-cell>
          <table:table-cell office:value-type="float" office:value="15.6798" table:style-name="ce1">
            <text:p>15.6798</text:p>
          </table:table-cell>
          <table:table-cell office:value-type="float" office:value="16.605699999999999" table:style-name="ce1">
            <text:p>16.6057</text:p>
          </table:table-cell>
          <table:table-cell office:value-type="float" office:value="16.101900000000001" table:style-name="ce1">
            <text:p>16.1019</text:p>
          </table:table-cell>
          <table:table-cell office:value-type="float" office:value="16.698799999999999" table:style-name="ce1">
            <text:p>16.6988</text:p>
          </table:table-cell>
          <table:table-cell office:value-type="float" office:value="17.0686" table:style-name="ce1">
            <text:p>17.0686</text:p>
          </table:table-cell>
          <table:table-cell office:value-type="float" office:value="17.690300000000001" table:style-name="ce1">
            <text:p>17.6903</text:p>
          </table:table-cell>
          <table:table-cell office:value-type="float" office:value="18.800699999999999" table:style-name="ce1">
            <text:p>18.8007</text:p>
          </table:table-cell>
          <table:table-cell office:value-type="float" office:value="17.340199999999999" table:style-name="ce1">
            <text:p>17.3402</text:p>
          </table:table-cell>
          <table:table-cell office:value-type="float" office:value="18.907" table:style-name="ce1">
            <text:p>18.907</text:p>
          </table:table-cell>
          <table:table-cell office:value-type="float" office:value="18.8809" table:style-name="ce1">
            <text:p>18.8809</text:p>
          </table:table-cell>
          <table:table-cell office:value-type="float" office:value="16.7913" table:style-name="ce1">
            <text:p>16.7913</text:p>
          </table:table-cell>
          <table:table-cell office:value-type="float" office:value="18.554500000000001" table:style-name="ce1">
            <text:p>18.5545</text:p>
          </table:table-cell>
          <table:table-cell office:value-type="float" office:value="18.1435" table:style-name="ce1">
            <text:p>18.1435</text:p>
          </table:table-cell>
          <table:table-cell office:value-type="float" office:value="17.943899999999999" table:style-name="ce1">
            <text:p>17.9439</text:p>
          </table:table-cell>
          <table:table-cell office:value-type="float" office:value="18.597000000000001" table:style-name="ce1">
            <text:p>18.597</text:p>
          </table:table-cell>
          <table:table-cell office:value-type="float" office:value="18.819199999999999" table:style-name="ce1">
            <text:p>18.8192</text:p>
          </table:table-cell>
          <table:table-cell office:value-type="float" office:value="19.076499999999999" table:style-name="ce1">
            <text:p>19.0765</text:p>
          </table:table-cell>
          <table:table-cell office:value-type="float" office:value="18.046900000000001" table:style-name="ce1">
            <text:p>18.0469</text:p>
          </table:table-cell>
          <table:table-cell table:style-name="ce1"/>
          <table:table-cell office:value-type="float" office:value="16.980351724137929" table:formula="of:=AVERAGE([.C6:.AE6])" table:style-name="ce1">
            <text:p>16.98035172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6.275500000000001" table:style-name="ce1">
            <text:p>16.2755</text:p>
          </table:table-cell>
          <table:table-cell office:value-type="float" office:value="23.398199999999999" table:style-name="ce1">
            <text:p>23.3982</text:p>
          </table:table-cell>
          <table:table-cell office:value-type="float" office:value="15.1997" table:style-name="ce1">
            <text:p>15.1997</text:p>
          </table:table-cell>
          <table:table-cell office:value-type="float" office:value="15.4438" table:style-name="ce1">
            <text:p>15.4438</text:p>
          </table:table-cell>
          <table:table-cell office:value-type="float" office:value="15.103999999999999" table:style-name="ce1">
            <text:p>15.104</text:p>
          </table:table-cell>
          <table:table-cell office:value-type="float" office:value="15.6221" table:style-name="ce1">
            <text:p>15.6221</text:p>
          </table:table-cell>
          <table:table-cell office:value-type="float" office:value="15.2597" table:style-name="ce1">
            <text:p>15.2597</text:p>
          </table:table-cell>
          <table:table-cell office:value-type="float" office:value="15.311500000000001" table:style-name="ce1">
            <text:p>15.3115</text:p>
          </table:table-cell>
          <table:table-cell office:value-type="float" office:value="16.562100000000001" table:style-name="ce1">
            <text:p>16.5621</text:p>
          </table:table-cell>
          <table:table-cell office:value-type="float" office:value="16.224" table:style-name="ce1">
            <text:p>16.224</text:p>
          </table:table-cell>
          <table:table-cell office:value-type="float" office:value="17.099599999999999" table:style-name="ce1">
            <text:p>17.0996</text:p>
          </table:table-cell>
          <table:table-cell office:value-type="float" office:value="17.3367" table:style-name="ce1">
            <text:p>17.3367</text:p>
          </table:table-cell>
          <table:table-cell office:value-type="float" office:value="16.956700000000001" table:style-name="ce1">
            <text:p>16.9567</text:p>
          </table:table-cell>
          <table:table-cell office:value-type="float" office:value="17.551300000000001" table:style-name="ce1">
            <text:p>17.5513</text:p>
          </table:table-cell>
          <table:table-cell office:value-type="float" office:value="17.243600000000001" table:style-name="ce1">
            <text:p>17.2436</text:p>
          </table:table-cell>
          <table:table-cell office:value-type="float" office:value="17.9968" table:style-name="ce1">
            <text:p>17.9968</text:p>
          </table:table-cell>
          <table:table-cell office:value-type="float" office:value="17.0519" table:style-name="ce1">
            <text:p>17.0519</text:p>
          </table:table-cell>
          <table:table-cell office:value-type="float" office:value="17.031400000000001" table:style-name="ce1">
            <text:p>17.0314</text:p>
          </table:table-cell>
          <table:table-cell office:value-type="float" office:value="17.434799999999999" table:style-name="ce1">
            <text:p>17.4348</text:p>
          </table:table-cell>
          <table:table-cell office:value-type="float" office:value="16.6494" table:style-name="ce1">
            <text:p>16.6494</text:p>
          </table:table-cell>
          <table:table-cell office:value-type="float" office:value="16.639099999999999" table:style-name="ce1">
            <text:p>16.6391</text:p>
          </table:table-cell>
          <table:table-cell office:value-type="float" office:value="16.696200000000001" table:style-name="ce1">
            <text:p>16.6962</text:p>
          </table:table-cell>
          <table:table-cell office:value-type="float" office:value="17.319400000000002" table:style-name="ce1">
            <text:p>17.3194</text:p>
          </table:table-cell>
          <table:table-cell office:value-type="float" office:value="16.715499999999999" table:style-name="ce1">
            <text:p>16.7155</text:p>
          </table:table-cell>
          <table:table-cell office:value-type="float" office:value="16.732800000000001" table:style-name="ce1">
            <text:p>16.7328</text:p>
          </table:table-cell>
          <table:table-cell office:value-type="float" office:value="17.147600000000001" table:style-name="ce1">
            <text:p>17.1476</text:p>
          </table:table-cell>
          <table:table-cell office:value-type="float" office:value="17.491" table:style-name="ce1">
            <text:p>17.491</text:p>
          </table:table-cell>
          <table:table-cell office:value-type="float" office:value="17.313600000000001" table:style-name="ce1">
            <text:p>17.3136</text:p>
          </table:table-cell>
          <table:table-cell office:value-type="float" office:value="17.195900000000002" table:style-name="ce1">
            <text:p>17.1959</text:p>
          </table:table-cell>
          <table:table-cell office:value-type="float" office:value="18.860399999999998" table:style-name="ce1">
            <text:p>18.8604</text:p>
          </table:table-cell>
          <table:table-cell table:style-name="ce1"/>
          <table:table-cell office:value-type="float" office:value="16.985820689655171" table:formula="of:=AVERAGE([.C7:.AE7])" table:style-name="ce1">
            <text:p>16.9858206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6.616599999999998" table:style-name="ce1">
            <text:p>16.6166</text:p>
          </table:table-cell>
          <table:table-cell office:value-type="float" office:value="15.2691" table:style-name="ce1">
            <text:p>15.2691</text:p>
          </table:table-cell>
          <table:table-cell office:value-type="float" office:value="15.538399999999999" table:style-name="ce1">
            <text:p>15.5384</text:p>
          </table:table-cell>
          <table:table-cell office:value-type="float" office:value="16.2164" table:style-name="ce1">
            <text:p>16.2164</text:p>
          </table:table-cell>
          <table:table-cell office:value-type="float" office:value="15.741899999999999" table:style-name="ce1">
            <text:p>15.7419</text:p>
          </table:table-cell>
          <table:table-cell office:value-type="float" office:value="16.177499999999998" table:style-name="ce1">
            <text:p>16.1775</text:p>
          </table:table-cell>
          <table:table-cell office:value-type="float" office:value="15.4939" table:style-name="ce1">
            <text:p>15.4939</text:p>
          </table:table-cell>
          <table:table-cell office:value-type="float" office:value="16.737200000000001" table:style-name="ce1">
            <text:p>16.7372</text:p>
          </table:table-cell>
          <table:table-cell office:value-type="float" office:value="16.673100000000002" table:style-name="ce1">
            <text:p>16.6731</text:p>
          </table:table-cell>
          <table:table-cell office:value-type="float" office:value="16.867999999999999" table:style-name="ce1">
            <text:p>16.868</text:p>
          </table:table-cell>
          <table:table-cell office:value-type="float" office:value="18.324100000000001" table:style-name="ce1">
            <text:p>18.3241</text:p>
          </table:table-cell>
          <table:table-cell office:value-type="float" office:value="18.1128" table:style-name="ce1">
            <text:p>18.1128</text:p>
          </table:table-cell>
          <table:table-cell office:value-type="float" office:value="18.509699999999999" table:style-name="ce1">
            <text:p>18.5097</text:p>
          </table:table-cell>
          <table:table-cell office:value-type="float" office:value="18.4559" table:style-name="ce1">
            <text:p>18.4559</text:p>
          </table:table-cell>
          <table:table-cell office:value-type="float" office:value="17.701499999999999" table:style-name="ce1">
            <text:p>17.7015</text:p>
          </table:table-cell>
          <table:table-cell office:value-type="float" office:value="17.517900000000001" table:style-name="ce1">
            <text:p>17.5179</text:p>
          </table:table-cell>
          <table:table-cell office:value-type="float" office:value="18.316199999999998" table:style-name="ce1">
            <text:p>18.3162</text:p>
          </table:table-cell>
          <table:table-cell office:value-type="float" office:value="18.5124" table:style-name="ce1">
            <text:p>18.5124</text:p>
          </table:table-cell>
          <table:table-cell office:value-type="float" office:value="16.880299999999998" table:style-name="ce1">
            <text:p>16.8803</text:p>
          </table:table-cell>
          <table:table-cell office:value-type="float" office:value="17.6236" table:style-name="ce1">
            <text:p>17.6236</text:p>
          </table:table-cell>
          <table:table-cell office:value-type="float" office:value="18.4544" table:style-name="ce1">
            <text:p>18.4544</text:p>
          </table:table-cell>
          <table:table-cell office:value-type="float" office:value="18.547799999999999" table:style-name="ce1">
            <text:p>18.5478</text:p>
          </table:table-cell>
          <table:table-cell office:value-type="float" office:value="18.139099999999999" table:style-name="ce1">
            <text:p>18.1391</text:p>
          </table:table-cell>
          <table:table-cell office:value-type="float" office:value="18.120999999999999" table:style-name="ce1">
            <text:p>18.121</text:p>
          </table:table-cell>
          <table:table-cell office:value-type="float" office:value="17.6037" table:style-name="ce1">
            <text:p>17.6037</text:p>
          </table:table-cell>
          <table:table-cell office:value-type="float" office:value="18.3414" table:style-name="ce1">
            <text:p>18.3414</text:p>
          </table:table-cell>
          <table:table-cell office:value-type="float" office:value="18.557700000000001" table:style-name="ce1">
            <text:p>18.5577</text:p>
          </table:table-cell>
          <table:table-cell office:value-type="float" office:value="18.107199999999999" table:style-name="ce1">
            <text:p>18.1072</text:p>
          </table:table-cell>
          <table:table-cell office:value-type="float" office:value="17.537500000000001" table:style-name="ce1">
            <text:p>17.5375</text:p>
          </table:table-cell>
          <table:table-cell office:value-type="float" office:value="18.668399999999998" table:style-name="ce1">
            <text:p>18.6684</text:p>
          </table:table-cell>
          <table:table-cell table:style-name="ce1"/>
          <table:table-cell office:value-type="float" office:value="17.474072413793102" table:formula="of:=AVERAGE([.C8:.AE8])" table:style-name="ce1">
            <text:p>17.4740724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21.599299999999999" table:style-name="ce1">
            <text:p>21.5993</text:p>
          </table:table-cell>
          <table:table-cell office:value-type="float" office:value="15.1028" table:style-name="ce1">
            <text:p>15.1028</text:p>
          </table:table-cell>
          <table:table-cell office:value-type="float" office:value="15.6716" table:style-name="ce1">
            <text:p>15.6716</text:p>
          </table:table-cell>
          <table:table-cell office:value-type="float" office:value="16.2957" table:style-name="ce1">
            <text:p>16.2957</text:p>
          </table:table-cell>
          <table:table-cell office:value-type="float" office:value="15.3973" table:style-name="ce1">
            <text:p>15.3973</text:p>
          </table:table-cell>
          <table:table-cell office:value-type="float" office:value="16.110399999999998" table:style-name="ce1">
            <text:p>16.1104</text:p>
          </table:table-cell>
          <table:table-cell office:value-type="float" office:value="15.5258" table:style-name="ce1">
            <text:p>15.5258</text:p>
          </table:table-cell>
          <table:table-cell office:value-type="float" office:value="16.7468" table:style-name="ce1">
            <text:p>16.7468</text:p>
          </table:table-cell>
          <table:table-cell office:value-type="float" office:value="15.6046" table:style-name="ce1">
            <text:p>15.6046</text:p>
          </table:table-cell>
          <table:table-cell office:value-type="float" office:value="16.8127" table:style-name="ce1">
            <text:p>16.8127</text:p>
          </table:table-cell>
          <table:table-cell office:value-type="float" office:value="18.27" table:style-name="ce1">
            <text:p>18.27</text:p>
          </table:table-cell>
          <table:table-cell office:value-type="float" office:value="18.090800000000002" table:style-name="ce1">
            <text:p>18.0908</text:p>
          </table:table-cell>
          <table:table-cell office:value-type="float" office:value="17.6327" table:style-name="ce1">
            <text:p>17.6327</text:p>
          </table:table-cell>
          <table:table-cell office:value-type="float" office:value="17.9617" table:style-name="ce1">
            <text:p>17.9617</text:p>
          </table:table-cell>
          <table:table-cell office:value-type="float" office:value="18.2319" table:style-name="ce1">
            <text:p>18.2319</text:p>
          </table:table-cell>
          <table:table-cell office:value-type="float" office:value="19.5229" table:style-name="ce1">
            <text:p>19.5229</text:p>
          </table:table-cell>
          <table:table-cell office:value-type="float" office:value="15.212300000000001" table:style-name="ce1">
            <text:p>15.2123</text:p>
          </table:table-cell>
          <table:table-cell office:value-type="float" office:value="14.77" table:style-name="ce1">
            <text:p>14.77</text:p>
          </table:table-cell>
          <table:table-cell office:value-type="float" office:value="14.861599999999999" table:style-name="ce1">
            <text:p>14.8616</text:p>
          </table:table-cell>
          <table:table-cell office:value-type="float" office:value="14.2094" table:style-name="ce1">
            <text:p>14.2094</text:p>
          </table:table-cell>
          <table:table-cell office:value-type="float" office:value="14.7928" table:style-name="ce1">
            <text:p>14.7928</text:p>
          </table:table-cell>
          <table:table-cell office:value-type="float" office:value="14.9213" table:style-name="ce1">
            <text:p>14.9213</text:p>
          </table:table-cell>
          <table:table-cell office:value-type="float" office:value="15.2758" table:style-name="ce1">
            <text:p>15.2758</text:p>
          </table:table-cell>
          <table:table-cell office:value-type="float" office:value="14.476599999999999" table:style-name="ce1">
            <text:p>14.4766</text:p>
          </table:table-cell>
          <table:table-cell office:value-type="float" office:value="14.838800000000001" table:style-name="ce1">
            <text:p>14.8388</text:p>
          </table:table-cell>
          <table:table-cell office:value-type="float" office:value="15.447699999999999" table:style-name="ce1">
            <text:p>15.4477</text:p>
          </table:table-cell>
          <table:table-cell office:value-type="float" office:value="14.5563" table:style-name="ce1">
            <text:p>14.5563</text:p>
          </table:table-cell>
          <table:table-cell office:value-type="float" office:value="14.301299999999999" table:style-name="ce1">
            <text:p>14.3013</text:p>
          </table:table-cell>
          <table:table-cell office:value-type="float" office:value="14.265000000000001" table:style-name="ce1">
            <text:p>14.265</text:p>
          </table:table-cell>
          <table:table-cell office:value-type="float" office:value="15.0123" table:style-name="ce1">
            <text:p>15.0123</text:p>
          </table:table-cell>
          <table:table-cell table:style-name="ce1"/>
          <table:table-cell office:value-type="float" office:value="15.859272413793105" table:formula="of:=AVERAGE([.C9:.AE9])" table:style-name="ce1">
            <text:p>15.8592724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6.895800000000001" table:style-name="ce1">
            <text:p>16.8958</text:p>
          </table:table-cell>
          <table:table-cell office:value-type="float" office:value="15.656700000000001" table:style-name="ce1">
            <text:p>15.6567</text:p>
          </table:table-cell>
          <table:table-cell office:value-type="float" office:value="15.933299999999999" table:style-name="ce1">
            <text:p>15.9333</text:p>
          </table:table-cell>
          <table:table-cell office:value-type="float" office:value="16.082599999999999" table:style-name="ce1">
            <text:p>16.0826</text:p>
          </table:table-cell>
          <table:table-cell office:value-type="float" office:value="16.7407" table:style-name="ce1">
            <text:p>16.7407</text:p>
          </table:table-cell>
          <table:table-cell office:value-type="float" office:value="16.680099999999999" table:style-name="ce1">
            <text:p>16.6801</text:p>
          </table:table-cell>
          <table:table-cell office:value-type="float" office:value="16.4787" table:style-name="ce1">
            <text:p>16.4787</text:p>
          </table:table-cell>
          <table:table-cell office:value-type="float" office:value="15.774100000000001" table:style-name="ce1">
            <text:p>15.7741</text:p>
          </table:table-cell>
          <table:table-cell office:value-type="float" office:value="16.238299999999999" table:style-name="ce1">
            <text:p>16.2383</text:p>
          </table:table-cell>
          <table:table-cell office:value-type="float" office:value="15.8133" table:style-name="ce1">
            <text:p>15.8133</text:p>
          </table:table-cell>
          <table:table-cell office:value-type="float" office:value="15.605399999999999" table:style-name="ce1">
            <text:p>15.6054</text:p>
          </table:table-cell>
          <table:table-cell office:value-type="float" office:value="15.972799999999999" table:style-name="ce1">
            <text:p>15.9728</text:p>
          </table:table-cell>
          <table:table-cell office:value-type="float" office:value="15.4283" table:style-name="ce1">
            <text:p>15.4283</text:p>
          </table:table-cell>
          <table:table-cell office:value-type="float" office:value="15.853400000000001" table:style-name="ce1">
            <text:p>15.8534</text:p>
          </table:table-cell>
          <table:table-cell office:value-type="float" office:value="16.033999999999999" table:style-name="ce1">
            <text:p>16.034</text:p>
          </table:table-cell>
          <table:table-cell office:value-type="float" office:value="16.1189" table:style-name="ce1">
            <text:p>16.1189</text:p>
          </table:table-cell>
          <table:table-cell office:value-type="float" office:value="16.0627" table:style-name="ce1">
            <text:p>16.0627</text:p>
          </table:table-cell>
          <table:table-cell office:value-type="float" office:value="16.523499999999999" table:style-name="ce1">
            <text:p>16.5235</text:p>
          </table:table-cell>
          <table:table-cell office:value-type="float" office:value="17.511500000000002" table:style-name="ce1">
            <text:p>17.5115</text:p>
          </table:table-cell>
          <table:table-cell office:value-type="float" office:value="17.282599999999999" table:style-name="ce1">
            <text:p>17.2826</text:p>
          </table:table-cell>
          <table:table-cell office:value-type="float" office:value="17.5367" table:style-name="ce1">
            <text:p>17.5367</text:p>
          </table:table-cell>
          <table:table-cell office:value-type="float" office:value="17.915199999999999" table:style-name="ce1">
            <text:p>17.9152</text:p>
          </table:table-cell>
          <table:table-cell office:value-type="float" office:value="19.6022" table:style-name="ce1">
            <text:p>19.6022</text:p>
          </table:table-cell>
          <table:table-cell office:value-type="float" office:value="18.6646" table:style-name="ce1">
            <text:p>18.6646</text:p>
          </table:table-cell>
          <table:table-cell office:value-type="float" office:value="18.315300000000001" table:style-name="ce1">
            <text:p>18.3153</text:p>
          </table:table-cell>
          <table:table-cell office:value-type="float" office:value="17.219899999999999" table:style-name="ce1">
            <text:p>17.2199</text:p>
          </table:table-cell>
          <table:table-cell office:value-type="float" office:value="19.061499999999999" table:style-name="ce1">
            <text:p>19.0615</text:p>
          </table:table-cell>
          <table:table-cell office:value-type="float" office:value="17.6069" table:style-name="ce1">
            <text:p>17.6069</text:p>
          </table:table-cell>
          <table:table-cell office:value-type="float" office:value="18.808599999999998" table:style-name="ce1">
            <text:p>18.8086</text:p>
          </table:table-cell>
          <table:table-cell office:value-type="float" office:value="15.7164" table:style-name="ce1">
            <text:p>15.7164</text:p>
          </table:table-cell>
          <table:table-cell table:style-name="ce1"/>
          <table:table-cell office:value-type="float" office:value="16.835799999999999" table:formula="of:=AVERAGE([.C10:.AE10])" table:style-name="ce1">
            <text:p>16.835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6.264399999999998" table:style-name="ce1">
            <text:p>16.2644</text:p>
          </table:table-cell>
          <table:table-cell office:value-type="float" office:value="15.314500000000001" table:style-name="ce1">
            <text:p>15.3145</text:p>
          </table:table-cell>
          <table:table-cell office:value-type="float" office:value="13.8774" table:style-name="ce1">
            <text:p>13.8774</text:p>
          </table:table-cell>
          <table:table-cell office:value-type="float" office:value="13.723699999999999" table:style-name="ce1">
            <text:p>13.7237</text:p>
          </table:table-cell>
          <table:table-cell office:value-type="float" office:value="14.567399999999999" table:style-name="ce1">
            <text:p>14.5674</text:p>
          </table:table-cell>
          <table:table-cell office:value-type="float" office:value="14.0097" table:style-name="ce1">
            <text:p>14.0097</text:p>
          </table:table-cell>
          <table:table-cell office:value-type="float" office:value="14.1066" table:style-name="ce1">
            <text:p>14.1066</text:p>
          </table:table-cell>
          <table:table-cell office:value-type="float" office:value="13.709899999999999" table:style-name="ce1">
            <text:p>13.7099</text:p>
          </table:table-cell>
          <table:table-cell office:value-type="float" office:value="14.135" table:style-name="ce1">
            <text:p>14.135</text:p>
          </table:table-cell>
          <table:table-cell office:value-type="float" office:value="14.1248" table:style-name="ce1">
            <text:p>14.1248</text:p>
          </table:table-cell>
          <table:table-cell office:value-type="float" office:value="13.4968" table:style-name="ce1">
            <text:p>13.4968</text:p>
          </table:table-cell>
          <table:table-cell office:value-type="float" office:value="13.600199999999999" table:style-name="ce1">
            <text:p>13.6002</text:p>
          </table:table-cell>
          <table:table-cell office:value-type="float" office:value="14.696199999999999" table:style-name="ce1">
            <text:p>14.6962</text:p>
          </table:table-cell>
          <table:table-cell office:value-type="float" office:value="13.889099999999999" table:style-name="ce1">
            <text:p>13.8891</text:p>
          </table:table-cell>
          <table:table-cell office:value-type="float" office:value="14.231" table:style-name="ce1">
            <text:p>14.231</text:p>
          </table:table-cell>
          <table:table-cell office:value-type="float" office:value="14.326700000000001" table:style-name="ce1">
            <text:p>14.3267</text:p>
          </table:table-cell>
          <table:table-cell office:value-type="float" office:value="14.9438" table:style-name="ce1">
            <text:p>14.9438</text:p>
          </table:table-cell>
          <table:table-cell office:value-type="float" office:value="13.193300000000001" table:style-name="ce1">
            <text:p>13.1933</text:p>
          </table:table-cell>
          <table:table-cell office:value-type="float" office:value="14.4529" table:style-name="ce1">
            <text:p>14.4529</text:p>
          </table:table-cell>
          <table:table-cell office:value-type="float" office:value="14.6546" table:style-name="ce1">
            <text:p>14.6546</text:p>
          </table:table-cell>
          <table:table-cell office:value-type="float" office:value="14.5969" table:style-name="ce1">
            <text:p>14.5969</text:p>
          </table:table-cell>
          <table:table-cell office:value-type="float" office:value="14.2767" table:style-name="ce1">
            <text:p>14.2767</text:p>
          </table:table-cell>
          <table:table-cell office:value-type="float" office:value="15.028700000000001" table:style-name="ce1">
            <text:p>15.0287</text:p>
          </table:table-cell>
          <table:table-cell office:value-type="float" office:value="14.02" table:style-name="ce1">
            <text:p>14.02</text:p>
          </table:table-cell>
          <table:table-cell office:value-type="float" office:value="13.3909" table:style-name="ce1">
            <text:p>13.3909</text:p>
          </table:table-cell>
          <table:table-cell office:value-type="float" office:value="13.749499999999999" table:style-name="ce1">
            <text:p>13.7495</text:p>
          </table:table-cell>
          <table:table-cell office:value-type="float" office:value="14.415699999999999" table:style-name="ce1">
            <text:p>14.4157</text:p>
          </table:table-cell>
          <table:table-cell office:value-type="float" office:value="14.557399999999999" table:style-name="ce1">
            <text:p>14.5574</text:p>
          </table:table-cell>
          <table:table-cell office:value-type="float" office:value="14.3399" table:style-name="ce1">
            <text:p>14.3399</text:p>
          </table:table-cell>
          <table:table-cell office:value-type="float" office:value="16.067699999999999" table:style-name="ce1">
            <text:p>16.0677</text:p>
          </table:table-cell>
          <table:table-cell table:style-name="ce1"/>
          <table:table-cell office:value-type="float" office:value="14.258517241379311" table:formula="of:=AVERAGE([.C11:.AE11])" table:style-name="ce1">
            <text:p>14.2585172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8.003" table:style-name="ce1">
            <text:p>18.003</text:p>
          </table:table-cell>
          <table:table-cell office:value-type="float" office:value="14.970800000000001" table:style-name="ce1">
            <text:p>14.9708</text:p>
          </table:table-cell>
          <table:table-cell office:value-type="float" office:value="14.328200000000001" table:style-name="ce1">
            <text:p>14.3282</text:p>
          </table:table-cell>
          <table:table-cell office:value-type="float" office:value="14.646699999999999" table:style-name="ce1">
            <text:p>14.6467</text:p>
          </table:table-cell>
          <table:table-cell office:value-type="float" office:value="13.7331" table:style-name="ce1">
            <text:p>13.7331</text:p>
          </table:table-cell>
          <table:table-cell office:value-type="float" office:value="15.2258" table:style-name="ce1">
            <text:p>15.2258</text:p>
          </table:table-cell>
          <table:table-cell office:value-type="float" office:value="14.7187" table:style-name="ce1">
            <text:p>14.7187</text:p>
          </table:table-cell>
          <table:table-cell office:value-type="float" office:value="15.815300000000001" table:style-name="ce1">
            <text:p>15.8153</text:p>
          </table:table-cell>
          <table:table-cell office:value-type="float" office:value="16.0779" table:style-name="ce1">
            <text:p>16.0779</text:p>
          </table:table-cell>
          <table:table-cell office:value-type="float" office:value="15.327" table:style-name="ce1">
            <text:p>15.327</text:p>
          </table:table-cell>
          <table:table-cell office:value-type="float" office:value="16.619499999999999" table:style-name="ce1">
            <text:p>16.6195</text:p>
          </table:table-cell>
          <table:table-cell office:value-type="float" office:value="16.596699999999998" table:style-name="ce1">
            <text:p>16.5967</text:p>
          </table:table-cell>
          <table:table-cell office:value-type="float" office:value="17.462" table:style-name="ce1">
            <text:p>17.462</text:p>
          </table:table-cell>
          <table:table-cell office:value-type="float" office:value="16.278199999999998" table:style-name="ce1">
            <text:p>16.2782</text:p>
          </table:table-cell>
          <table:table-cell office:value-type="float" office:value="16.608699999999999" table:style-name="ce1">
            <text:p>16.6087</text:p>
          </table:table-cell>
          <table:table-cell office:value-type="float" office:value="16.485099999999999" table:style-name="ce1">
            <text:p>16.4851</text:p>
          </table:table-cell>
          <table:table-cell office:value-type="float" office:value="16.7498" table:style-name="ce1">
            <text:p>16.7498</text:p>
          </table:table-cell>
          <table:table-cell office:value-type="float" office:value="16.504999999999999" table:style-name="ce1">
            <text:p>16.505</text:p>
          </table:table-cell>
          <table:table-cell office:value-type="float" office:value="17.3142" table:style-name="ce1">
            <text:p>17.3142</text:p>
          </table:table-cell>
          <table:table-cell office:value-type="float" office:value="15.735099999999999" table:style-name="ce1">
            <text:p>15.7351</text:p>
          </table:table-cell>
          <table:table-cell office:value-type="float" office:value="16.144100000000002" table:style-name="ce1">
            <text:p>16.1441</text:p>
          </table:table-cell>
          <table:table-cell office:value-type="float" office:value="16.185099999999998" table:style-name="ce1">
            <text:p>16.1851</text:p>
          </table:table-cell>
          <table:table-cell office:value-type="float" office:value="16.319400000000002" table:style-name="ce1">
            <text:p>16.3194</text:p>
          </table:table-cell>
          <table:table-cell office:value-type="float" office:value="17.623899999999999" table:style-name="ce1">
            <text:p>17.6239</text:p>
          </table:table-cell>
          <table:table-cell office:value-type="float" office:value="17.234300000000001" table:style-name="ce1">
            <text:p>17.2343</text:p>
          </table:table-cell>
          <table:table-cell office:value-type="float" office:value="17.483699999999999" table:style-name="ce1">
            <text:p>17.4837</text:p>
          </table:table-cell>
          <table:table-cell office:value-type="float" office:value="17.379200000000001" table:style-name="ce1">
            <text:p>17.3792</text:p>
          </table:table-cell>
          <table:table-cell office:value-type="float" office:value="16.148800000000001" table:style-name="ce1">
            <text:p>16.1488</text:p>
          </table:table-cell>
          <table:table-cell office:value-type="float" office:value="17.6175" table:style-name="ce1">
            <text:p>17.6175</text:p>
          </table:table-cell>
          <table:table-cell office:value-type="float" office:value="16.5823" table:style-name="ce1">
            <text:p>16.5823</text:p>
          </table:table-cell>
          <table:table-cell table:style-name="ce1"/>
          <table:table-cell office:value-type="float" office:value="16.204003448275859" table:formula="of:=AVERAGE([.C12:.AE12])" table:style-name="ce1">
            <text:p>16.2040034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6.758500000000002" table:style-name="ce1">
            <text:p>16.7585</text:p>
          </table:table-cell>
          <table:table-cell office:value-type="float" office:value="12.9655" table:style-name="ce1">
            <text:p>12.9655</text:p>
          </table:table-cell>
          <table:table-cell office:value-type="float" office:value="14.801" table:style-name="ce1">
            <text:p>14.801</text:p>
          </table:table-cell>
          <table:table-cell office:value-type="float" office:value="14.6652" table:style-name="ce1">
            <text:p>14.6652</text:p>
          </table:table-cell>
          <table:table-cell office:value-type="float" office:value="14.696199999999999" table:style-name="ce1">
            <text:p>14.6962</text:p>
          </table:table-cell>
          <table:table-cell office:value-type="float" office:value="14.8841" table:style-name="ce1">
            <text:p>14.8841</text:p>
          </table:table-cell>
          <table:table-cell office:value-type="float" office:value="14.1991" table:style-name="ce1">
            <text:p>14.1991</text:p>
          </table:table-cell>
          <table:table-cell office:value-type="float" office:value="15.6403" table:style-name="ce1">
            <text:p>15.6403</text:p>
          </table:table-cell>
          <table:table-cell office:value-type="float" office:value="13.866" table:style-name="ce1">
            <text:p>13.866</text:p>
          </table:table-cell>
          <table:table-cell office:value-type="float" office:value="14.9582" table:style-name="ce1">
            <text:p>14.9582</text:p>
          </table:table-cell>
          <table:table-cell office:value-type="float" office:value="16.636500000000002" table:style-name="ce1">
            <text:p>16.6365</text:p>
          </table:table-cell>
          <table:table-cell office:value-type="float" office:value="17.218699999999998" table:style-name="ce1">
            <text:p>17.2187</text:p>
          </table:table-cell>
          <table:table-cell office:value-type="float" office:value="16.3399" table:style-name="ce1">
            <text:p>16.3399</text:p>
          </table:table-cell>
          <table:table-cell office:value-type="float" office:value="17.014099999999999" table:style-name="ce1">
            <text:p>17.0141</text:p>
          </table:table-cell>
          <table:table-cell office:value-type="float" office:value="14.1508" table:style-name="ce1">
            <text:p>14.1508</text:p>
          </table:table-cell>
          <table:table-cell office:value-type="float" office:value="14.0604" table:style-name="ce1">
            <text:p>14.0604</text:p>
          </table:table-cell>
          <table:table-cell office:value-type="float" office:value="13.051299999999999" table:style-name="ce1">
            <text:p>13.0513</text:p>
          </table:table-cell>
          <table:table-cell office:value-type="float" office:value="13.0806" table:style-name="ce1">
            <text:p>13.0806</text:p>
          </table:table-cell>
          <table:table-cell office:value-type="float" office:value="13.1075" table:style-name="ce1">
            <text:p>13.1075</text:p>
          </table:table-cell>
          <table:table-cell office:value-type="float" office:value="12.691800000000001" table:style-name="ce1">
            <text:p>12.6918</text:p>
          </table:table-cell>
          <table:table-cell office:value-type="float" office:value="13.070600000000001" table:style-name="ce1">
            <text:p>13.0706</text:p>
          </table:table-cell>
          <table:table-cell office:value-type="float" office:value="13.7849" table:style-name="ce1">
            <text:p>13.7849</text:p>
          </table:table-cell>
          <table:table-cell office:value-type="float" office:value="12.779" table:style-name="ce1">
            <text:p>12.779</text:p>
          </table:table-cell>
          <table:table-cell office:value-type="float" office:value="14.8238" table:style-name="ce1">
            <text:p>14.8238</text:p>
          </table:table-cell>
          <table:table-cell office:value-type="float" office:value="13.879099999999999" table:style-name="ce1">
            <text:p>13.8791</text:p>
          </table:table-cell>
          <table:table-cell office:value-type="float" office:value="13.2187" table:style-name="ce1">
            <text:p>13.2187</text:p>
          </table:table-cell>
          <table:table-cell office:value-type="float" office:value="13.9146" table:style-name="ce1">
            <text:p>13.9146</text:p>
          </table:table-cell>
          <table:table-cell office:value-type="float" office:value="12.800700000000001" table:style-name="ce1">
            <text:p>12.8007</text:p>
          </table:table-cell>
          <table:table-cell office:value-type="float" office:value="14.0381" table:style-name="ce1">
            <text:p>14.0381</text:p>
          </table:table-cell>
          <table:table-cell office:value-type="float" office:value="13.0527" table:style-name="ce1">
            <text:p>13.0527</text:p>
          </table:table-cell>
          <table:table-cell table:style-name="ce1"/>
          <table:table-cell office:value-type="float" office:value="14.254806896551726" table:formula="of:=AVERAGE([.C13:.AE13])" table:style-name="ce1">
            <text:p>14.254806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5.6037" table:style-name="ce1">
            <text:p>15.6037</text:p>
          </table:table-cell>
          <table:table-cell office:value-type="float" office:value="13.3065" table:style-name="ce1">
            <text:p>13.3065</text:p>
          </table:table-cell>
          <table:table-cell office:value-type="float" office:value="15.298400000000001" table:style-name="ce1">
            <text:p>15.2984</text:p>
          </table:table-cell>
          <table:table-cell office:value-type="float" office:value="13.428599999999999" table:style-name="ce1">
            <text:p>13.4286</text:p>
          </table:table-cell>
          <table:table-cell office:value-type="float" office:value="14.519399999999999" table:style-name="ce1">
            <text:p>14.5194</text:p>
          </table:table-cell>
          <table:table-cell office:value-type="float" office:value="14.7752" table:style-name="ce1">
            <text:p>14.7752</text:p>
          </table:table-cell>
          <table:table-cell office:value-type="float" office:value="13.434799999999999" table:style-name="ce1">
            <text:p>13.4348</text:p>
          </table:table-cell>
          <table:table-cell office:value-type="float" office:value="14.109500000000001" table:style-name="ce1">
            <text:p>14.1095</text:p>
          </table:table-cell>
          <table:table-cell office:value-type="float" office:value="13.4307" table:style-name="ce1">
            <text:p>13.4307</text:p>
          </table:table-cell>
          <table:table-cell office:value-type="float" office:value="13.739800000000001" table:style-name="ce1">
            <text:p>13.7398</text:p>
          </table:table-cell>
          <table:table-cell office:value-type="float" office:value="14.2448" table:style-name="ce1">
            <text:p>14.2448</text:p>
          </table:table-cell>
          <table:table-cell office:value-type="float" office:value="15.276400000000001" table:style-name="ce1">
            <text:p>15.2764</text:p>
          </table:table-cell>
          <table:table-cell office:value-type="float" office:value="13.820600000000001" table:style-name="ce1">
            <text:p>13.8206</text:p>
          </table:table-cell>
          <table:table-cell office:value-type="float" office:value="14.325900000000001" table:style-name="ce1">
            <text:p>14.3259</text:p>
          </table:table-cell>
          <table:table-cell office:value-type="float" office:value="14.361000000000001" table:style-name="ce1">
            <text:p>14.361</text:p>
          </table:table-cell>
          <table:table-cell office:value-type="float" office:value="15.2498" table:style-name="ce1">
            <text:p>15.2498</text:p>
          </table:table-cell>
          <table:table-cell office:value-type="float" office:value="15.3127" table:style-name="ce1">
            <text:p>15.3127</text:p>
          </table:table-cell>
          <table:table-cell office:value-type="float" office:value="15.6031" table:style-name="ce1">
            <text:p>15.6031</text:p>
          </table:table-cell>
          <table:table-cell office:value-type="float" office:value="16.2943" table:style-name="ce1">
            <text:p>16.2943</text:p>
          </table:table-cell>
          <table:table-cell office:value-type="float" office:value="16.2776" table:style-name="ce1">
            <text:p>16.2776</text:p>
          </table:table-cell>
          <table:table-cell office:value-type="float" office:value="16.0153" table:style-name="ce1">
            <text:p>16.0153</text:p>
          </table:table-cell>
          <table:table-cell office:value-type="float" office:value="16.9725" table:style-name="ce1">
            <text:p>16.9725</text:p>
          </table:table-cell>
          <table:table-cell office:value-type="float" office:value="17.032" table:style-name="ce1">
            <text:p>17.032</text:p>
          </table:table-cell>
          <table:table-cell office:value-type="float" office:value="16.382400000000001" table:style-name="ce1">
            <text:p>16.3824</text:p>
          </table:table-cell>
          <table:table-cell office:value-type="float" office:value="16.5809" table:style-name="ce1">
            <text:p>16.5809</text:p>
          </table:table-cell>
          <table:table-cell office:value-type="float" office:value="16.941199999999998" table:style-name="ce1">
            <text:p>16.9412</text:p>
          </table:table-cell>
          <table:table-cell office:value-type="float" office:value="16.172499999999999" table:style-name="ce1">
            <text:p>16.1725</text:p>
          </table:table-cell>
          <table:table-cell office:value-type="float" office:value="16.165199999999999" table:style-name="ce1">
            <text:p>16.1652</text:p>
          </table:table-cell>
          <table:table-cell office:value-type="float" office:value="17.3522" table:style-name="ce1">
            <text:p>17.3522</text:p>
          </table:table-cell>
          <table:table-cell office:value-type="float" office:value="17.320599999999999" table:style-name="ce1">
            <text:p>17.3206</text:p>
          </table:table-cell>
          <table:table-cell table:style-name="ce1"/>
          <table:table-cell office:value-type="float" office:value="15.301513793103448" table:formula="of:=AVERAGE([.C14:.AE14])" table:style-name="ce1">
            <text:p>15.3015137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5.4163" table:style-name="ce1">
            <text:p>15.4163</text:p>
          </table:table-cell>
          <table:table-cell office:value-type="float" office:value="14.834899999999999" table:style-name="ce1">
            <text:p>14.8349</text:p>
          </table:table-cell>
          <table:table-cell office:value-type="float" office:value="14.6473" table:style-name="ce1">
            <text:p>14.6473</text:p>
          </table:table-cell>
          <table:table-cell office:value-type="float" office:value="13.686199999999999" table:style-name="ce1">
            <text:p>13.6862</text:p>
          </table:table-cell>
          <table:table-cell office:value-type="float" office:value="14.5527" table:style-name="ce1">
            <text:p>14.5527</text:p>
          </table:table-cell>
          <table:table-cell office:value-type="float" office:value="14.4421" table:style-name="ce1">
            <text:p>14.4421</text:p>
          </table:table-cell>
          <table:table-cell office:value-type="float" office:value="14.079700000000001" table:style-name="ce1">
            <text:p>14.0797</text:p>
          </table:table-cell>
          <table:table-cell office:value-type="float" office:value="15.5244" table:style-name="ce1">
            <text:p>15.5244</text:p>
          </table:table-cell>
          <table:table-cell office:value-type="float" office:value="14.840199999999999" table:style-name="ce1">
            <text:p>14.8402</text:p>
          </table:table-cell>
          <table:table-cell office:value-type="float" office:value="15.1455" table:style-name="ce1">
            <text:p>15.1455</text:p>
          </table:table-cell>
          <table:table-cell office:value-type="float" office:value="16.503599999999999" table:style-name="ce1">
            <text:p>16.5036</text:p>
          </table:table-cell>
          <table:table-cell office:value-type="float" office:value="16.681000000000001" table:style-name="ce1">
            <text:p>16.681</text:p>
          </table:table-cell>
          <table:table-cell office:value-type="float" office:value="16.77" table:style-name="ce1">
            <text:p>16.77</text:p>
          </table:table-cell>
          <table:table-cell office:value-type="float" office:value="16.5062" table:style-name="ce1">
            <text:p>16.5062</text:p>
          </table:table-cell>
          <table:table-cell office:value-type="float" office:value="16.760000000000002" table:style-name="ce1">
            <text:p>16.76</text:p>
          </table:table-cell>
          <table:table-cell office:value-type="float" office:value="16.925699999999999" table:style-name="ce1">
            <text:p>16.9257</text:p>
          </table:table-cell>
          <table:table-cell office:value-type="float" office:value="16.64" table:style-name="ce1">
            <text:p>16.64</text:p>
          </table:table-cell>
          <table:table-cell office:value-type="float" office:value="16.477499999999999" table:style-name="ce1">
            <text:p>16.4775</text:p>
          </table:table-cell>
          <table:table-cell office:value-type="float" office:value="16.599" table:style-name="ce1">
            <text:p>16.599</text:p>
          </table:table-cell>
          <table:table-cell office:value-type="float" office:value="16.751799999999999" table:style-name="ce1">
            <text:p>16.7518</text:p>
          </table:table-cell>
          <table:table-cell office:value-type="float" office:value="16.480399999999999" table:style-name="ce1">
            <text:p>16.4804</text:p>
          </table:table-cell>
          <table:table-cell office:value-type="float" office:value="16.762599999999999" table:style-name="ce1">
            <text:p>16.7626</text:p>
          </table:table-cell>
          <table:table-cell office:value-type="float" office:value="16.734300000000001" table:style-name="ce1">
            <text:p>16.7343</text:p>
          </table:table-cell>
          <table:table-cell office:value-type="float" office:value="16.6617" table:style-name="ce1">
            <text:p>16.6617</text:p>
          </table:table-cell>
          <table:table-cell office:value-type="float" office:value="16.6584" table:style-name="ce1">
            <text:p>16.6584</text:p>
          </table:table-cell>
          <table:table-cell office:value-type="float" office:value="16.704699999999999" table:style-name="ce1">
            <text:p>16.7047</text:p>
          </table:table-cell>
          <table:table-cell office:value-type="float" office:value="17.361599999999999" table:style-name="ce1">
            <text:p>17.3616</text:p>
          </table:table-cell>
          <table:table-cell office:value-type="float" office:value="16.411899999999999" table:style-name="ce1">
            <text:p>16.4119</text:p>
          </table:table-cell>
          <table:table-cell office:value-type="float" office:value="16.650200000000002" table:style-name="ce1">
            <text:p>16.6502</text:p>
          </table:table-cell>
          <table:table-cell office:value-type="float" office:value="16.226299999999998" table:style-name="ce1">
            <text:p>16.2263</text:p>
          </table:table-cell>
          <table:table-cell table:style-name="ce1"/>
          <table:table-cell office:value-type="float" office:value="16.03516896551724" table:formula="of:=AVERAGE([.C15:.AE15])" table:style-name="ce1">
            <text:p>16.0351689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4.854900000000001" table:style-name="ce1">
            <text:p>14.8549</text:p>
          </table:table-cell>
          <table:table-cell office:value-type="float" office:value="13.830299999999999" table:style-name="ce1">
            <text:p>13.8303</text:p>
          </table:table-cell>
          <table:table-cell office:value-type="float" office:value="14.5984" table:style-name="ce1">
            <text:p>14.5984</text:p>
          </table:table-cell>
          <table:table-cell office:value-type="float" office:value="14.4292" table:style-name="ce1">
            <text:p>14.4292</text:p>
          </table:table-cell>
          <table:table-cell office:value-type="float" office:value="14.722799999999999" table:style-name="ce1">
            <text:p>14.7228</text:p>
          </table:table-cell>
          <table:table-cell office:value-type="float" office:value="13.26" table:style-name="ce1">
            <text:p>13.26</text:p>
          </table:table-cell>
          <table:table-cell office:value-type="float" office:value="14.110099999999999" table:style-name="ce1">
            <text:p>14.1101</text:p>
          </table:table-cell>
          <table:table-cell office:value-type="float" office:value="14.9154" table:style-name="ce1">
            <text:p>14.9154</text:p>
          </table:table-cell>
          <table:table-cell office:value-type="float" office:value="14.834899999999999" table:style-name="ce1">
            <text:p>14.8349</text:p>
          </table:table-cell>
          <table:table-cell office:value-type="float" office:value="13.9819" table:style-name="ce1">
            <text:p>13.9819</text:p>
          </table:table-cell>
          <table:table-cell office:value-type="float" office:value="16.945599999999999" table:style-name="ce1">
            <text:p>16.9456</text:p>
          </table:table-cell>
          <table:table-cell office:value-type="float" office:value="16.8765" table:style-name="ce1">
            <text:p>16.8765</text:p>
          </table:table-cell>
          <table:table-cell office:value-type="float" office:value="16.5776" table:style-name="ce1">
            <text:p>16.5776</text:p>
          </table:table-cell>
          <table:table-cell office:value-type="float" office:value="16.226299999999998" table:style-name="ce1">
            <text:p>16.2263</text:p>
          </table:table-cell>
          <table:table-cell office:value-type="float" office:value="16.627099999999999" table:style-name="ce1">
            <text:p>16.6271</text:p>
          </table:table-cell>
          <table:table-cell office:value-type="float" office:value="17.224900000000002" table:style-name="ce1">
            <text:p>17.2249</text:p>
          </table:table-cell>
          <table:table-cell office:value-type="float" office:value="16.914000000000001" table:style-name="ce1">
            <text:p>16.914</text:p>
          </table:table-cell>
          <table:table-cell office:value-type="float" office:value="17.9635" table:style-name="ce1">
            <text:p>17.9635</text:p>
          </table:table-cell>
          <table:table-cell office:value-type="float" office:value="16.6052" table:style-name="ce1">
            <text:p>16.6052</text:p>
          </table:table-cell>
          <table:table-cell office:value-type="float" office:value="17.612200000000001" table:style-name="ce1">
            <text:p>17.6122</text:p>
          </table:table-cell>
          <table:table-cell office:value-type="float" office:value="16.321200000000001" table:style-name="ce1">
            <text:p>16.3212</text:p>
          </table:table-cell>
          <table:table-cell office:value-type="float" office:value="16.7667" table:style-name="ce1">
            <text:p>16.7667</text:p>
          </table:table-cell>
          <table:table-cell office:value-type="float" office:value="16.849900000000002" table:style-name="ce1">
            <text:p>16.8499</text:p>
          </table:table-cell>
          <table:table-cell office:value-type="float" office:value="17.664000000000001" table:style-name="ce1">
            <text:p>17.664</text:p>
          </table:table-cell>
          <table:table-cell office:value-type="float" office:value="16.255299999999998" table:style-name="ce1">
            <text:p>16.2553</text:p>
          </table:table-cell>
          <table:table-cell office:value-type="float" office:value="17.4559" table:style-name="ce1">
            <text:p>17.4559</text:p>
          </table:table-cell>
          <table:table-cell office:value-type="float" office:value="16.037199999999999" table:style-name="ce1">
            <text:p>16.0372</text:p>
          </table:table-cell>
          <table:table-cell office:value-type="float" office:value="15.933" table:style-name="ce1">
            <text:p>15.933</text:p>
          </table:table-cell>
          <table:table-cell office:value-type="float" office:value="17.142900000000001" table:style-name="ce1">
            <text:p>17.1429</text:p>
          </table:table-cell>
          <table:table-cell office:value-type="float" office:value="16.649899999999999" table:style-name="ce1">
            <text:p>16.6499</text:p>
          </table:table-cell>
          <table:table-cell table:style-name="ce1"/>
          <table:table-cell office:value-type="float" office:value="16.045927586206894" table:formula="of:=AVERAGE([.C16:.AE16])" table:style-name="ce1">
            <text:p>16.04592759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8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26.729900000000001" table:style-name="ce1">
            <text:p>26.7299</text:p>
          </table:table-cell>
          <table:table-cell office:value-type="float" office:value="27.151199999999999" table:style-name="ce1">
            <text:p>27.1512</text:p>
          </table:table-cell>
          <table:table-cell office:value-type="float" office:value="28.521799999999999" table:style-name="ce1">
            <text:p>28.5218</text:p>
          </table:table-cell>
          <table:table-cell office:value-type="float" office:value="27.1403" table:style-name="ce1">
            <text:p>27.1403</text:p>
          </table:table-cell>
          <table:table-cell office:value-type="float" office:value="28.691299999999998" table:style-name="ce1">
            <text:p>28.6913</text:p>
          </table:table-cell>
          <table:table-cell office:value-type="float" office:value="28.906700000000001" table:style-name="ce1">
            <text:p>28.9067</text:p>
          </table:table-cell>
          <table:table-cell office:value-type="float" office:value="27.76" table:style-name="ce1">
            <text:p>27.76</text:p>
          </table:table-cell>
          <table:table-cell office:value-type="float" office:value="28.332100000000001" table:style-name="ce1">
            <text:p>28.3321</text:p>
          </table:table-cell>
          <table:table-cell office:value-type="float" office:value="28.765899999999998" table:style-name="ce1">
            <text:p>28.7659</text:p>
          </table:table-cell>
          <table:table-cell office:value-type="float" office:value="28.245699999999999" table:style-name="ce1">
            <text:p>28.2457</text:p>
          </table:table-cell>
          <table:table-cell office:value-type="float" office:value="29.477599999999999" table:style-name="ce1">
            <text:p>29.4776</text:p>
          </table:table-cell>
          <table:table-cell office:value-type="float" office:value="29.7744" table:style-name="ce1">
            <text:p>29.7744</text:p>
          </table:table-cell>
          <table:table-cell office:value-type="float" office:value="29.3201" table:style-name="ce1">
            <text:p>29.3201</text:p>
          </table:table-cell>
          <table:table-cell office:value-type="float" office:value="30.299600000000002" table:style-name="ce1">
            <text:p>30.2996</text:p>
          </table:table-cell>
          <table:table-cell office:value-type="float" office:value="29.412299999999998" table:style-name="ce1">
            <text:p>29.4123</text:p>
          </table:table-cell>
          <table:table-cell office:value-type="float" office:value="30.256499999999999" table:style-name="ce1">
            <text:p>30.2565</text:p>
          </table:table-cell>
          <table:table-cell office:value-type="float" office:value="29.782" table:style-name="ce1">
            <text:p>29.782</text:p>
          </table:table-cell>
          <table:table-cell office:value-type="float" office:value="29.7349" table:style-name="ce1">
            <text:p>29.7349</text:p>
          </table:table-cell>
          <table:table-cell office:value-type="float" office:value="29.606999999999999" table:style-name="ce1">
            <text:p>29.607</text:p>
          </table:table-cell>
          <table:table-cell office:value-type="float" office:value="29.6389" table:style-name="ce1">
            <text:p>29.6389</text:p>
          </table:table-cell>
          <table:table-cell office:value-type="float" office:value="29.6084" table:style-name="ce1">
            <text:p>29.6084</text:p>
          </table:table-cell>
          <table:table-cell office:value-type="float" office:value="30.964700000000001" table:style-name="ce1">
            <text:p>30.9647</text:p>
          </table:table-cell>
          <table:table-cell office:value-type="float" office:value="29.4618" table:style-name="ce1">
            <text:p>29.4618</text:p>
          </table:table-cell>
          <table:table-cell office:value-type="float" office:value="29.5914" table:style-name="ce1">
            <text:p>29.5914</text:p>
          </table:table-cell>
          <table:table-cell office:value-type="float" office:value="29.6936" table:style-name="ce1">
            <text:p>29.6936</text:p>
          </table:table-cell>
          <table:table-cell office:value-type="float" office:value="29.234300000000001" table:style-name="ce1">
            <text:p>29.2343</text:p>
          </table:table-cell>
          <table:table-cell office:value-type="float" office:value="29.3262" table:style-name="ce1">
            <text:p>29.3262</text:p>
          </table:table-cell>
          <table:table-cell office:value-type="float" office:value="29.4574" table:style-name="ce1">
            <text:p>29.4574</text:p>
          </table:table-cell>
          <table:table-cell office:value-type="float" office:value="29.212299999999999" table:style-name="ce1">
            <text:p>29.2123</text:p>
          </table:table-cell>
          <table:table-cell office:value-type="float" office:value="29.8751" table:style-name="ce1">
            <text:p>29.8751</text:p>
          </table:table-cell>
          <table:table-cell table:style-name="ce1"/>
          <table:table-cell office:value-type="float" office:value="29.215293103448275" table:formula="of:=AVERAGE([.C2:.AE2])" table:style-name="ce1">
            <text:p>29.215293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20.010899999999999" table:style-name="ce1">
            <text:p>20.0109</text:p>
          </table:table-cell>
          <table:table-cell office:value-type="float" office:value="17.512899999999998" table:style-name="ce1">
            <text:p>17.5129</text:p>
          </table:table-cell>
          <table:table-cell office:value-type="float" office:value="17.957899999999999" table:style-name="ce1">
            <text:p>17.9579</text:p>
          </table:table-cell>
          <table:table-cell office:value-type="float" office:value="18.4693" table:style-name="ce1">
            <text:p>18.4693</text:p>
          </table:table-cell>
          <table:table-cell office:value-type="float" office:value="18.086099999999998" table:style-name="ce1">
            <text:p>18.0861</text:p>
          </table:table-cell>
          <table:table-cell office:value-type="float" office:value="18.971399999999999" table:style-name="ce1">
            <text:p>18.9714</text:p>
          </table:table-cell>
          <table:table-cell office:value-type="float" office:value="18.134399999999999" table:style-name="ce1">
            <text:p>18.1344</text:p>
          </table:table-cell>
          <table:table-cell office:value-type="float" office:value="19.671900000000001" table:style-name="ce1">
            <text:p>19.6719</text:p>
          </table:table-cell>
          <table:table-cell office:value-type="float" office:value="20.186" table:style-name="ce1">
            <text:p>20.186</text:p>
          </table:table-cell>
          <table:table-cell office:value-type="float" office:value="18.837900000000001" table:style-name="ce1">
            <text:p>18.8379</text:p>
          </table:table-cell>
          <table:table-cell office:value-type="float" office:value="20.0961" table:style-name="ce1">
            <text:p>20.0961</text:p>
          </table:table-cell>
          <table:table-cell office:value-type="float" office:value="20.6219" table:style-name="ce1">
            <text:p>20.6219</text:p>
          </table:table-cell>
          <table:table-cell office:value-type="float" office:value="19.6751" table:style-name="ce1">
            <text:p>19.6751</text:p>
          </table:table-cell>
          <table:table-cell office:value-type="float" office:value="19.760300000000001" table:style-name="ce1">
            <text:p>19.7603</text:p>
          </table:table-cell>
          <table:table-cell office:value-type="float" office:value="19.933" table:style-name="ce1">
            <text:p>19.933</text:p>
          </table:table-cell>
          <table:table-cell office:value-type="float" office:value="21.854600000000001" table:style-name="ce1">
            <text:p>21.8546</text:p>
          </table:table-cell>
          <table:table-cell office:value-type="float" office:value="20.3856" table:style-name="ce1">
            <text:p>20.3856</text:p>
          </table:table-cell>
          <table:table-cell office:value-type="float" office:value="26.0411" table:style-name="ce1">
            <text:p>26.0411</text:p>
          </table:table-cell>
          <table:table-cell office:value-type="float" office:value="20.180700000000002" table:style-name="ce1">
            <text:p>20.1807</text:p>
          </table:table-cell>
          <table:table-cell office:value-type="float" office:value="20.738700000000001" table:style-name="ce1">
            <text:p>20.7387</text:p>
          </table:table-cell>
          <table:table-cell office:value-type="float" office:value="22.005600000000001" table:style-name="ce1">
            <text:p>22.0056</text:p>
          </table:table-cell>
          <table:table-cell office:value-type="float" office:value="20.265000000000001" table:style-name="ce1">
            <text:p>20.265</text:p>
          </table:table-cell>
          <table:table-cell office:value-type="float" office:value="19.641999999999999" table:style-name="ce1">
            <text:p>19.642</text:p>
          </table:table-cell>
          <table:table-cell office:value-type="float" office:value="19.812100000000001" table:style-name="ce1">
            <text:p>19.8121</text:p>
          </table:table-cell>
          <table:table-cell office:value-type="float" office:value="20.381499999999999" table:style-name="ce1">
            <text:p>20.3815</text:p>
          </table:table-cell>
          <table:table-cell office:value-type="float" office:value="21.169" table:style-name="ce1">
            <text:p>21.169</text:p>
          </table:table-cell>
          <table:table-cell office:value-type="float" office:value="19.598700000000001" table:style-name="ce1">
            <text:p>19.5987</text:p>
          </table:table-cell>
          <table:table-cell office:value-type="float" office:value="20.283999999999999" table:style-name="ce1">
            <text:p>20.284</text:p>
          </table:table-cell>
          <table:table-cell office:value-type="float" office:value="19.746600000000001" table:style-name="ce1">
            <text:p>19.7466</text:p>
          </table:table-cell>
          <table:table-cell office:value-type="float" office:value="26.5701" table:style-name="ce1">
            <text:p>26.5701</text:p>
          </table:table-cell>
          <table:table-cell table:style-name="ce1"/>
          <table:table-cell office:value-type="float" office:value="20.227224137931032" table:formula="of:=AVERAGE([.C3:.AE3])" table:style-name="ce1">
            <text:p>20.2272241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17.947700000000001" table:style-name="ce1">
            <text:p>17.9477</text:p>
          </table:table-cell>
          <table:table-cell office:value-type="float" office:value="14.039899999999999" table:style-name="ce1">
            <text:p>14.0399</text:p>
          </table:table-cell>
          <table:table-cell office:value-type="float" office:value="14.854900000000001" table:style-name="ce1">
            <text:p>14.8549</text:p>
          </table:table-cell>
          <table:table-cell office:value-type="float" office:value="15.061199999999999" table:style-name="ce1">
            <text:p>15.0612</text:p>
          </table:table-cell>
          <table:table-cell office:value-type="float" office:value="14.801" table:style-name="ce1">
            <text:p>14.801</text:p>
          </table:table-cell>
          <table:table-cell office:value-type="float" office:value="15.7202" table:style-name="ce1">
            <text:p>15.7202</text:p>
          </table:table-cell>
          <table:table-cell office:value-type="float" office:value="15.255000000000001" table:style-name="ce1">
            <text:p>15.255</text:p>
          </table:table-cell>
          <table:table-cell office:value-type="float" office:value="15.854900000000001" table:style-name="ce1">
            <text:p>15.8549</text:p>
          </table:table-cell>
          <table:table-cell office:value-type="float" office:value="15.822900000000001" table:style-name="ce1">
            <text:p>15.8229</text:p>
          </table:table-cell>
          <table:table-cell office:value-type="float" office:value="16.454999999999998" table:style-name="ce1">
            <text:p>16.455</text:p>
          </table:table-cell>
          <table:table-cell office:value-type="float" office:value="17.361899999999999" table:style-name="ce1">
            <text:p>17.3619</text:p>
          </table:table-cell>
          <table:table-cell office:value-type="float" office:value="16.628599999999999" table:style-name="ce1">
            <text:p>16.6286</text:p>
          </table:table-cell>
          <table:table-cell office:value-type="float" office:value="16.918399999999998" table:style-name="ce1">
            <text:p>16.9184</text:p>
          </table:table-cell>
          <table:table-cell office:value-type="float" office:value="16.315000000000001" table:style-name="ce1">
            <text:p>16.315</text:p>
          </table:table-cell>
          <table:table-cell office:value-type="float" office:value="16.9163" table:style-name="ce1">
            <text:p>16.9163</text:p>
          </table:table-cell>
          <table:table-cell office:value-type="float" office:value="16.912800000000001" table:style-name="ce1">
            <text:p>16.9128</text:p>
          </table:table-cell>
          <table:table-cell office:value-type="float" office:value="16.3797" table:style-name="ce1">
            <text:p>16.3797</text:p>
          </table:table-cell>
          <table:table-cell office:value-type="float" office:value="19.311800000000002" table:style-name="ce1">
            <text:p>19.3118</text:p>
          </table:table-cell>
          <table:table-cell office:value-type="float" office:value="17.628599999999999" table:style-name="ce1">
            <text:p>17.6286</text:p>
          </table:table-cell>
          <table:table-cell office:value-type="float" office:value="16.806899999999999" table:style-name="ce1">
            <text:p>16.8069</text:p>
          </table:table-cell>
          <table:table-cell office:value-type="float" office:value="18.363099999999999" table:style-name="ce1">
            <text:p>18.3631</text:p>
          </table:table-cell>
          <table:table-cell office:value-type="float" office:value="16.4131" table:style-name="ce1">
            <text:p>16.4131</text:p>
          </table:table-cell>
          <table:table-cell office:value-type="float" office:value="16.979299999999999" table:style-name="ce1">
            <text:p>16.9793</text:p>
          </table:table-cell>
          <table:table-cell office:value-type="float" office:value="25.607800000000001" table:style-name="ce1">
            <text:p>25.6078</text:p>
          </table:table-cell>
          <table:table-cell office:value-type="float" office:value="17.232500000000002" table:style-name="ce1">
            <text:p>17.2325</text:p>
          </table:table-cell>
          <table:table-cell office:value-type="float" office:value="17.538399999999999" table:style-name="ce1">
            <text:p>17.5384</text:p>
          </table:table-cell>
          <table:table-cell office:value-type="float" office:value="17.2957" table:style-name="ce1">
            <text:p>17.2957</text:p>
          </table:table-cell>
          <table:table-cell office:value-type="float" office:value="17.217600000000001" table:style-name="ce1">
            <text:p>17.2176</text:p>
          </table:table-cell>
          <table:table-cell office:value-type="float" office:value="17.002700000000001" table:style-name="ce1">
            <text:p>17.0027</text:p>
          </table:table-cell>
          <table:table-cell office:value-type="float" office:value="17.4602" table:style-name="ce1">
            <text:p>17.4602</text:p>
          </table:table-cell>
          <table:table-cell table:style-name="ce1"/>
          <table:table-cell office:value-type="float" office:value="16.901910344827588" table:formula="of:=AVERAGE([.C4:.AE4])" table:style-name="ce1">
            <text:p>16.9019103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20.9617" table:style-name="ce1">
            <text:p>20.9617</text:p>
          </table:table-cell>
          <table:table-cell office:value-type="float" office:value="13.732200000000001" table:style-name="ce1">
            <text:p>13.7322</text:p>
          </table:table-cell>
          <table:table-cell office:value-type="float" office:value="14.0732" table:style-name="ce1">
            <text:p>14.0732</text:p>
          </table:table-cell>
          <table:table-cell office:value-type="float" office:value="13.9693" table:style-name="ce1">
            <text:p>13.9693</text:p>
          </table:table-cell>
          <table:table-cell office:value-type="float" office:value="15.3004" table:style-name="ce1">
            <text:p>15.3004</text:p>
          </table:table-cell>
          <table:table-cell office:value-type="float" office:value="14.6892" table:style-name="ce1">
            <text:p>14.6892</text:p>
          </table:table-cell>
          <table:table-cell office:value-type="float" office:value="13.5463" table:style-name="ce1">
            <text:p>13.5463</text:p>
          </table:table-cell>
          <table:table-cell office:value-type="float" office:value="19.179200000000002" table:style-name="ce1">
            <text:p>19.1792</text:p>
          </table:table-cell>
          <table:table-cell office:value-type="float" office:value="19.5367" table:style-name="ce1">
            <text:p>19.5367</text:p>
          </table:table-cell>
          <table:table-cell office:value-type="float" office:value="14.4254" table:style-name="ce1">
            <text:p>14.4254</text:p>
          </table:table-cell>
          <table:table-cell office:value-type="float" office:value="16.179200000000002" table:style-name="ce1">
            <text:p>16.1792</text:p>
          </table:table-cell>
          <table:table-cell office:value-type="float" office:value="20.095199999999998" table:style-name="ce1">
            <text:p>20.0952</text:p>
          </table:table-cell>
          <table:table-cell office:value-type="float" office:value="16.067399999999999" table:style-name="ce1">
            <text:p>16.0674</text:p>
          </table:table-cell>
          <table:table-cell office:value-type="float" office:value="16.200299999999999" table:style-name="ce1">
            <text:p>16.2003</text:p>
          </table:table-cell>
          <table:table-cell office:value-type="float" office:value="20.136500000000002" table:style-name="ce1">
            <text:p>20.1365</text:p>
          </table:table-cell>
          <table:table-cell office:value-type="float" office:value="18.826799999999999" table:style-name="ce1">
            <text:p>18.8268</text:p>
          </table:table-cell>
          <table:table-cell office:value-type="float" office:value="18.345199999999998" table:style-name="ce1">
            <text:p>18.3452</text:p>
          </table:table-cell>
          <table:table-cell office:value-type="float" office:value="18.121300000000002" table:style-name="ce1">
            <text:p>18.1213</text:p>
          </table:table-cell>
          <table:table-cell office:value-type="float" office:value="15.647" table:style-name="ce1">
            <text:p>15.647</text:p>
          </table:table-cell>
          <table:table-cell office:value-type="float" office:value="12.9907" table:style-name="ce1">
            <text:p>12.9907</text:p>
          </table:table-cell>
          <table:table-cell office:value-type="float" office:value="13.1502" table:style-name="ce1">
            <text:p>13.1502</text:p>
          </table:table-cell>
          <table:table-cell office:value-type="float" office:value="17.366599999999998" table:style-name="ce1">
            <text:p>17.3666</text:p>
          </table:table-cell>
          <table:table-cell office:value-type="float" office:value="17.428899999999999" table:style-name="ce1">
            <text:p>17.4289</text:p>
          </table:table-cell>
          <table:table-cell office:value-type="float" office:value="17.735399999999998" table:style-name="ce1">
            <text:p>17.7354</text:p>
          </table:table-cell>
          <table:table-cell office:value-type="float" office:value="12.9213" table:style-name="ce1">
            <text:p>12.9213</text:p>
          </table:table-cell>
          <table:table-cell office:value-type="float" office:value="17.396999999999998" table:style-name="ce1">
            <text:p>17.397</text:p>
          </table:table-cell>
          <table:table-cell office:value-type="float" office:value="17.359300000000001" table:style-name="ce1">
            <text:p>17.3593</text:p>
          </table:table-cell>
          <table:table-cell office:value-type="float" office:value="12.822900000000001" table:style-name="ce1">
            <text:p>12.8229</text:p>
          </table:table-cell>
          <table:table-cell office:value-type="float" office:value="12.460800000000001" table:style-name="ce1">
            <text:p>12.4608</text:p>
          </table:table-cell>
          <table:table-cell office:value-type="float" office:value="17.3888" table:style-name="ce1">
            <text:p>17.3888</text:p>
          </table:table-cell>
          <table:table-cell table:style-name="ce1"/>
          <table:table-cell office:value-type="float" office:value="16.106644827586209" table:formula="of:=AVERAGE([.C5:.AE5])" table:style-name="ce1">
            <text:p>16.1066448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16.861599999999999" table:style-name="ce1">
            <text:p>16.8616</text:p>
          </table:table-cell>
          <table:table-cell office:value-type="float" office:value="15.9488" table:style-name="ce1">
            <text:p>15.9488</text:p>
          </table:table-cell>
          <table:table-cell office:value-type="float" office:value="15.345800000000001" table:style-name="ce1">
            <text:p>15.3458</text:p>
          </table:table-cell>
          <table:table-cell office:value-type="float" office:value="15.4842" table:style-name="ce1">
            <text:p>15.4842</text:p>
          </table:table-cell>
          <table:table-cell office:value-type="float" office:value="14.953799999999999" table:style-name="ce1">
            <text:p>14.9538</text:p>
          </table:table-cell>
          <table:table-cell office:value-type="float" office:value="14.5975" table:style-name="ce1">
            <text:p>14.5975</text:p>
          </table:table-cell>
          <table:table-cell office:value-type="float" office:value="15.3619" table:style-name="ce1">
            <text:p>15.3619</text:p>
          </table:table-cell>
          <table:table-cell office:value-type="float" office:value="15.32" table:style-name="ce1">
            <text:p>15.32</text:p>
          </table:table-cell>
          <table:table-cell office:value-type="float" office:value="15.6646" table:style-name="ce1">
            <text:p>15.6646</text:p>
          </table:table-cell>
          <table:table-cell office:value-type="float" office:value="15.776999999999999" table:style-name="ce1">
            <text:p>15.777</text:p>
          </table:table-cell>
          <table:table-cell office:value-type="float" office:value="15.4892" table:style-name="ce1">
            <text:p>15.4892</text:p>
          </table:table-cell>
          <table:table-cell office:value-type="float" office:value="15.6936" table:style-name="ce1">
            <text:p>15.6936</text:p>
          </table:table-cell>
          <table:table-cell office:value-type="float" office:value="15.3794" table:style-name="ce1">
            <text:p>15.3794</text:p>
          </table:table-cell>
          <table:table-cell office:value-type="float" office:value="15.677199999999999" table:style-name="ce1">
            <text:p>15.6772</text:p>
          </table:table-cell>
          <table:table-cell office:value-type="float" office:value="15.7697" table:style-name="ce1">
            <text:p>15.7697</text:p>
          </table:table-cell>
          <table:table-cell office:value-type="float" office:value="15.6745" table:style-name="ce1">
            <text:p>15.6745</text:p>
          </table:table-cell>
          <table:table-cell office:value-type="float" office:value="15.717599999999999" table:style-name="ce1">
            <text:p>15.7176</text:p>
          </table:table-cell>
          <table:table-cell office:value-type="float" office:value="15.655799999999999" table:style-name="ce1">
            <text:p>15.6558</text:p>
          </table:table-cell>
          <table:table-cell office:value-type="float" office:value="16.058299999999999" table:style-name="ce1">
            <text:p>16.0583</text:p>
          </table:table-cell>
          <table:table-cell office:value-type="float" office:value="17.406099999999999" table:style-name="ce1">
            <text:p>17.4061</text:p>
          </table:table-cell>
          <table:table-cell office:value-type="float" office:value="16.0425" table:style-name="ce1">
            <text:p>16.0425</text:p>
          </table:table-cell>
          <table:table-cell office:value-type="float" office:value="17.138500000000001" table:style-name="ce1">
            <text:p>17.1385</text:p>
          </table:table-cell>
          <table:table-cell office:value-type="float" office:value="16.495999999999999" table:style-name="ce1">
            <text:p>16.496</text:p>
          </table:table-cell>
          <table:table-cell office:value-type="float" office:value="18.087" table:style-name="ce1">
            <text:p>18.087</text:p>
          </table:table-cell>
          <table:table-cell office:value-type="float" office:value="16.8856" table:style-name="ce1">
            <text:p>16.8856</text:p>
          </table:table-cell>
          <table:table-cell office:value-type="float" office:value="16.96" table:style-name="ce1">
            <text:p>16.96</text:p>
          </table:table-cell>
          <table:table-cell office:value-type="float" office:value="18.977799999999998" table:style-name="ce1">
            <text:p>18.9778</text:p>
          </table:table-cell>
          <table:table-cell office:value-type="float" office:value="18.959099999999999" table:style-name="ce1">
            <text:p>18.9591</text:p>
          </table:table-cell>
          <table:table-cell office:value-type="float" office:value="19.194199999999999" table:style-name="ce1">
            <text:p>19.1942</text:p>
          </table:table-cell>
          <table:table-cell office:value-type="float" office:value="19.375900000000001" table:style-name="ce1">
            <text:p>19.3759</text:p>
          </table:table-cell>
          <table:table-cell table:style-name="ce1"/>
          <table:table-cell office:value-type="float" office:value="16.382468965517241" table:formula="of:=AVERAGE([.C6:.AE6])" table:style-name="ce1">
            <text:p>16.3824689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5.6473" table:style-name="ce1">
            <text:p>15.6473</text:p>
          </table:table-cell>
          <table:table-cell office:value-type="float" office:value="14.1204" table:style-name="ce1">
            <text:p>14.1204</text:p>
          </table:table-cell>
          <table:table-cell office:value-type="float" office:value="14.8941" table:style-name="ce1">
            <text:p>14.8941</text:p>
          </table:table-cell>
          <table:table-cell office:value-type="float" office:value="15.7029" table:style-name="ce1">
            <text:p>15.7029</text:p>
          </table:table-cell>
          <table:table-cell office:value-type="float" office:value="14.9529" table:style-name="ce1">
            <text:p>14.9529</text:p>
          </table:table-cell>
          <table:table-cell office:value-type="float" office:value="15.728400000000001" table:style-name="ce1">
            <text:p>15.7284</text:p>
          </table:table-cell>
          <table:table-cell office:value-type="float" office:value="14.584099999999999" table:style-name="ce1">
            <text:p>14.5841</text:p>
          </table:table-cell>
          <table:table-cell office:value-type="float" office:value="15.273199999999999" table:style-name="ce1">
            <text:p>15.2732</text:p>
          </table:table-cell>
          <table:table-cell office:value-type="float" office:value="15.5905" table:style-name="ce1">
            <text:p>15.5905</text:p>
          </table:table-cell>
          <table:table-cell office:value-type="float" office:value="15.2196" table:style-name="ce1">
            <text:p>15.2196</text:p>
          </table:table-cell>
          <table:table-cell office:value-type="float" office:value="16.645" table:style-name="ce1">
            <text:p>16.645</text:p>
          </table:table-cell>
          <table:table-cell office:value-type="float" office:value="17.617999999999999" table:style-name="ce1">
            <text:p>17.618</text:p>
          </table:table-cell>
          <table:table-cell office:value-type="float" office:value="17.184200000000001" table:style-name="ce1">
            <text:p>17.1842</text:p>
          </table:table-cell>
          <table:table-cell office:value-type="float" office:value="16.624199999999998" table:style-name="ce1">
            <text:p>16.6242</text:p>
          </table:table-cell>
          <table:table-cell office:value-type="float" office:value="17.664300000000001" table:style-name="ce1">
            <text:p>17.6643</text:p>
          </table:table-cell>
          <table:table-cell office:value-type="float" office:value="17.339099999999998" table:style-name="ce1">
            <text:p>17.3391</text:p>
          </table:table-cell>
          <table:table-cell office:value-type="float" office:value="16.849900000000002" table:style-name="ce1">
            <text:p>16.8499</text:p>
          </table:table-cell>
          <table:table-cell office:value-type="float" office:value="17.595800000000001" table:style-name="ce1">
            <text:p>17.5958</text:p>
          </table:table-cell>
          <table:table-cell office:value-type="float" office:value="16.773199999999999" table:style-name="ce1">
            <text:p>16.7732</text:p>
          </table:table-cell>
          <table:table-cell office:value-type="float" office:value="16.980699999999999" table:style-name="ce1">
            <text:p>16.9807</text:p>
          </table:table-cell>
          <table:table-cell office:value-type="float" office:value="16.876200000000001" table:style-name="ce1">
            <text:p>16.8762</text:p>
          </table:table-cell>
          <table:table-cell office:value-type="float" office:value="16.6722" table:style-name="ce1">
            <text:p>16.6722</text:p>
          </table:table-cell>
          <table:table-cell office:value-type="float" office:value="17.4146" table:style-name="ce1">
            <text:p>17.4146</text:p>
          </table:table-cell>
          <table:table-cell office:value-type="float" office:value="16.921600000000002" table:style-name="ce1">
            <text:p>16.9216</text:p>
          </table:table-cell>
          <table:table-cell office:value-type="float" office:value="17.214099999999998" table:style-name="ce1">
            <text:p>17.2141</text:p>
          </table:table-cell>
          <table:table-cell office:value-type="float" office:value="16.580300000000001" table:style-name="ce1">
            <text:p>16.5803</text:p>
          </table:table-cell>
          <table:table-cell office:value-type="float" office:value="17.675699999999999" table:style-name="ce1">
            <text:p>17.6757</text:p>
          </table:table-cell>
          <table:table-cell office:value-type="float" office:value="16.795999999999999" table:style-name="ce1">
            <text:p>16.796</text:p>
          </table:table-cell>
          <table:table-cell office:value-type="float" office:value="18.113900000000001" table:style-name="ce1">
            <text:p>18.1139</text:p>
          </table:table-cell>
          <table:table-cell office:value-type="float" office:value="17.3063" table:style-name="ce1">
            <text:p>17.3063</text:p>
          </table:table-cell>
          <table:table-cell table:style-name="ce1"/>
          <table:table-cell office:value-type="float" office:value="16.514186206896554" table:formula="of:=AVERAGE([.C7:.AE7])" table:style-name="ce1">
            <text:p>16.5141862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8.555099999999999" table:style-name="ce1">
            <text:p>18.5551</text:p>
          </table:table-cell>
          <table:table-cell office:value-type="float" office:value="17.069099999999999" table:style-name="ce1">
            <text:p>17.0691</text:p>
          </table:table-cell>
          <table:table-cell office:value-type="float" office:value="16.095500000000001" table:style-name="ce1">
            <text:p>16.0955</text:p>
          </table:table-cell>
          <table:table-cell office:value-type="float" office:value="16.633800000000001" table:style-name="ce1">
            <text:p>16.6338</text:p>
          </table:table-cell>
          <table:table-cell office:value-type="float" office:value="16.869199999999999" table:style-name="ce1">
            <text:p>16.8692</text:p>
          </table:table-cell>
          <table:table-cell office:value-type="float" office:value="16.647300000000001" table:style-name="ce1">
            <text:p>16.6473</text:p>
          </table:table-cell>
          <table:table-cell office:value-type="float" office:value="16.540700000000001" table:style-name="ce1">
            <text:p>16.5407</text:p>
          </table:table-cell>
          <table:table-cell office:value-type="float" office:value="17.064800000000002" table:style-name="ce1">
            <text:p>17.0648</text:p>
          </table:table-cell>
          <table:table-cell office:value-type="float" office:value="17.201799999999999" table:style-name="ce1">
            <text:p>17.2018</text:p>
          </table:table-cell>
          <table:table-cell office:value-type="float" office:value="18.120100000000001" table:style-name="ce1">
            <text:p>18.1201</text:p>
          </table:table-cell>
          <table:table-cell office:value-type="float" office:value="19.953199999999999" table:style-name="ce1">
            <text:p>19.9532</text:p>
          </table:table-cell>
          <table:table-cell office:value-type="float" office:value="18.6081" table:style-name="ce1">
            <text:p>18.6081</text:p>
          </table:table-cell>
          <table:table-cell office:value-type="float" office:value="19.140599999999999" table:style-name="ce1">
            <text:p>19.1406</text:p>
          </table:table-cell>
          <table:table-cell office:value-type="float" office:value="19.095800000000001" table:style-name="ce1">
            <text:p>19.0958</text:p>
          </table:table-cell>
          <table:table-cell office:value-type="float" office:value="19.120100000000001" table:style-name="ce1">
            <text:p>19.1201</text:p>
          </table:table-cell>
          <table:table-cell office:value-type="float" office:value="19.837900000000001" table:style-name="ce1">
            <text:p>19.8379</text:p>
          </table:table-cell>
          <table:table-cell office:value-type="float" office:value="19.075299999999999" table:style-name="ce1">
            <text:p>19.0753</text:p>
          </table:table-cell>
          <table:table-cell office:value-type="float" office:value="18.538399999999999" table:style-name="ce1">
            <text:p>18.5384</text:p>
          </table:table-cell>
          <table:table-cell office:value-type="float" office:value="19.4377" table:style-name="ce1">
            <text:p>19.4377</text:p>
          </table:table-cell>
          <table:table-cell office:value-type="float" office:value="18.4468" table:style-name="ce1">
            <text:p>18.4468</text:p>
          </table:table-cell>
          <table:table-cell office:value-type="float" office:value="19.724" table:style-name="ce1">
            <text:p>19.724</text:p>
          </table:table-cell>
          <table:table-cell office:value-type="float" office:value="18.7117" table:style-name="ce1">
            <text:p>18.7117</text:p>
          </table:table-cell>
          <table:table-cell office:value-type="float" office:value="19.0261" table:style-name="ce1">
            <text:p>19.0261</text:p>
          </table:table-cell>
          <table:table-cell office:value-type="float" office:value="19.577400000000001" table:style-name="ce1">
            <text:p>19.5774</text:p>
          </table:table-cell>
          <table:table-cell office:value-type="float" office:value="18.9848" table:style-name="ce1">
            <text:p>18.9848</text:p>
          </table:table-cell>
          <table:table-cell office:value-type="float" office:value="18.568300000000001" table:style-name="ce1">
            <text:p>18.5683</text:p>
          </table:table-cell>
          <table:table-cell office:value-type="float" office:value="18.689800000000002" table:style-name="ce1">
            <text:p>18.6898</text:p>
          </table:table-cell>
          <table:table-cell office:value-type="float" office:value="18.841699999999999" table:style-name="ce1">
            <text:p>18.8417</text:p>
          </table:table-cell>
          <table:table-cell office:value-type="float" office:value="19.378599999999999" table:style-name="ce1">
            <text:p>19.3786</text:p>
          </table:table-cell>
          <table:table-cell office:value-type="float" office:value="20.081700000000001" table:style-name="ce1">
            <text:p>20.0817</text:p>
          </table:table-cell>
          <table:table-cell table:style-name="ce1"/>
          <table:table-cell office:value-type="float" office:value="18.451044827586205" table:formula="of:=AVERAGE([.C8:.AE8])" table:style-name="ce1">
            <text:p>18.4510448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8.966100000000001" table:style-name="ce1">
            <text:p>18.9661</text:p>
          </table:table-cell>
          <table:table-cell office:value-type="float" office:value="15.501200000000001" table:style-name="ce1">
            <text:p>15.5012</text:p>
          </table:table-cell>
          <table:table-cell office:value-type="float" office:value="15.765000000000001" table:style-name="ce1">
            <text:p>15.765</text:p>
          </table:table-cell>
          <table:table-cell office:value-type="float" office:value="16.294799999999999" table:style-name="ce1">
            <text:p>16.2948</text:p>
          </table:table-cell>
          <table:table-cell office:value-type="float" office:value="15.6286" table:style-name="ce1">
            <text:p>15.6286</text:p>
          </table:table-cell>
          <table:table-cell office:value-type="float" office:value="16.034600000000001" table:style-name="ce1">
            <text:p>16.0346</text:p>
          </table:table-cell>
          <table:table-cell office:value-type="float" office:value="16.164000000000001" table:style-name="ce1">
            <text:p>16.164</text:p>
          </table:table-cell>
          <table:table-cell office:value-type="float" office:value="16.439800000000002" table:style-name="ce1">
            <text:p>16.4398</text:p>
          </table:table-cell>
          <table:table-cell office:value-type="float" office:value="16.3994" table:style-name="ce1">
            <text:p>16.3994</text:p>
          </table:table-cell>
          <table:table-cell office:value-type="float" office:value="16.52" table:style-name="ce1">
            <text:p>16.52</text:p>
          </table:table-cell>
          <table:table-cell office:value-type="float" office:value="18.354600000000001" table:style-name="ce1">
            <text:p>18.3546</text:p>
          </table:table-cell>
          <table:table-cell office:value-type="float" office:value="18.395" table:style-name="ce1">
            <text:p>18.395</text:p>
          </table:table-cell>
          <table:table-cell office:value-type="float" office:value="18.410499999999999" table:style-name="ce1">
            <text:p>18.4105</text:p>
          </table:table-cell>
          <table:table-cell office:value-type="float" office:value="19.016500000000001" table:style-name="ce1">
            <text:p>19.0165</text:p>
          </table:table-cell>
          <table:table-cell office:value-type="float" office:value="17.829999999999998" table:style-name="ce1">
            <text:p>17.83</text:p>
          </table:table-cell>
          <table:table-cell office:value-type="float" office:value="18.603999999999999" table:style-name="ce1">
            <text:p>18.604</text:p>
          </table:table-cell>
          <table:table-cell office:value-type="float" office:value="15.235099999999999" table:style-name="ce1">
            <text:p>15.2351</text:p>
          </table:table-cell>
          <table:table-cell office:value-type="float" office:value="15.4872" table:style-name="ce1">
            <text:p>15.4872</text:p>
          </table:table-cell>
          <table:table-cell office:value-type="float" office:value="15.5457" table:style-name="ce1">
            <text:p>15.5457</text:p>
          </table:table-cell>
          <table:table-cell office:value-type="float" office:value="15.945600000000001" table:style-name="ce1">
            <text:p>15.9456</text:p>
          </table:table-cell>
          <table:table-cell office:value-type="float" office:value="15.2462" table:style-name="ce1">
            <text:p>15.2462</text:p>
          </table:table-cell>
          <table:table-cell office:value-type="float" office:value="15.2281" table:style-name="ce1">
            <text:p>15.2281</text:p>
          </table:table-cell>
          <table:table-cell office:value-type="float" office:value="15.354900000000001" table:style-name="ce1">
            <text:p>15.3549</text:p>
          </table:table-cell>
          <table:table-cell office:value-type="float" office:value="15.464600000000001" table:style-name="ce1">
            <text:p>15.4646</text:p>
          </table:table-cell>
          <table:table-cell office:value-type="float" office:value="15.1371" table:style-name="ce1">
            <text:p>15.1371</text:p>
          </table:table-cell>
          <table:table-cell office:value-type="float" office:value="15.1409" table:style-name="ce1">
            <text:p>15.1409</text:p>
          </table:table-cell>
          <table:table-cell office:value-type="float" office:value="15.5296" table:style-name="ce1">
            <text:p>15.5296</text:p>
          </table:table-cell>
          <table:table-cell office:value-type="float" office:value="15.776999999999999" table:style-name="ce1">
            <text:p>15.777</text:p>
          </table:table-cell>
          <table:table-cell office:value-type="float" office:value="15.349299999999999" table:style-name="ce1">
            <text:p>15.3493</text:p>
          </table:table-cell>
          <table:table-cell office:value-type="float" office:value="14.4438" table:style-name="ce1">
            <text:p>14.4438</text:p>
          </table:table-cell>
          <table:table-cell table:style-name="ce1"/>
          <table:table-cell office:value-type="float" office:value="16.215279310344826" table:formula="of:=AVERAGE([.C9:.AE9])" table:style-name="ce1">
            <text:p>16.21527931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5.5533" table:style-name="ce1">
            <text:p>15.5533</text:p>
          </table:table-cell>
          <table:table-cell office:value-type="float" office:value="15.078200000000001" table:style-name="ce1">
            <text:p>15.0782</text:p>
          </table:table-cell>
          <table:table-cell office:value-type="float" office:value="15.678000000000001" table:style-name="ce1">
            <text:p>15.678</text:p>
          </table:table-cell>
          <table:table-cell office:value-type="float" office:value="15.039899999999999" table:style-name="ce1">
            <text:p>15.0399</text:p>
          </table:table-cell>
          <table:table-cell office:value-type="float" office:value="15.484" table:style-name="ce1">
            <text:p>15.484</text:p>
          </table:table-cell>
          <table:table-cell office:value-type="float" office:value="14.8551" table:style-name="ce1">
            <text:p>14.8551</text:p>
          </table:table-cell>
          <table:table-cell office:value-type="float" office:value="15.3985" table:style-name="ce1">
            <text:p>15.3985</text:p>
          </table:table-cell>
          <table:table-cell office:value-type="float" office:value="14.892899999999999" table:style-name="ce1">
            <text:p>14.8929</text:p>
          </table:table-cell>
          <table:table-cell office:value-type="float" office:value="15.0481" table:style-name="ce1">
            <text:p>15.0481</text:p>
          </table:table-cell>
          <table:table-cell office:value-type="float" office:value="14.040699999999999" table:style-name="ce1">
            <text:p>14.0407</text:p>
          </table:table-cell>
          <table:table-cell office:value-type="float" office:value="15.152900000000001" table:style-name="ce1">
            <text:p>15.1529</text:p>
          </table:table-cell>
          <table:table-cell office:value-type="float" office:value="15.312099999999999" table:style-name="ce1">
            <text:p>15.3121</text:p>
          </table:table-cell>
          <table:table-cell office:value-type="float" office:value="15.164300000000001" table:style-name="ce1">
            <text:p>15.1643</text:p>
          </table:table-cell>
          <table:table-cell office:value-type="float" office:value="15.0609" table:style-name="ce1">
            <text:p>15.0609</text:p>
          </table:table-cell>
          <table:table-cell office:value-type="float" office:value="15.160500000000001" table:style-name="ce1">
            <text:p>15.1605</text:p>
          </table:table-cell>
          <table:table-cell office:value-type="float" office:value="14.184799999999999" table:style-name="ce1">
            <text:p>14.1848</text:p>
          </table:table-cell>
          <table:table-cell office:value-type="float" office:value="15.7029" table:style-name="ce1">
            <text:p>15.7029</text:p>
          </table:table-cell>
          <table:table-cell office:value-type="float" office:value="15.457000000000001" table:style-name="ce1">
            <text:p>15.457</text:p>
          </table:table-cell>
          <table:table-cell office:value-type="float" office:value="16.632100000000001" table:style-name="ce1">
            <text:p>16.6321</text:p>
          </table:table-cell>
          <table:table-cell office:value-type="float" office:value="16.0276" table:style-name="ce1">
            <text:p>16.0276</text:p>
          </table:table-cell>
          <table:table-cell office:value-type="float" office:value="16.416899999999998" table:style-name="ce1">
            <text:p>16.4169</text:p>
          </table:table-cell>
          <table:table-cell office:value-type="float" office:value="16.934200000000001" table:style-name="ce1">
            <text:p>16.9342</text:p>
          </table:table-cell>
          <table:table-cell office:value-type="float" office:value="16.498899999999999" table:style-name="ce1">
            <text:p>16.4989</text:p>
          </table:table-cell>
          <table:table-cell office:value-type="float" office:value="18.1617" table:style-name="ce1">
            <text:p>18.1617</text:p>
          </table:table-cell>
          <table:table-cell office:value-type="float" office:value="20.311" table:style-name="ce1">
            <text:p>20.311</text:p>
          </table:table-cell>
          <table:table-cell office:value-type="float" office:value="18.141200000000001" table:style-name="ce1">
            <text:p>18.1412</text:p>
          </table:table-cell>
          <table:table-cell office:value-type="float" office:value="18.6877" table:style-name="ce1">
            <text:p>18.6877</text:p>
          </table:table-cell>
          <table:table-cell office:value-type="float" office:value="19.0823" table:style-name="ce1">
            <text:p>19.0823</text:p>
          </table:table-cell>
          <table:table-cell office:value-type="float" office:value="18.633600000000001" table:style-name="ce1">
            <text:p>18.6336</text:p>
          </table:table-cell>
          <table:table-cell office:value-type="float" office:value="17.430399999999999" table:style-name="ce1">
            <text:p>17.4304</text:p>
          </table:table-cell>
          <table:table-cell table:style-name="ce1"/>
          <table:table-cell office:value-type="float" office:value="16.195462068965515" table:formula="of:=AVERAGE([.C10:.AE10])" table:style-name="ce1">
            <text:p>16.1954620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7.310400000000001" table:style-name="ce1">
            <text:p>17.3104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14.5806" table:style-name="ce1">
            <text:p>14.5806</text:p>
          </table:table-cell>
          <table:table-cell office:value-type="float" office:value="15.6022" table:style-name="ce1">
            <text:p>15.6022</text:p>
          </table:table-cell>
          <table:table-cell office:value-type="float" office:value="15.8865" table:style-name="ce1">
            <text:p>15.8865</text:p>
          </table:table-cell>
          <table:table-cell office:value-type="float" office:value="15.2278" table:style-name="ce1">
            <text:p>15.2278</text:p>
          </table:table-cell>
          <table:table-cell office:value-type="float" office:value="14.0451" table:style-name="ce1">
            <text:p>14.0451</text:p>
          </table:table-cell>
          <table:table-cell office:value-type="float" office:value="16.246300000000002" table:style-name="ce1">
            <text:p>16.2463</text:p>
          </table:table-cell>
          <table:table-cell office:value-type="float" office:value="15.183299999999999" table:style-name="ce1">
            <text:p>15.1833</text:p>
          </table:table-cell>
          <table:table-cell office:value-type="float" office:value="15.6555" table:style-name="ce1">
            <text:p>15.6555</text:p>
          </table:table-cell>
          <table:table-cell office:value-type="float" office:value="16.815000000000001" table:style-name="ce1">
            <text:p>16.815</text:p>
          </table:table-cell>
          <table:table-cell office:value-type="float" office:value="16.761800000000001" table:style-name="ce1">
            <text:p>16.7618</text:p>
          </table:table-cell>
          <table:table-cell office:value-type="float" office:value="17.729600000000001" table:style-name="ce1">
            <text:p>17.7296</text:p>
          </table:table-cell>
          <table:table-cell office:value-type="float" office:value="16.329699999999999" table:style-name="ce1">
            <text:p>16.3297</text:p>
          </table:table-cell>
          <table:table-cell office:value-type="float" office:value="17.8797" table:style-name="ce1">
            <text:p>17.8797</text:p>
          </table:table-cell>
          <table:table-cell office:value-type="float" office:value="16.924800000000001" table:style-name="ce1">
            <text:p>16.9248</text:p>
          </table:table-cell>
          <table:table-cell office:value-type="float" office:value="18.022600000000001" table:style-name="ce1">
            <text:p>18.0226</text:p>
          </table:table-cell>
          <table:table-cell office:value-type="float" office:value="16.863600000000002" table:style-name="ce1">
            <text:p>16.8636</text:p>
          </table:table-cell>
          <table:table-cell office:value-type="float" office:value="16.900500000000001" table:style-name="ce1">
            <text:p>16.9005</text:p>
          </table:table-cell>
          <table:table-cell office:value-type="float" office:value="18.4649" table:style-name="ce1">
            <text:p>18.4649</text:p>
          </table:table-cell>
          <table:table-cell office:value-type="float" office:value="16.272600000000001" table:style-name="ce1">
            <text:p>16.2726</text:p>
          </table:table-cell>
          <table:table-cell office:value-type="float" office:value="17.321200000000001" table:style-name="ce1">
            <text:p>17.3212</text:p>
          </table:table-cell>
          <table:table-cell office:value-type="float" office:value="18.313600000000001" table:style-name="ce1">
            <text:p>18.3136</text:p>
          </table:table-cell>
          <table:table-cell office:value-type="float" office:value="16.956700000000001" table:style-name="ce1">
            <text:p>16.9567</text:p>
          </table:table-cell>
          <table:table-cell office:value-type="float" office:value="16.283100000000001" table:style-name="ce1">
            <text:p>16.2831</text:p>
          </table:table-cell>
          <table:table-cell office:value-type="float" office:value="16.1511" table:style-name="ce1">
            <text:p>16.1511</text:p>
          </table:table-cell>
          <table:table-cell office:value-type="float" office:value="17.1172" table:style-name="ce1">
            <text:p>17.1172</text:p>
          </table:table-cell>
          <table:table-cell office:value-type="float" office:value="18.450600000000001" table:style-name="ce1">
            <text:p>18.4506</text:p>
          </table:table-cell>
          <table:table-cell office:value-type="float" office:value="16.2348" table:style-name="ce1">
            <text:p>16.2348</text:p>
          </table:table-cell>
          <table:table-cell office:value-type="float" office:value="17.562100000000001" table:style-name="ce1">
            <text:p>17.5621</text:p>
          </table:table-cell>
          <table:table-cell table:style-name="ce1"/>
          <table:table-cell office:value-type="float" office:value="16.647120689655175" table:formula="of:=AVERAGE([.C11:.AE11])" table:style-name="ce1">
            <text:p>16.6471206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6.6982" table:style-name="ce1">
            <text:p>16.6982</text:p>
          </table:table-cell>
          <table:table-cell office:value-type="float" office:value="16.345500000000001" table:style-name="ce1">
            <text:p>16.3455</text:p>
          </table:table-cell>
          <table:table-cell office:value-type="float" office:value="14.8841" table:style-name="ce1">
            <text:p>14.8841</text:p>
          </table:table-cell>
          <table:table-cell office:value-type="float" office:value="15.2849" table:style-name="ce1">
            <text:p>15.2849</text:p>
          </table:table-cell>
          <table:table-cell office:value-type="float" office:value="14.326700000000001" table:style-name="ce1">
            <text:p>14.3267</text:p>
          </table:table-cell>
          <table:table-cell office:value-type="float" office:value="14.213800000000001" table:style-name="ce1">
            <text:p>14.2138</text:p>
          </table:table-cell>
          <table:table-cell office:value-type="float" office:value="14.7126" table:style-name="ce1">
            <text:p>14.7126</text:p>
          </table:table-cell>
          <table:table-cell office:value-type="float" office:value="15.944699999999999" table:style-name="ce1">
            <text:p>15.9447</text:p>
          </table:table-cell>
          <table:table-cell office:value-type="float" office:value="16.77" table:style-name="ce1">
            <text:p>16.77</text:p>
          </table:table-cell>
          <table:table-cell office:value-type="float" office:value="15.589600000000001" table:style-name="ce1">
            <text:p>15.5896</text:p>
          </table:table-cell>
          <table:table-cell office:value-type="float" office:value="17.133800000000001" table:style-name="ce1">
            <text:p>17.1338</text:p>
          </table:table-cell>
          <table:table-cell office:value-type="float" office:value="16.537800000000001" table:style-name="ce1">
            <text:p>16.5378</text:p>
          </table:table-cell>
          <table:table-cell office:value-type="float" office:value="16.640899999999998" table:style-name="ce1">
            <text:p>16.6409</text:p>
          </table:table-cell>
          <table:table-cell office:value-type="float" office:value="16.412800000000001" table:style-name="ce1">
            <text:p>16.4128</text:p>
          </table:table-cell>
          <table:table-cell office:value-type="float" office:value="17.261199999999999" table:style-name="ce1">
            <text:p>17.2612</text:p>
          </table:table-cell>
          <table:table-cell office:value-type="float" office:value="16.440000000000001" table:style-name="ce1">
            <text:p>16.44</text:p>
          </table:table-cell>
          <table:table-cell office:value-type="float" office:value="18.696200000000001" table:style-name="ce1">
            <text:p>18.6962</text:p>
          </table:table-cell>
          <table:table-cell office:value-type="float" office:value="16.738099999999999" table:style-name="ce1">
            <text:p>16.7381</text:p>
          </table:table-cell>
          <table:table-cell office:value-type="float" office:value="16.6265" table:style-name="ce1">
            <text:p>16.6265</text:p>
          </table:table-cell>
          <table:table-cell office:value-type="float" office:value="17.524699999999999" table:style-name="ce1">
            <text:p>17.5247</text:p>
          </table:table-cell>
          <table:table-cell office:value-type="float" office:value="16.5609" table:style-name="ce1">
            <text:p>16.5609</text:p>
          </table:table-cell>
          <table:table-cell office:value-type="float" office:value="16.558" table:style-name="ce1">
            <text:p>16.558</text:p>
          </table:table-cell>
          <table:table-cell office:value-type="float" office:value="17.332599999999999" table:style-name="ce1">
            <text:p>17.3326</text:p>
          </table:table-cell>
          <table:table-cell office:value-type="float" office:value="16.760000000000002" table:style-name="ce1">
            <text:p>16.76</text:p>
          </table:table-cell>
          <table:table-cell office:value-type="float" office:value="16.835000000000001" table:style-name="ce1">
            <text:p>16.835</text:p>
          </table:table-cell>
          <table:table-cell office:value-type="float" office:value="16.715800000000002" table:style-name="ce1">
            <text:p>16.7158</text:p>
          </table:table-cell>
          <table:table-cell office:value-type="float" office:value="17.8355" table:style-name="ce1">
            <text:p>17.8355</text:p>
          </table:table-cell>
          <table:table-cell office:value-type="float" office:value="16.580300000000001" table:style-name="ce1">
            <text:p>16.5803</text:p>
          </table:table-cell>
          <table:table-cell office:value-type="float" office:value="15.6075" table:style-name="ce1">
            <text:p>15.6075</text:p>
          </table:table-cell>
          <table:table-cell office:value-type="float" office:value="16.385300000000001" table:style-name="ce1">
            <text:p>16.3853</text:p>
          </table:table-cell>
          <table:table-cell table:style-name="ce1"/>
          <table:table-cell office:value-type="float" office:value="16.388096551724139" table:formula="of:=AVERAGE([.C12:.AE12])" table:style-name="ce1">
            <text:p>16.3880965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5.7079" table:style-name="ce1">
            <text:p>15.7079</text:p>
          </table:table-cell>
          <table:table-cell office:value-type="float" office:value="22.419899999999998" table:style-name="ce1">
            <text:p>22.4199</text:p>
          </table:table-cell>
          <table:table-cell office:value-type="float" office:value="13.940300000000001" table:style-name="ce1">
            <text:p>13.9403</text:p>
          </table:table-cell>
          <table:table-cell office:value-type="float" office:value="15.2913" table:style-name="ce1">
            <text:p>15.2913</text:p>
          </table:table-cell>
          <table:table-cell office:value-type="float" office:value="15.0533" table:style-name="ce1">
            <text:p>15.0533</text:p>
          </table:table-cell>
          <table:table-cell office:value-type="float" office:value="14.3748" table:style-name="ce1">
            <text:p>14.3748</text:p>
          </table:table-cell>
          <table:table-cell office:value-type="float" office:value="14.517300000000001" table:style-name="ce1">
            <text:p>14.5173</text:p>
          </table:table-cell>
          <table:table-cell office:value-type="float" office:value="15.253" table:style-name="ce1">
            <text:p>15.253</text:p>
          </table:table-cell>
          <table:table-cell office:value-type="float" office:value="15.6122" table:style-name="ce1">
            <text:p>15.6122</text:p>
          </table:table-cell>
          <table:table-cell office:value-type="float" office:value="15.1663" table:style-name="ce1">
            <text:p>15.1663</text:p>
          </table:table-cell>
          <table:table-cell office:value-type="float" office:value="16.129200000000001" table:style-name="ce1">
            <text:p>16.1292</text:p>
          </table:table-cell>
          <table:table-cell office:value-type="float" office:value="17.0838" table:style-name="ce1">
            <text:p>17.0838</text:p>
          </table:table-cell>
          <table:table-cell office:value-type="float" office:value="16.407299999999999" table:style-name="ce1">
            <text:p>16.4073</text:p>
          </table:table-cell>
          <table:table-cell office:value-type="float" office:value="16.994499999999999" table:style-name="ce1">
            <text:p>16.9945</text:p>
          </table:table-cell>
          <table:table-cell office:value-type="float" office:value="17.8443" table:style-name="ce1">
            <text:p>17.8443</text:p>
          </table:table-cell>
          <table:table-cell office:value-type="float" office:value="17.2577" table:style-name="ce1">
            <text:p>17.2577</text:p>
          </table:table-cell>
          <table:table-cell office:value-type="float" office:value="16.843399999999999" table:style-name="ce1">
            <text:p>16.8434</text:p>
          </table:table-cell>
          <table:table-cell office:value-type="float" office:value="13.8827" table:style-name="ce1">
            <text:p>13.8827</text:p>
          </table:table-cell>
          <table:table-cell office:value-type="float" office:value="13.6625" table:style-name="ce1">
            <text:p>13.6625</text:p>
          </table:table-cell>
          <table:table-cell office:value-type="float" office:value="13.9796" table:style-name="ce1">
            <text:p>13.9796</text:p>
          </table:table-cell>
          <table:table-cell office:value-type="float" office:value="15.5352" table:style-name="ce1">
            <text:p>15.5352</text:p>
          </table:table-cell>
          <table:table-cell office:value-type="float" office:value="13.5908" table:style-name="ce1">
            <text:p>13.5908</text:p>
          </table:table-cell>
          <table:table-cell office:value-type="float" office:value="13.741" table:style-name="ce1">
            <text:p>13.741</text:p>
          </table:table-cell>
          <table:table-cell office:value-type="float" office:value="13.7149" table:style-name="ce1">
            <text:p>13.7149</text:p>
          </table:table-cell>
          <table:table-cell office:value-type="float" office:value="14.5908" table:style-name="ce1">
            <text:p>14.5908</text:p>
          </table:table-cell>
          <table:table-cell office:value-type="float" office:value="13.712" table:style-name="ce1">
            <text:p>13.712</text:p>
          </table:table-cell>
          <table:table-cell office:value-type="float" office:value="13.5642" table:style-name="ce1">
            <text:p>13.5642</text:p>
          </table:table-cell>
          <table:table-cell office:value-type="float" office:value="13.9102" table:style-name="ce1">
            <text:p>13.9102</text:p>
          </table:table-cell>
          <table:table-cell office:value-type="float" office:value="13.9274" table:style-name="ce1">
            <text:p>13.9274</text:p>
          </table:table-cell>
          <table:table-cell office:value-type="float" office:value="14.143800000000001" table:style-name="ce1">
            <text:p>14.1438</text:p>
          </table:table-cell>
          <table:table-cell table:style-name="ce1"/>
          <table:table-cell office:value-type="float" office:value="15.246334482758618" table:formula="of:=AVERAGE([.C13:.AE13])" table:style-name="ce1">
            <text:p>15.2463344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6.609500000000001" table:style-name="ce1">
            <text:p>16.6095</text:p>
          </table:table-cell>
          <table:table-cell office:value-type="float" office:value="14.533099999999999" table:style-name="ce1">
            <text:p>14.5331</text:p>
          </table:table-cell>
          <table:table-cell office:value-type="float" office:value="14.314500000000001" table:style-name="ce1">
            <text:p>14.3145</text:p>
          </table:table-cell>
          <table:table-cell office:value-type="float" office:value="13.6807" table:style-name="ce1">
            <text:p>13.6807</text:p>
          </table:table-cell>
          <table:table-cell office:value-type="float" office:value="13.6532" table:style-name="ce1">
            <text:p>13.6532</text:p>
          </table:table-cell>
          <table:table-cell office:value-type="float" office:value="13.640599999999999" table:style-name="ce1">
            <text:p>13.6406</text:p>
          </table:table-cell>
          <table:table-cell office:value-type="float" office:value="15.0762" table:style-name="ce1">
            <text:p>15.0762</text:p>
          </table:table-cell>
          <table:table-cell office:value-type="float" office:value="14.128299999999999" table:style-name="ce1">
            <text:p>14.1283</text:p>
          </table:table-cell>
          <table:table-cell office:value-type="float" office:value="15.8186" table:style-name="ce1">
            <text:p>15.8186</text:p>
          </table:table-cell>
          <table:table-cell office:value-type="float" office:value="13.9453" table:style-name="ce1">
            <text:p>13.9453</text:p>
          </table:table-cell>
          <table:table-cell office:value-type="float" office:value="13.6028" table:style-name="ce1">
            <text:p>13.6028</text:p>
          </table:table-cell>
          <table:table-cell office:value-type="float" office:value="13.913399999999999" table:style-name="ce1">
            <text:p>13.9134</text:p>
          </table:table-cell>
          <table:table-cell office:value-type="float" office:value="13.848100000000001" table:style-name="ce1">
            <text:p>13.8481</text:p>
          </table:table-cell>
          <table:table-cell office:value-type="float" office:value="13.8985" table:style-name="ce1">
            <text:p>13.8985</text:p>
          </table:table-cell>
          <table:table-cell office:value-type="float" office:value="14.5381" table:style-name="ce1">
            <text:p>14.5381</text:p>
          </table:table-cell>
          <table:table-cell office:value-type="float" office:value="15.152900000000001" table:style-name="ce1">
            <text:p>15.1529</text:p>
          </table:table-cell>
          <table:table-cell office:value-type="float" office:value="14.937099999999999" table:style-name="ce1">
            <text:p>14.9371</text:p>
          </table:table-cell>
          <table:table-cell office:value-type="float" office:value="14.4277" table:style-name="ce1">
            <text:p>14.4277</text:p>
          </table:table-cell>
          <table:table-cell office:value-type="float" office:value="14.920400000000001" table:style-name="ce1">
            <text:p>14.9204</text:p>
          </table:table-cell>
          <table:table-cell office:value-type="float" office:value="15.6174" table:style-name="ce1">
            <text:p>15.6174</text:p>
          </table:table-cell>
          <table:table-cell office:value-type="float" office:value="15.2026" table:style-name="ce1">
            <text:p>15.2026</text:p>
          </table:table-cell>
          <table:table-cell office:value-type="float" office:value="16.416" table:style-name="ce1">
            <text:p>16.416</text:p>
          </table:table-cell>
          <table:table-cell office:value-type="float" office:value="19.382400000000001" table:style-name="ce1">
            <text:p>19.3824</text:p>
          </table:table-cell>
          <table:table-cell office:value-type="float" office:value="16.727499999999999" table:style-name="ce1">
            <text:p>16.7275</text:p>
          </table:table-cell>
          <table:table-cell office:value-type="float" office:value="16.924199999999999" table:style-name="ce1">
            <text:p>16.9242</text:p>
          </table:table-cell>
          <table:table-cell office:value-type="float" office:value="17.359300000000001" table:style-name="ce1">
            <text:p>17.3593</text:p>
          </table:table-cell>
          <table:table-cell office:value-type="float" office:value="17.442699999999999" table:style-name="ce1">
            <text:p>17.4427</text:p>
          </table:table-cell>
          <table:table-cell office:value-type="float" office:value="17.6008" table:style-name="ce1">
            <text:p>17.6008</text:p>
          </table:table-cell>
          <table:table-cell office:value-type="float" office:value="16.633299999999998" table:style-name="ce1">
            <text:p>16.6333</text:p>
          </table:table-cell>
          <table:table-cell office:value-type="float" office:value="16.220500000000001" table:style-name="ce1">
            <text:p>16.2205</text:p>
          </table:table-cell>
          <table:table-cell table:style-name="ce1"/>
          <table:table-cell office:value-type="float" office:value="15.295041379310346" table:formula="of:=AVERAGE([.C14:.AE14])" table:style-name="ce1">
            <text:p>15.2950413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5.7158" table:style-name="ce1">
            <text:p>15.7158</text:p>
          </table:table-cell>
          <table:table-cell office:value-type="float" office:value="13.2416" table:style-name="ce1">
            <text:p>13.2416</text:p>
          </table:table-cell>
          <table:table-cell office:value-type="float" office:value="14.7416" table:style-name="ce1">
            <text:p>14.7416</text:p>
          </table:table-cell>
          <table:table-cell office:value-type="float" office:value="14.248900000000001" table:style-name="ce1">
            <text:p>14.2489</text:p>
          </table:table-cell>
          <table:table-cell office:value-type="float" office:value="14.130599999999999" table:style-name="ce1">
            <text:p>14.1306</text:p>
          </table:table-cell>
          <table:table-cell office:value-type="float" office:value="14.3733" table:style-name="ce1">
            <text:p>14.3733</text:p>
          </table:table-cell>
          <table:table-cell office:value-type="float" office:value="14.081099999999999" table:style-name="ce1">
            <text:p>14.0811</text:p>
          </table:table-cell>
          <table:table-cell office:value-type="float" office:value="14.7957" table:style-name="ce1">
            <text:p>14.7957</text:p>
          </table:table-cell>
          <table:table-cell office:value-type="float" office:value="15.3247" table:style-name="ce1">
            <text:p>15.3247</text:p>
          </table:table-cell>
          <table:table-cell office:value-type="float" office:value="14.740399999999999" table:style-name="ce1">
            <text:p>14.7404</text:p>
          </table:table-cell>
          <table:table-cell office:value-type="float" office:value="16.791899999999998" table:style-name="ce1">
            <text:p>16.7919</text:p>
          </table:table-cell>
          <table:table-cell office:value-type="float" office:value="17.479900000000001" table:style-name="ce1">
            <text:p>17.4799</text:p>
          </table:table-cell>
          <table:table-cell office:value-type="float" office:value="16.363600000000002" table:style-name="ce1">
            <text:p>16.3636</text:p>
          </table:table-cell>
          <table:table-cell office:value-type="float" office:value="16.425999999999998" table:style-name="ce1">
            <text:p>16.426</text:p>
          </table:table-cell>
          <table:table-cell office:value-type="float" office:value="17.044" table:style-name="ce1">
            <text:p>17.044</text:p>
          </table:table-cell>
          <table:table-cell office:value-type="float" office:value="16.728100000000001" table:style-name="ce1">
            <text:p>16.7281</text:p>
          </table:table-cell>
          <table:table-cell office:value-type="float" office:value="17.347000000000001" table:style-name="ce1">
            <text:p>17.347</text:p>
          </table:table-cell>
          <table:table-cell office:value-type="float" office:value="17.7392" table:style-name="ce1">
            <text:p>17.7392</text:p>
          </table:table-cell>
          <table:table-cell office:value-type="float" office:value="16.589099999999998" table:style-name="ce1">
            <text:p>16.5891</text:p>
          </table:table-cell>
          <table:table-cell office:value-type="float" office:value="16.320599999999999" table:style-name="ce1">
            <text:p>16.3206</text:p>
          </table:table-cell>
          <table:table-cell office:value-type="float" office:value="15.8344" table:style-name="ce1">
            <text:p>15.8344</text:p>
          </table:table-cell>
          <table:table-cell office:value-type="float" office:value="17.049499999999998" table:style-name="ce1">
            <text:p>17.0495</text:p>
          </table:table-cell>
          <table:table-cell office:value-type="float" office:value="17.456199999999999" table:style-name="ce1">
            <text:p>17.4562</text:p>
          </table:table-cell>
          <table:table-cell office:value-type="float" office:value="16.587900000000001" table:style-name="ce1">
            <text:p>16.5879</text:p>
          </table:table-cell>
          <table:table-cell office:value-type="float" office:value="16.024899999999999" table:style-name="ce1">
            <text:p>16.0249</text:p>
          </table:table-cell>
          <table:table-cell office:value-type="float" office:value="17.070599999999999" table:style-name="ce1">
            <text:p>17.0706</text:p>
          </table:table-cell>
          <table:table-cell office:value-type="float" office:value="17.1874" table:style-name="ce1">
            <text:p>17.1874</text:p>
          </table:table-cell>
          <table:table-cell office:value-type="float" office:value="16.504200000000001" table:style-name="ce1">
            <text:p>16.5042</text:p>
          </table:table-cell>
          <table:table-cell office:value-type="float" office:value="17.0059" table:style-name="ce1">
            <text:p>17.0059</text:p>
          </table:table-cell>
          <table:table-cell office:value-type="float" office:value="17.289000000000001" table:style-name="ce1">
            <text:p>17.289</text:p>
          </table:table-cell>
          <table:table-cell table:style-name="ce1"/>
          <table:table-cell office:value-type="float" office:value="16.086803448275866" table:formula="of:=AVERAGE([.C15:.AE15])" table:style-name="ce1">
            <text:p>16.0868034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5.478400000000001" table:style-name="ce1">
            <text:p>15.4784</text:p>
          </table:table-cell>
          <table:table-cell office:value-type="float" office:value="13.283099999999999" table:style-name="ce1">
            <text:p>13.2831</text:p>
          </table:table-cell>
          <table:table-cell office:value-type="float" office:value="13.838699999999999" table:style-name="ce1">
            <text:p>13.8387</text:p>
          </table:table-cell>
          <table:table-cell office:value-type="float" office:value="14.014099999999999" table:style-name="ce1">
            <text:p>14.0141</text:p>
          </table:table-cell>
          <table:table-cell office:value-type="float" office:value="14.0961" table:style-name="ce1">
            <text:p>14.0961</text:p>
          </table:table-cell>
          <table:table-cell office:value-type="float" office:value="13.1488" table:style-name="ce1">
            <text:p>13.1488</text:p>
          </table:table-cell>
          <table:table-cell office:value-type="float" office:value="13.3733" table:style-name="ce1">
            <text:p>13.3733</text:p>
          </table:table-cell>
          <table:table-cell office:value-type="float" office:value="15.156700000000001" table:style-name="ce1">
            <text:p>15.1567</text:p>
          </table:table-cell>
          <table:table-cell office:value-type="float" office:value="14.0524" table:style-name="ce1">
            <text:p>14.0524</text:p>
          </table:table-cell>
          <table:table-cell office:value-type="float" office:value="14.645300000000001" table:style-name="ce1">
            <text:p>14.6453</text:p>
          </table:table-cell>
          <table:table-cell office:value-type="float" office:value="16.605699999999999" table:style-name="ce1">
            <text:p>16.6057</text:p>
          </table:table-cell>
          <table:table-cell office:value-type="float" office:value="16.6037" table:style-name="ce1">
            <text:p>16.6037</text:p>
          </table:table-cell>
          <table:table-cell office:value-type="float" office:value="16.135300000000001" table:style-name="ce1">
            <text:p>16.1353</text:p>
          </table:table-cell>
          <table:table-cell office:value-type="float" office:value="15.6043" table:style-name="ce1">
            <text:p>15.6043</text:p>
          </table:table-cell>
          <table:table-cell office:value-type="float" office:value="16.541" table:style-name="ce1">
            <text:p>16.541</text:p>
          </table:table-cell>
          <table:table-cell office:value-type="float" office:value="16.638200000000001" table:style-name="ce1">
            <text:p>16.6382</text:p>
          </table:table-cell>
          <table:table-cell office:value-type="float" office:value="16.5059" table:style-name="ce1">
            <text:p>16.5059</text:p>
          </table:table-cell>
          <table:table-cell office:value-type="float" office:value="16.7041" table:style-name="ce1">
            <text:p>16.7041</text:p>
          </table:table-cell>
          <table:table-cell office:value-type="float" office:value="16.850200000000001" table:style-name="ce1">
            <text:p>16.8502</text:p>
          </table:table-cell>
          <table:table-cell office:value-type="float" office:value="17.021999999999998" table:style-name="ce1">
            <text:p>17.022</text:p>
          </table:table-cell>
          <table:table-cell office:value-type="float" office:value="16.764399999999998" table:style-name="ce1">
            <text:p>16.7644</text:p>
          </table:table-cell>
          <table:table-cell office:value-type="float" office:value="15.9986" table:style-name="ce1">
            <text:p>15.9986</text:p>
          </table:table-cell>
          <table:table-cell office:value-type="float" office:value="16.553000000000001" table:style-name="ce1">
            <text:p>16.553</text:p>
          </table:table-cell>
          <table:table-cell office:value-type="float" office:value="19.781099999999999" table:style-name="ce1">
            <text:p>19.7811</text:p>
          </table:table-cell>
          <table:table-cell office:value-type="float" office:value="16.640599999999999" table:style-name="ce1">
            <text:p>16.6406</text:p>
          </table:table-cell>
          <table:table-cell office:value-type="float" office:value="17.010300000000001" table:style-name="ce1">
            <text:p>17.0103</text:p>
          </table:table-cell>
          <table:table-cell office:value-type="float" office:value="16.190300000000001" table:style-name="ce1">
            <text:p>16.1903</text:p>
          </table:table-cell>
          <table:table-cell office:value-type="float" office:value="16.378599999999999" table:style-name="ce1">
            <text:p>16.3786</text:p>
          </table:table-cell>
          <table:table-cell office:value-type="float" office:value="16.187999999999999" table:style-name="ce1">
            <text:p>16.188</text:p>
          </table:table-cell>
          <table:table-cell office:value-type="float" office:value="15.5006" table:style-name="ce1">
            <text:p>15.5006</text:p>
          </table:table-cell>
          <table:table-cell table:style-name="ce1"/>
          <table:table-cell office:value-type="float" office:value="15.78704827586207" table:formula="of:=AVERAGE([.C16:.AE16])" table:style-name="ce1">
            <text:p>15.78704828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7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number-columns-repeated="22" table:default-cell-style-name="ce1"/>
        <table:table-column table:style-name="co4" table:number-columns-repeated="16353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office:value-type="string" table:style-name="ce1">
            <text:p>Column8</text:p>
          </table:table-cell>
          <table:table-cell office:value-type="string" table:style-name="ce1">
            <text:p>Column9</text:p>
          </table:table-cell>
          <table:table-cell office:value-type="string" table:style-name="ce1">
            <text:p>Column10</text:p>
          </table:table-cell>
          <table:table-cell office:value-type="string" table:style-name="ce1">
            <text:p>Column11</text:p>
          </table:table-cell>
          <table:table-cell office:value-type="string" table:style-name="ce1">
            <text:p>Column12</text:p>
          </table:table-cell>
          <table:table-cell office:value-type="string" table:style-name="ce1">
            <text:p>Column13</text:p>
          </table:table-cell>
          <table:table-cell office:value-type="string" table:style-name="ce1">
            <text:p>Column14</text:p>
          </table:table-cell>
          <table:table-cell office:value-type="string" table:style-name="ce1">
            <text:p>Column15</text:p>
          </table:table-cell>
          <table:table-cell office:value-type="string" table:style-name="ce1">
            <text:p>Column16</text:p>
          </table:table-cell>
          <table:table-cell office:value-type="string" table:style-name="ce1">
            <text:p>Column17</text:p>
          </table:table-cell>
          <table:table-cell office:value-type="string" table:style-name="ce1">
            <text:p>Column18</text:p>
          </table:table-cell>
          <table:table-cell office:value-type="string" table:style-name="ce1">
            <text:p>Column19</text:p>
          </table:table-cell>
          <table:table-cell office:value-type="string" table:style-name="ce1">
            <text:p>Column20</text:p>
          </table:table-cell>
          <table:table-cell office:value-type="string" table:style-name="ce1">
            <text:p>Column21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23</text:p>
          </table:table-cell>
          <table:table-cell office:value-type="string" table:style-name="ce1">
            <text:p>Column24</text:p>
          </table:table-cell>
          <table:table-cell office:value-type="string" table:style-name="ce1">
            <text:p>Column25</text:p>
          </table:table-cell>
          <table:table-cell office:value-type="string" table:style-name="ce1">
            <text:p>Column26</text:p>
          </table:table-cell>
          <table:table-cell office:value-type="string" table:style-name="ce1">
            <text:p>Column27</text:p>
          </table:table-cell>
          <table:table-cell office:value-type="string" table:style-name="ce1">
            <text:p>Column28</text:p>
          </table:table-cell>
          <table:table-cell office:value-type="string" table:style-name="ce1">
            <text:p>Column29</text:p>
          </table:table-cell>
          <table:table-cell office:value-type="string" table:style-name="ce1">
            <text:p>Column30</text:p>
          </table:table-cell>
          <table:table-cell office:value-type="string" table:style-name="ce1">
            <text:p>Column3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1 thread(s)</text:p>
          </table:table-cell>
          <table:table-cell office:value-type="float" office:value="30.599599999999999" table:style-name="ce1">
            <text:p>30.5996</text:p>
          </table:table-cell>
          <table:table-cell office:value-type="float" office:value="26.452999999999999" table:style-name="ce1">
            <text:p>26.453</text:p>
          </table:table-cell>
          <table:table-cell office:value-type="float" office:value="26.876000000000001" table:style-name="ce1">
            <text:p>26.876</text:p>
          </table:table-cell>
          <table:table-cell office:value-type="float" office:value="26.920500000000001" table:style-name="ce1">
            <text:p>26.9205</text:p>
          </table:table-cell>
          <table:table-cell office:value-type="float" office:value="27.0642" table:style-name="ce1">
            <text:p>27.0642</text:p>
          </table:table-cell>
          <table:table-cell office:value-type="float" office:value="27.147099999999998" table:style-name="ce1">
            <text:p>27.1471</text:p>
          </table:table-cell>
          <table:table-cell office:value-type="float" office:value="27.364000000000001" table:style-name="ce1">
            <text:p>27.364</text:p>
          </table:table-cell>
          <table:table-cell office:value-type="float" office:value="28.224900000000002" table:style-name="ce1">
            <text:p>28.2249</text:p>
          </table:table-cell>
          <table:table-cell office:value-type="float" office:value="27.732500000000002" table:style-name="ce1">
            <text:p>27.7325</text:p>
          </table:table-cell>
          <table:table-cell office:value-type="float" office:value="27.9254" table:style-name="ce1">
            <text:p>27.9254</text:p>
          </table:table-cell>
          <table:table-cell office:value-type="float" office:value="29.457100000000001" table:style-name="ce1">
            <text:p>29.4571</text:p>
          </table:table-cell>
          <table:table-cell office:value-type="float" office:value="29.520900000000001" table:style-name="ce1">
            <text:p>29.5209</text:p>
          </table:table-cell>
          <table:table-cell office:value-type="float" office:value="29.8965" table:style-name="ce1">
            <text:p>29.8965</text:p>
          </table:table-cell>
          <table:table-cell office:value-type="float" office:value="28.982199999999999" table:style-name="ce1">
            <text:p>28.9822</text:p>
          </table:table-cell>
          <table:table-cell office:value-type="float" office:value="29.248899999999999" table:style-name="ce1">
            <text:p>29.2489</text:p>
          </table:table-cell>
          <table:table-cell office:value-type="float" office:value="29.338200000000001" table:style-name="ce1">
            <text:p>29.3382</text:p>
          </table:table-cell>
          <table:table-cell office:value-type="float" office:value="29.366" table:style-name="ce1">
            <text:p>29.366</text:p>
          </table:table-cell>
          <table:table-cell office:value-type="float" office:value="29.760400000000001" table:style-name="ce1">
            <text:p>29.7604</text:p>
          </table:table-cell>
          <table:table-cell office:value-type="float" office:value="29.6965" table:style-name="ce1">
            <text:p>29.6965</text:p>
          </table:table-cell>
          <table:table-cell office:value-type="float" office:value="29.183700000000002" table:style-name="ce1">
            <text:p>29.1837</text:p>
          </table:table-cell>
          <table:table-cell office:value-type="float" office:value="29.352599999999999" table:style-name="ce1">
            <text:p>29.3526</text:p>
          </table:table-cell>
          <table:table-cell office:value-type="float" office:value="30.078900000000001" table:style-name="ce1">
            <text:p>30.0789</text:p>
          </table:table-cell>
          <table:table-cell office:value-type="float" office:value="29.236899999999999" table:style-name="ce1">
            <text:p>29.2369</text:p>
          </table:table-cell>
          <table:table-cell office:value-type="float" office:value="30.131799999999998" table:style-name="ce1">
            <text:p>30.1318</text:p>
          </table:table-cell>
          <table:table-cell office:value-type="float" office:value="29.094999999999999" table:style-name="ce1">
            <text:p>29.095</text:p>
          </table:table-cell>
          <table:table-cell office:value-type="float" office:value="29.539300000000001" table:style-name="ce1">
            <text:p>29.5393</text:p>
          </table:table-cell>
          <table:table-cell office:value-type="float" office:value="29.1313" table:style-name="ce1">
            <text:p>29.1313</text:p>
          </table:table-cell>
          <table:table-cell office:value-type="float" office:value="30.628299999999999" table:style-name="ce1">
            <text:p>30.6283</text:p>
          </table:table-cell>
          <table:table-cell office:value-type="float" office:value="29.628900000000002" table:style-name="ce1">
            <text:p>29.6289</text:p>
          </table:table-cell>
          <table:table-cell office:value-type="float" office:value="29.4178" table:style-name="ce1">
            <text:p>29.4178</text:p>
          </table:table-cell>
          <table:table-cell table:style-name="ce1"/>
          <table:table-cell office:value-type="float" office:value="28.841337931034488" table:formula="of:=AVERAGE([.C2:.AE2])" table:style-name="ce1">
            <text:p>28.8413379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2 thread(s)</text:p>
          </table:table-cell>
          <table:table-cell office:value-type="float" office:value="36.138599999999997" table:style-name="ce1">
            <text:p>36.1386</text:p>
          </table:table-cell>
          <table:table-cell office:value-type="float" office:value="26.147600000000001" table:style-name="ce1">
            <text:p>26.1476</text:p>
          </table:table-cell>
          <table:table-cell office:value-type="float" office:value="25.529900000000001" table:style-name="ce1">
            <text:p>25.5299</text:p>
          </table:table-cell>
          <table:table-cell office:value-type="float" office:value="26.400300000000001" table:style-name="ce1">
            <text:p>26.4003</text:p>
          </table:table-cell>
          <table:table-cell office:value-type="float" office:value="25.220800000000001" table:style-name="ce1">
            <text:p>25.2208</text:p>
          </table:table-cell>
          <table:table-cell office:value-type="float" office:value="24.957100000000001" table:style-name="ce1">
            <text:p>24.9571</text:p>
          </table:table-cell>
          <table:table-cell office:value-type="float" office:value="25.449200000000001" table:style-name="ce1">
            <text:p>25.4492</text:p>
          </table:table-cell>
          <table:table-cell office:value-type="float" office:value="25.409300000000002" table:style-name="ce1">
            <text:p>25.4093</text:p>
          </table:table-cell>
          <table:table-cell office:value-type="float" office:value="25.626799999999999" table:style-name="ce1">
            <text:p>25.6268</text:p>
          </table:table-cell>
          <table:table-cell office:value-type="float" office:value="26.418099999999999" table:style-name="ce1">
            <text:p>26.4181</text:p>
          </table:table-cell>
          <table:table-cell office:value-type="float" office:value="27.6661" table:style-name="ce1">
            <text:p>27.6661</text:p>
          </table:table-cell>
          <table:table-cell office:value-type="float" office:value="28.447700000000001" table:style-name="ce1">
            <text:p>28.4477</text:p>
          </table:table-cell>
          <table:table-cell office:value-type="float" office:value="27.7849" table:style-name="ce1">
            <text:p>27.7849</text:p>
          </table:table-cell>
          <table:table-cell office:value-type="float" office:value="28.780799999999999" table:style-name="ce1">
            <text:p>28.7808</text:p>
          </table:table-cell>
          <table:table-cell office:value-type="float" office:value="27.869499999999999" table:style-name="ce1">
            <text:p>27.8695</text:p>
          </table:table-cell>
          <table:table-cell office:value-type="float" office:value="30.575600000000001" table:style-name="ce1">
            <text:p>30.5756</text:p>
          </table:table-cell>
          <table:table-cell office:value-type="float" office:value="27.060400000000001" table:style-name="ce1">
            <text:p>27.0604</text:p>
          </table:table-cell>
          <table:table-cell office:value-type="float" office:value="27.851099999999999" table:style-name="ce1">
            <text:p>27.8511</text:p>
          </table:table-cell>
          <table:table-cell office:value-type="float" office:value="27.978999999999999" table:style-name="ce1">
            <text:p>27.979</text:p>
          </table:table-cell>
          <table:table-cell office:value-type="float" office:value="27.01" table:style-name="ce1">
            <text:p>27.01</text:p>
          </table:table-cell>
          <table:table-cell office:value-type="float" office:value="27.944800000000001" table:style-name="ce1">
            <text:p>27.9448</text:p>
          </table:table-cell>
          <table:table-cell office:value-type="float" office:value="28.675999999999998" table:style-name="ce1">
            <text:p>28.676</text:p>
          </table:table-cell>
          <table:table-cell office:value-type="float" office:value="28.3277" table:style-name="ce1">
            <text:p>28.3277</text:p>
          </table:table-cell>
          <table:table-cell office:value-type="float" office:value="26.723500000000001" table:style-name="ce1">
            <text:p>26.7235</text:p>
          </table:table-cell>
          <table:table-cell office:value-type="float" office:value="27.142099999999999" table:style-name="ce1">
            <text:p>27.1421</text:p>
          </table:table-cell>
          <table:table-cell office:value-type="float" office:value="28.305700000000002" table:style-name="ce1">
            <text:p>28.3057</text:p>
          </table:table-cell>
          <table:table-cell office:value-type="float" office:value="27.362500000000001" table:style-name="ce1">
            <text:p>27.3625</text:p>
          </table:table-cell>
          <table:table-cell office:value-type="float" office:value="27.668099999999999" table:style-name="ce1">
            <text:p>27.6681</text:p>
          </table:table-cell>
          <table:table-cell office:value-type="float" office:value="27.3889" table:style-name="ce1">
            <text:p>27.3889</text:p>
          </table:table-cell>
          <table:table-cell office:value-type="float" office:value="20.444500000000001" table:style-name="ce1">
            <text:p>20.4445</text:p>
          </table:table-cell>
          <table:table-cell table:style-name="ce1"/>
          <table:table-cell office:value-type="float" office:value="26.971310344827589" table:formula="of:=AVERAGE([.C3:.AE3])" table:style-name="ce1">
            <text:p>26.9713103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3 thread(s)</text:p>
          </table:table-cell>
          <table:table-cell office:value-type="float" office:value="25.869199999999999" table:style-name="ce1">
            <text:p>25.8692</text:p>
          </table:table-cell>
          <table:table-cell office:value-type="float" office:value="18.972000000000001" table:style-name="ce1">
            <text:p>18.972</text:p>
          </table:table-cell>
          <table:table-cell office:value-type="float" office:value="19.9816" table:style-name="ce1">
            <text:p>19.9816</text:p>
          </table:table-cell>
          <table:table-cell office:value-type="float" office:value="20.003900000000002" table:style-name="ce1">
            <text:p>20.0039</text:p>
          </table:table-cell>
          <table:table-cell office:value-type="float" office:value="20.114799999999999" table:style-name="ce1">
            <text:p>20.1148</text:p>
          </table:table-cell>
          <table:table-cell office:value-type="float" office:value="20.5501" table:style-name="ce1">
            <text:p>20.5501</text:p>
          </table:table-cell>
          <table:table-cell office:value-type="float" office:value="20.143799999999999" table:style-name="ce1">
            <text:p>20.1438</text:p>
          </table:table-cell>
          <table:table-cell office:value-type="float" office:value="19.623899999999999" table:style-name="ce1">
            <text:p>19.6239</text:p>
          </table:table-cell>
          <table:table-cell office:value-type="float" office:value="20.180099999999999" table:style-name="ce1">
            <text:p>20.1801</text:p>
          </table:table-cell>
          <table:table-cell office:value-type="float" office:value="20.14" table:style-name="ce1">
            <text:p>20.14</text:p>
          </table:table-cell>
          <table:table-cell office:value-type="float" office:value="22.774699999999999" table:style-name="ce1">
            <text:p>22.7747</text:p>
          </table:table-cell>
          <table:table-cell office:value-type="float" office:value="22.121300000000002" table:style-name="ce1">
            <text:p>22.1213</text:p>
          </table:table-cell>
          <table:table-cell office:value-type="float" office:value="21.884699999999999" table:style-name="ce1">
            <text:p>21.8847</text:p>
          </table:table-cell>
          <table:table-cell office:value-type="float" office:value="21.840499999999999" table:style-name="ce1">
            <text:p>21.8405</text:p>
          </table:table-cell>
          <table:table-cell office:value-type="float" office:value="21.782599999999999" table:style-name="ce1">
            <text:p>21.7826</text:p>
          </table:table-cell>
          <table:table-cell office:value-type="float" office:value="22.26" table:style-name="ce1">
            <text:p>22.26</text:p>
          </table:table-cell>
          <table:table-cell office:value-type="float" office:value="22.5563" table:style-name="ce1">
            <text:p>22.5563</text:p>
          </table:table-cell>
          <table:table-cell office:value-type="float" office:value="22.0809" table:style-name="ce1">
            <text:p>22.0809</text:p>
          </table:table-cell>
          <table:table-cell office:value-type="float" office:value="22.386800000000001" table:style-name="ce1">
            <text:p>22.3868</text:p>
          </table:table-cell>
          <table:table-cell office:value-type="float" office:value="22.353100000000001" table:style-name="ce1">
            <text:p>22.3531</text:p>
          </table:table-cell>
          <table:table-cell office:value-type="float" office:value="22.089099999999998" table:style-name="ce1">
            <text:p>22.0891</text:p>
          </table:table-cell>
          <table:table-cell office:value-type="float" office:value="23.133900000000001" table:style-name="ce1">
            <text:p>23.1339</text:p>
          </table:table-cell>
          <table:table-cell office:value-type="float" office:value="21.918099999999999" table:style-name="ce1">
            <text:p>21.9181</text:p>
          </table:table-cell>
          <table:table-cell office:value-type="float" office:value="22.8154" table:style-name="ce1">
            <text:p>22.8154</text:p>
          </table:table-cell>
          <table:table-cell office:value-type="float" office:value="22.2987" table:style-name="ce1">
            <text:p>22.2987</text:p>
          </table:table-cell>
          <table:table-cell office:value-type="float" office:value="22.228100000000001" table:style-name="ce1">
            <text:p>22.2281</text:p>
          </table:table-cell>
          <table:table-cell office:value-type="float" office:value="22.214700000000001" table:style-name="ce1">
            <text:p>22.2147</text:p>
          </table:table-cell>
          <table:table-cell office:value-type="float" office:value="21.994800000000001" table:style-name="ce1">
            <text:p>21.9948</text:p>
          </table:table-cell>
          <table:table-cell office:value-type="float" office:value="21.810400000000001" table:style-name="ce1">
            <text:p>21.8104</text:p>
          </table:table-cell>
          <table:table-cell office:value-type="float" office:value="22.333200000000001" table:style-name="ce1">
            <text:p>22.3332</text:p>
          </table:table-cell>
          <table:table-cell table:style-name="ce1"/>
          <table:table-cell office:value-type="float" office:value="21.537499999999998" table:formula="of:=AVERAGE([.C4:.AE4])" table:style-name="ce1">
            <text:p>21.537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4 thread(s)</text:p>
          </table:table-cell>
          <table:table-cell office:value-type="float" office:value="23.814800000000002" table:style-name="ce1">
            <text:p>23.8148</text:p>
          </table:table-cell>
          <table:table-cell office:value-type="float" office:value="21.964099999999998" table:style-name="ce1">
            <text:p>21.9641</text:p>
          </table:table-cell>
          <table:table-cell office:value-type="float" office:value="22.609000000000002" table:style-name="ce1">
            <text:p>22.609</text:p>
          </table:table-cell>
          <table:table-cell office:value-type="float" office:value="21.452100000000002" table:style-name="ce1">
            <text:p>21.4521</text:p>
          </table:table-cell>
          <table:table-cell office:value-type="float" office:value="22.596699999999998" table:style-name="ce1">
            <text:p>22.5967</text:p>
          </table:table-cell>
          <table:table-cell office:value-type="float" office:value="22.461099999999998" table:style-name="ce1">
            <text:p>22.4611</text:p>
          </table:table-cell>
          <table:table-cell office:value-type="float" office:value="22.6327" table:style-name="ce1">
            <text:p>22.6327</text:p>
          </table:table-cell>
          <table:table-cell office:value-type="float" office:value="24.142099999999999" table:style-name="ce1">
            <text:p>24.1421</text:p>
          </table:table-cell>
          <table:table-cell office:value-type="float" office:value="22.397600000000001" table:style-name="ce1">
            <text:p>22.3976</text:p>
          </table:table-cell>
          <table:table-cell office:value-type="float" office:value="24.753" table:style-name="ce1">
            <text:p>24.753</text:p>
          </table:table-cell>
          <table:table-cell office:value-type="float" office:value="25.7879" table:style-name="ce1">
            <text:p>25.7879</text:p>
          </table:table-cell>
          <table:table-cell office:value-type="float" office:value="24.703199999999999" table:style-name="ce1">
            <text:p>24.7032</text:p>
          </table:table-cell>
          <table:table-cell office:value-type="float" office:value="25.4175" table:style-name="ce1">
            <text:p>25.4175</text:p>
          </table:table-cell>
          <table:table-cell office:value-type="float" office:value="25.906099999999999" table:style-name="ce1">
            <text:p>25.9061</text:p>
          </table:table-cell>
          <table:table-cell office:value-type="float" office:value="26.172799999999999" table:style-name="ce1">
            <text:p>26.1728</text:p>
          </table:table-cell>
          <table:table-cell office:value-type="float" office:value="24.0045" table:style-name="ce1">
            <text:p>24.0045</text:p>
          </table:table-cell>
          <table:table-cell office:value-type="float" office:value="24.766200000000001" table:style-name="ce1">
            <text:p>24.7662</text:p>
          </table:table-cell>
          <table:table-cell office:value-type="float" office:value="26.486000000000001" table:style-name="ce1">
            <text:p>26.486</text:p>
          </table:table-cell>
          <table:table-cell office:value-type="float" office:value="24.8277" table:style-name="ce1">
            <text:p>24.8277</text:p>
          </table:table-cell>
          <table:table-cell office:value-type="float" office:value="25.5045" table:style-name="ce1">
            <text:p>25.5045</text:p>
          </table:table-cell>
          <table:table-cell office:value-type="float" office:value="25.003299999999999" table:style-name="ce1">
            <text:p>25.0033</text:p>
          </table:table-cell>
          <table:table-cell office:value-type="float" office:value="25.501000000000001" table:style-name="ce1">
            <text:p>25.501</text:p>
          </table:table-cell>
          <table:table-cell office:value-type="float" office:value="24.7729" table:style-name="ce1">
            <text:p>24.7729</text:p>
          </table:table-cell>
          <table:table-cell office:value-type="float" office:value="24.8353" table:style-name="ce1">
            <text:p>24.8353</text:p>
          </table:table-cell>
          <table:table-cell office:value-type="float" office:value="24.4175" table:style-name="ce1">
            <text:p>24.4175</text:p>
          </table:table-cell>
          <table:table-cell office:value-type="float" office:value="24.522300000000001" table:style-name="ce1">
            <text:p>24.5223</text:p>
          </table:table-cell>
          <table:table-cell office:value-type="float" office:value="26.094899999999999" table:style-name="ce1">
            <text:p>26.0949</text:p>
          </table:table-cell>
          <table:table-cell office:value-type="float" office:value="26.121300000000002" table:style-name="ce1">
            <text:p>26.1213</text:p>
          </table:table-cell>
          <table:table-cell office:value-type="float" office:value="24.812100000000001" table:style-name="ce1">
            <text:p>24.8121</text:p>
          </table:table-cell>
          <table:table-cell office:value-type="float" office:value="27.425999999999998" table:style-name="ce1">
            <text:p>27.426</text:p>
          </table:table-cell>
          <table:table-cell table:style-name="ce1"/>
          <table:table-cell office:value-type="float" office:value="24.554875862068972" table:formula="of:=AVERAGE([.C5:.AE5])" table:style-name="ce1">
            <text:p>24.5548758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5 thread(s)</text:p>
          </table:table-cell>
          <table:table-cell office:value-type="float" office:value="20.247399999999999" table:style-name="ce1">
            <text:p>20.2474</text:p>
          </table:table-cell>
          <table:table-cell office:value-type="float" office:value="16.0791" table:style-name="ce1">
            <text:p>16.0791</text:p>
          </table:table-cell>
          <table:table-cell office:value-type="float" office:value="14.7196" table:style-name="ce1">
            <text:p>14.7196</text:p>
          </table:table-cell>
          <table:table-cell office:value-type="float" office:value="16.378" table:style-name="ce1">
            <text:p>16.378</text:p>
          </table:table-cell>
          <table:table-cell office:value-type="float" office:value="15.414300000000001" table:style-name="ce1">
            <text:p>15.4143</text:p>
          </table:table-cell>
          <table:table-cell office:value-type="float" office:value="16.113900000000001" table:style-name="ce1">
            <text:p>16.1139</text:p>
          </table:table-cell>
          <table:table-cell office:value-type="float" office:value="15.688000000000001" table:style-name="ce1">
            <text:p>15.688</text:p>
          </table:table-cell>
          <table:table-cell office:value-type="float" office:value="15.811500000000001" table:style-name="ce1">
            <text:p>15.8115</text:p>
          </table:table-cell>
          <table:table-cell office:value-type="float" office:value="18.418399999999998" table:style-name="ce1">
            <text:p>18.4184</text:p>
          </table:table-cell>
          <table:table-cell office:value-type="float" office:value="15.4421" table:style-name="ce1">
            <text:p>15.4421</text:p>
          </table:table-cell>
          <table:table-cell office:value-type="float" office:value="18.136500000000002" table:style-name="ce1">
            <text:p>18.1365</text:p>
          </table:table-cell>
          <table:table-cell office:value-type="float" office:value="15.761200000000001" table:style-name="ce1">
            <text:p>15.7612</text:p>
          </table:table-cell>
          <table:table-cell office:value-type="float" office:value="15.692399999999999" table:style-name="ce1">
            <text:p>15.6924</text:p>
          </table:table-cell>
          <table:table-cell office:value-type="float" office:value="15.821199999999999" table:style-name="ce1">
            <text:p>15.8212</text:p>
          </table:table-cell>
          <table:table-cell office:value-type="float" office:value="18.3066" table:style-name="ce1">
            <text:p>18.3066</text:p>
          </table:table-cell>
          <table:table-cell office:value-type="float" office:value="18.012699999999999" table:style-name="ce1">
            <text:p>18.0127</text:p>
          </table:table-cell>
          <table:table-cell office:value-type="float" office:value="18.588200000000001" table:style-name="ce1">
            <text:p>18.5882</text:p>
          </table:table-cell>
          <table:table-cell office:value-type="float" office:value="16.371300000000002" table:style-name="ce1">
            <text:p>16.3713</text:p>
          </table:table-cell>
          <table:table-cell office:value-type="float" office:value="16.623000000000001" table:style-name="ce1">
            <text:p>16.623</text:p>
          </table:table-cell>
          <table:table-cell office:value-type="float" office:value="17.232800000000001" table:style-name="ce1">
            <text:p>17.2328</text:p>
          </table:table-cell>
          <table:table-cell office:value-type="float" office:value="16.658100000000001" table:style-name="ce1">
            <text:p>16.6581</text:p>
          </table:table-cell>
          <table:table-cell office:value-type="float" office:value="19.309799999999999" table:style-name="ce1">
            <text:p>19.3098</text:p>
          </table:table-cell>
          <table:table-cell office:value-type="float" office:value="18.3385" table:style-name="ce1">
            <text:p>18.3385</text:p>
          </table:table-cell>
          <table:table-cell office:value-type="float" office:value="18.136199999999999" table:style-name="ce1">
            <text:p>18.1362</text:p>
          </table:table-cell>
          <table:table-cell office:value-type="float" office:value="19.372699999999998" table:style-name="ce1">
            <text:p>19.3727</text:p>
          </table:table-cell>
          <table:table-cell office:value-type="float" office:value="18.515599999999999" table:style-name="ce1">
            <text:p>18.5156</text:p>
          </table:table-cell>
          <table:table-cell office:value-type="float" office:value="18.5885" table:style-name="ce1">
            <text:p>18.5885</text:p>
          </table:table-cell>
          <table:table-cell office:value-type="float" office:value="18.1356" table:style-name="ce1">
            <text:p>18.1356</text:p>
          </table:table-cell>
          <table:table-cell office:value-type="float" office:value="18.5457" table:style-name="ce1">
            <text:p>18.5457</text:p>
          </table:table-cell>
          <table:table-cell office:value-type="float" office:value="21.422799999999999" table:style-name="ce1">
            <text:p>21.4228</text:p>
          </table:table-cell>
          <table:table-cell table:style-name="ce1"/>
          <table:table-cell office:value-type="float" office:value="17.297734482758621" table:formula="of:=AVERAGE([.C6:.AE6])" table:style-name="ce1">
            <text:p>17.2977344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6 thread(s)</text:p>
          </table:table-cell>
          <table:table-cell office:value-type="float" office:value="16.124199999999998" table:style-name="ce1">
            <text:p>16.1242</text:p>
          </table:table-cell>
          <table:table-cell office:value-type="float" office:value="14.086399999999999" table:style-name="ce1">
            <text:p>14.0864</text:p>
          </table:table-cell>
          <table:table-cell office:value-type="float" office:value="14.794499999999999" table:style-name="ce1">
            <text:p>14.7945</text:p>
          </table:table-cell>
          <table:table-cell office:value-type="float" office:value="14.6221" table:style-name="ce1">
            <text:p>14.6221</text:p>
          </table:table-cell>
          <table:table-cell office:value-type="float" office:value="15.045999999999999" table:style-name="ce1">
            <text:p>15.046</text:p>
          </table:table-cell>
          <table:table-cell office:value-type="float" office:value="14.5844" table:style-name="ce1">
            <text:p>14.5844</text:p>
          </table:table-cell>
          <table:table-cell office:value-type="float" office:value="15.0656" table:style-name="ce1">
            <text:p>15.0656</text:p>
          </table:table-cell>
          <table:table-cell office:value-type="float" office:value="14.7925" table:style-name="ce1">
            <text:p>14.7925</text:p>
          </table:table-cell>
          <table:table-cell office:value-type="float" office:value="15.8818" table:style-name="ce1">
            <text:p>15.8818</text:p>
          </table:table-cell>
          <table:table-cell office:value-type="float" office:value="15.166" table:style-name="ce1">
            <text:p>15.166</text:p>
          </table:table-cell>
          <table:table-cell office:value-type="float" office:value="17.429500000000001" table:style-name="ce1">
            <text:p>17.4295</text:p>
          </table:table-cell>
          <table:table-cell office:value-type="float" office:value="16.603100000000001" table:style-name="ce1">
            <text:p>16.6031</text:p>
          </table:table-cell>
          <table:table-cell office:value-type="float" office:value="16.678599999999999" table:style-name="ce1">
            <text:p>16.6786</text:p>
          </table:table-cell>
          <table:table-cell office:value-type="float" office:value="16.685099999999998" table:style-name="ce1">
            <text:p>16.6851</text:p>
          </table:table-cell>
          <table:table-cell office:value-type="float" office:value="16.857500000000002" table:style-name="ce1">
            <text:p>16.8575</text:p>
          </table:table-cell>
          <table:table-cell office:value-type="float" office:value="17.149699999999999" table:style-name="ce1">
            <text:p>17.1497</text:p>
          </table:table-cell>
          <table:table-cell office:value-type="float" office:value="16.689499999999999" table:style-name="ce1">
            <text:p>16.6895</text:p>
          </table:table-cell>
          <table:table-cell office:value-type="float" office:value="17.219899999999999" table:style-name="ce1">
            <text:p>17.2199</text:p>
          </table:table-cell>
          <table:table-cell office:value-type="float" office:value="17.0428" table:style-name="ce1">
            <text:p>17.0428</text:p>
          </table:table-cell>
          <table:table-cell office:value-type="float" office:value="17.6432" table:style-name="ce1">
            <text:p>17.6432</text:p>
          </table:table-cell>
          <table:table-cell office:value-type="float" office:value="17.087599999999998" table:style-name="ce1">
            <text:p>17.0876</text:p>
          </table:table-cell>
          <table:table-cell office:value-type="float" office:value="17.017900000000001" table:style-name="ce1">
            <text:p>17.0179</text:p>
          </table:table-cell>
          <table:table-cell office:value-type="float" office:value="17.450299999999999" table:style-name="ce1">
            <text:p>17.4503</text:p>
          </table:table-cell>
          <table:table-cell office:value-type="float" office:value="17.1813" table:style-name="ce1">
            <text:p>17.1813</text:p>
          </table:table-cell>
          <table:table-cell office:value-type="float" office:value="17.310099999999998" table:style-name="ce1">
            <text:p>17.3101</text:p>
          </table:table-cell>
          <table:table-cell office:value-type="float" office:value="17.004200000000001" table:style-name="ce1">
            <text:p>17.0042</text:p>
          </table:table-cell>
          <table:table-cell office:value-type="float" office:value="17.344000000000001" table:style-name="ce1">
            <text:p>17.344</text:p>
          </table:table-cell>
          <table:table-cell office:value-type="float" office:value="16.7729" table:style-name="ce1">
            <text:p>16.7729</text:p>
          </table:table-cell>
          <table:table-cell office:value-type="float" office:value="17.674800000000001" table:style-name="ce1">
            <text:p>17.6748</text:p>
          </table:table-cell>
          <table:table-cell office:value-type="float" office:value="18.865400000000001" table:style-name="ce1">
            <text:p>18.8654</text:p>
          </table:table-cell>
          <table:table-cell table:style-name="ce1"/>
          <table:table-cell office:value-type="float" office:value="16.474024137931032" table:formula="of:=AVERAGE([.C7:.AE7])" table:style-name="ce1">
            <text:p>16.47402414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7 thread(s)</text:p>
          </table:table-cell>
          <table:table-cell office:value-type="float" office:value="17.351299999999998" table:style-name="ce1">
            <text:p>17.3513</text:p>
          </table:table-cell>
          <table:table-cell office:value-type="float" office:value="15.3124" table:style-name="ce1">
            <text:p>15.3124</text:p>
          </table:table-cell>
          <table:table-cell office:value-type="float" office:value="16.613299999999999" table:style-name="ce1">
            <text:p>16.6133</text:p>
          </table:table-cell>
          <table:table-cell office:value-type="float" office:value="16.7044" table:style-name="ce1">
            <text:p>16.7044</text:p>
          </table:table-cell>
          <table:table-cell office:value-type="float" office:value="16.887599999999999" table:style-name="ce1">
            <text:p>16.8876</text:p>
          </table:table-cell>
          <table:table-cell office:value-type="float" office:value="17.2041" table:style-name="ce1">
            <text:p>17.2041</text:p>
          </table:table-cell>
          <table:table-cell office:value-type="float" office:value="16.4529" table:style-name="ce1">
            <text:p>16.4529</text:p>
          </table:table-cell>
          <table:table-cell office:value-type="float" office:value="16.88" table:style-name="ce1">
            <text:p>16.88</text:p>
          </table:table-cell>
          <table:table-cell office:value-type="float" office:value="16.353100000000001" table:style-name="ce1">
            <text:p>16.3531</text:p>
          </table:table-cell>
          <table:table-cell office:value-type="float" office:value="16.5656" table:style-name="ce1">
            <text:p>16.5656</text:p>
          </table:table-cell>
          <table:table-cell office:value-type="float" office:value="19.339600000000001" table:style-name="ce1">
            <text:p>19.3396</text:p>
          </table:table-cell>
          <table:table-cell office:value-type="float" office:value="18.2849" table:style-name="ce1">
            <text:p>18.2849</text:p>
          </table:table-cell>
          <table:table-cell office:value-type="float" office:value="19.2928" table:style-name="ce1">
            <text:p>19.2928</text:p>
          </table:table-cell>
          <table:table-cell office:value-type="float" office:value="18.578499999999998" table:style-name="ce1">
            <text:p>18.5785</text:p>
          </table:table-cell>
          <table:table-cell office:value-type="float" office:value="18.205300000000001" table:style-name="ce1">
            <text:p>18.2053</text:p>
          </table:table-cell>
          <table:table-cell office:value-type="float" office:value="18.601099999999999" table:style-name="ce1">
            <text:p>18.6011</text:p>
          </table:table-cell>
          <table:table-cell office:value-type="float" office:value="17.998899999999999" table:style-name="ce1">
            <text:p>17.9989</text:p>
          </table:table-cell>
          <table:table-cell office:value-type="float" office:value="18.749500000000001" table:style-name="ce1">
            <text:p>18.7495</text:p>
          </table:table-cell>
          <table:table-cell office:value-type="float" office:value="19.436" table:style-name="ce1">
            <text:p>19.436</text:p>
          </table:table-cell>
          <table:table-cell office:value-type="float" office:value="18.9178" table:style-name="ce1">
            <text:p>18.9178</text:p>
          </table:table-cell>
          <table:table-cell office:value-type="float" office:value="18.532299999999999" table:style-name="ce1">
            <text:p>18.5323</text:p>
          </table:table-cell>
          <table:table-cell office:value-type="float" office:value="18.331199999999999" table:style-name="ce1">
            <text:p>18.3312</text:p>
          </table:table-cell>
          <table:table-cell office:value-type="float" office:value="18.633800000000001" table:style-name="ce1">
            <text:p>18.6338</text:p>
          </table:table-cell>
          <table:table-cell office:value-type="float" office:value="17.9436" table:style-name="ce1">
            <text:p>17.9436</text:p>
          </table:table-cell>
          <table:table-cell office:value-type="float" office:value="19.201499999999999" table:style-name="ce1">
            <text:p>19.2015</text:p>
          </table:table-cell>
          <table:table-cell office:value-type="float" office:value="18.330300000000001" table:style-name="ce1">
            <text:p>18.3303</text:p>
          </table:table-cell>
          <table:table-cell office:value-type="float" office:value="18.936499999999999" table:style-name="ce1">
            <text:p>18.9365</text:p>
          </table:table-cell>
          <table:table-cell office:value-type="float" office:value="18.633800000000001" table:style-name="ce1">
            <text:p>18.6338</text:p>
          </table:table-cell>
          <table:table-cell office:value-type="float" office:value="17.9374" table:style-name="ce1">
            <text:p>17.9374</text:p>
          </table:table-cell>
          <table:table-cell office:value-type="float" office:value="18.625699999999998" table:style-name="ce1">
            <text:p>18.6257</text:p>
          </table:table-cell>
          <table:table-cell table:style-name="ce1"/>
          <table:table-cell office:value-type="float" office:value="17.982203448275865" table:formula="of:=AVERAGE([.C8:.AE8])" table:style-name="ce1">
            <text:p>17.98220345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8 thread(s)</text:p>
          </table:table-cell>
          <table:table-cell office:value-type="float" office:value="19.432200000000002" table:style-name="ce1">
            <text:p>19.4322</text:p>
          </table:table-cell>
          <table:table-cell office:value-type="float" office:value="16.296600000000002" table:style-name="ce1">
            <text:p>16.2966</text:p>
          </table:table-cell>
          <table:table-cell office:value-type="float" office:value="16.889099999999999" table:style-name="ce1">
            <text:p>16.8891</text:p>
          </table:table-cell>
          <table:table-cell office:value-type="float" office:value="16.561499999999999" table:style-name="ce1">
            <text:p>16.5615</text:p>
          </table:table-cell>
          <table:table-cell office:value-type="float" office:value="17.8888" table:style-name="ce1">
            <text:p>17.8888</text:p>
          </table:table-cell>
          <table:table-cell office:value-type="float" office:value="16.595199999999998" table:style-name="ce1">
            <text:p>16.5952</text:p>
          </table:table-cell>
          <table:table-cell office:value-type="float" office:value="17.3475" table:style-name="ce1">
            <text:p>17.3475</text:p>
          </table:table-cell>
          <table:table-cell office:value-type="float" office:value="16.5885" table:style-name="ce1">
            <text:p>16.5885</text:p>
          </table:table-cell>
          <table:table-cell office:value-type="float" office:value="17.039300000000001" table:style-name="ce1">
            <text:p>17.0393</text:p>
          </table:table-cell>
          <table:table-cell office:value-type="float" office:value="17.166" table:style-name="ce1">
            <text:p>17.166</text:p>
          </table:table-cell>
          <table:table-cell office:value-type="float" office:value="18.273499999999999" table:style-name="ce1">
            <text:p>18.2735</text:p>
          </table:table-cell>
          <table:table-cell office:value-type="float" office:value="18.762899999999998" table:style-name="ce1">
            <text:p>18.7629</text:p>
          </table:table-cell>
          <table:table-cell office:value-type="float" office:value="19.058" table:style-name="ce1">
            <text:p>19.058</text:p>
          </table:table-cell>
          <table:table-cell office:value-type="float" office:value="18.945" table:style-name="ce1">
            <text:p>18.945</text:p>
          </table:table-cell>
          <table:table-cell office:value-type="float" office:value="18.397300000000001" table:style-name="ce1">
            <text:p>18.3973</text:p>
          </table:table-cell>
          <table:table-cell office:value-type="float" office:value="19.5961" table:style-name="ce1">
            <text:p>19.5961</text:p>
          </table:table-cell>
          <table:table-cell office:value-type="float" office:value="19.689800000000002" table:style-name="ce1">
            <text:p>19.6898</text:p>
          </table:table-cell>
          <table:table-cell office:value-type="float" office:value="19.259399999999999" table:style-name="ce1">
            <text:p>19.2594</text:p>
          </table:table-cell>
          <table:table-cell office:value-type="float" office:value="16.870999999999999" table:style-name="ce1">
            <text:p>16.871</text:p>
          </table:table-cell>
          <table:table-cell office:value-type="float" office:value="15.6587" table:style-name="ce1">
            <text:p>15.6587</text:p>
          </table:table-cell>
          <table:table-cell office:value-type="float" office:value="16.564800000000002" table:style-name="ce1">
            <text:p>16.5648</text:p>
          </table:table-cell>
          <table:table-cell office:value-type="float" office:value="16.2483" table:style-name="ce1">
            <text:p>16.2483</text:p>
          </table:table-cell>
          <table:table-cell office:value-type="float" office:value="15.9758" table:style-name="ce1">
            <text:p>15.9758</text:p>
          </table:table-cell>
          <table:table-cell office:value-type="float" office:value="16.549499999999998" table:style-name="ce1">
            <text:p>16.5495</text:p>
          </table:table-cell>
          <table:table-cell office:value-type="float" office:value="15.8352" table:style-name="ce1">
            <text:p>15.8352</text:p>
          </table:table-cell>
          <table:table-cell office:value-type="float" office:value="16.46" table:style-name="ce1">
            <text:p>16.46</text:p>
          </table:table-cell>
          <table:table-cell office:value-type="float" office:value="16.568000000000001" table:style-name="ce1">
            <text:p>16.568</text:p>
          </table:table-cell>
          <table:table-cell office:value-type="float" office:value="15.7334" table:style-name="ce1">
            <text:p>15.7334</text:p>
          </table:table-cell>
          <table:table-cell office:value-type="float" office:value="15.7506" table:style-name="ce1">
            <text:p>15.7506</text:p>
          </table:table-cell>
          <table:table-cell office:value-type="float" office:value="15.4175" table:style-name="ce1">
            <text:p>15.4175</text:p>
          </table:table-cell>
          <table:table-cell table:style-name="ce1"/>
          <table:table-cell office:value-type="float" office:value="17.171975862068969" table:formula="of:=AVERAGE([.C9:.AE9])" table:style-name="ce1">
            <text:p>17.17197586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9 thread(s)</text:p>
          </table:table-cell>
          <table:table-cell office:value-type="float" office:value="17.6631" table:style-name="ce1">
            <text:p>17.6631</text:p>
          </table:table-cell>
          <table:table-cell office:value-type="float" office:value="15.014699999999999" table:style-name="ce1">
            <text:p>15.0147</text:p>
          </table:table-cell>
          <table:table-cell office:value-type="float" office:value="15.199400000000001" table:style-name="ce1">
            <text:p>15.1994</text:p>
          </table:table-cell>
          <table:table-cell office:value-type="float" office:value="15.8935" table:style-name="ce1">
            <text:p>15.8935</text:p>
          </table:table-cell>
          <table:table-cell office:value-type="float" office:value="14.412800000000001" table:style-name="ce1">
            <text:p>14.4128</text:p>
          </table:table-cell>
          <table:table-cell office:value-type="float" office:value="15.638500000000001" table:style-name="ce1">
            <text:p>15.6385</text:p>
          </table:table-cell>
          <table:table-cell office:value-type="float" office:value="15.601100000000001" table:style-name="ce1">
            <text:p>15.6011</text:p>
          </table:table-cell>
          <table:table-cell office:value-type="float" office:value="14.7966" table:style-name="ce1">
            <text:p>14.7966</text:p>
          </table:table-cell>
          <table:table-cell office:value-type="float" office:value="16.128299999999999" table:style-name="ce1">
            <text:p>16.1283</text:p>
          </table:table-cell>
          <table:table-cell office:value-type="float" office:value="15.136799999999999" table:style-name="ce1">
            <text:p>15.1368</text:p>
          </table:table-cell>
          <table:table-cell office:value-type="float" office:value="14.3765" table:style-name="ce1">
            <text:p>14.3765</text:p>
          </table:table-cell>
          <table:table-cell office:value-type="float" office:value="15.303599999999999" table:style-name="ce1">
            <text:p>15.3036</text:p>
          </table:table-cell>
          <table:table-cell office:value-type="float" office:value="15.4383" table:style-name="ce1">
            <text:p>15.4383</text:p>
          </table:table-cell>
          <table:table-cell office:value-type="float" office:value="15.0604" table:style-name="ce1">
            <text:p>15.0604</text:p>
          </table:table-cell>
          <table:table-cell office:value-type="float" office:value="15.744199999999999" table:style-name="ce1">
            <text:p>15.7442</text:p>
          </table:table-cell>
          <table:table-cell office:value-type="float" office:value="14.3188" table:style-name="ce1">
            <text:p>14.3188</text:p>
          </table:table-cell>
          <table:table-cell office:value-type="float" office:value="14.8865" table:style-name="ce1">
            <text:p>14.8865</text:p>
          </table:table-cell>
          <table:table-cell office:value-type="float" office:value="15.974299999999999" table:style-name="ce1">
            <text:p>15.9743</text:p>
          </table:table-cell>
          <table:table-cell office:value-type="float" office:value="16.4907" table:style-name="ce1">
            <text:p>16.4907</text:p>
          </table:table-cell>
          <table:table-cell office:value-type="float" office:value="16.902899999999999" table:style-name="ce1">
            <text:p>16.9029</text:p>
          </table:table-cell>
          <table:table-cell office:value-type="float" office:value="16.716100000000001" table:style-name="ce1">
            <text:p>16.7161</text:p>
          </table:table-cell>
          <table:table-cell office:value-type="float" office:value="19.602799999999998" table:style-name="ce1">
            <text:p>19.6028</text:p>
          </table:table-cell>
          <table:table-cell office:value-type="float" office:value="17.206700000000001" table:style-name="ce1">
            <text:p>17.2067</text:p>
          </table:table-cell>
          <table:table-cell office:value-type="float" office:value="17.649699999999999" table:style-name="ce1">
            <text:p>17.6497</text:p>
          </table:table-cell>
          <table:table-cell office:value-type="float" office:value="18.370999999999999" table:style-name="ce1">
            <text:p>18.371</text:p>
          </table:table-cell>
          <table:table-cell office:value-type="float" office:value="16.904299999999999" table:style-name="ce1">
            <text:p>16.9043</text:p>
          </table:table-cell>
          <table:table-cell office:value-type="float" office:value="34.068600000000004" table:style-name="ce1">
            <text:p>34.0686</text:p>
          </table:table-cell>
          <table:table-cell office:value-type="float" office:value="17.6388" table:style-name="ce1">
            <text:p>17.6388</text:p>
          </table:table-cell>
          <table:table-cell office:value-type="float" office:value="17.8279" table:style-name="ce1">
            <text:p>17.8279</text:p>
          </table:table-cell>
          <table:table-cell office:value-type="float" office:value="17.5077" table:style-name="ce1">
            <text:p>17.5077</text:p>
          </table:table-cell>
          <table:table-cell table:style-name="ce1"/>
          <table:table-cell office:value-type="float" office:value="16.752120689655172" table:formula="of:=AVERAGE([.C10:.AE10])" table:style-name="ce1">
            <text:p>16.7521206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0 thread(s)</text:p>
          </table:table-cell>
          <table:table-cell office:value-type="float" office:value="17.524100000000001" table:style-name="ce1">
            <text:p>17.5241</text:p>
          </table:table-cell>
          <table:table-cell office:value-type="float" office:value="15.5159" table:style-name="ce1">
            <text:p>15.5159</text:p>
          </table:table-cell>
          <table:table-cell office:value-type="float" office:value="14.9872" table:style-name="ce1">
            <text:p>14.9872</text:p>
          </table:table-cell>
          <table:table-cell office:value-type="float" office:value="16.4392" table:style-name="ce1">
            <text:p>16.4392</text:p>
          </table:table-cell>
          <table:table-cell office:value-type="float" office:value="15.980700000000001" table:style-name="ce1">
            <text:p>15.9807</text:p>
          </table:table-cell>
          <table:table-cell office:value-type="float" office:value="15.3241" table:style-name="ce1">
            <text:p>15.3241</text:p>
          </table:table-cell>
          <table:table-cell office:value-type="float" office:value="15.866" table:style-name="ce1">
            <text:p>15.866</text:p>
          </table:table-cell>
          <table:table-cell office:value-type="float" office:value="16.4269" table:style-name="ce1">
            <text:p>16.4269</text:p>
          </table:table-cell>
          <table:table-cell office:value-type="float" office:value="17.547499999999999" table:style-name="ce1">
            <text:p>17.5475</text:p>
          </table:table-cell>
          <table:table-cell office:value-type="float" office:value="15.618600000000001" table:style-name="ce1">
            <text:p>15.6186</text:p>
          </table:table-cell>
          <table:table-cell office:value-type="float" office:value="18.028199999999998" table:style-name="ce1">
            <text:p>18.0282</text:p>
          </table:table-cell>
          <table:table-cell office:value-type="float" office:value="16.350200000000001" table:style-name="ce1">
            <text:p>16.3502</text:p>
          </table:table-cell>
          <table:table-cell office:value-type="float" office:value="18.032800000000002" table:style-name="ce1">
            <text:p>18.0328</text:p>
          </table:table-cell>
          <table:table-cell office:value-type="float" office:value="18.108699999999999" table:style-name="ce1">
            <text:p>18.1087</text:p>
          </table:table-cell>
          <table:table-cell office:value-type="float" office:value="17.749199999999998" table:style-name="ce1">
            <text:p>17.7492</text:p>
          </table:table-cell>
          <table:table-cell office:value-type="float" office:value="18.019400000000001" table:style-name="ce1">
            <text:p>18.0194</text:p>
          </table:table-cell>
          <table:table-cell office:value-type="float" office:value="17.7026" table:style-name="ce1">
            <text:p>17.7026</text:p>
          </table:table-cell>
          <table:table-cell office:value-type="float" office:value="17.195" table:style-name="ce1">
            <text:p>17.195</text:p>
          </table:table-cell>
          <table:table-cell office:value-type="float" office:value="18.015599999999999" table:style-name="ce1">
            <text:p>18.0156</text:p>
          </table:table-cell>
          <table:table-cell office:value-type="float" office:value="17.484300000000001" table:style-name="ce1">
            <text:p>17.4843</text:p>
          </table:table-cell>
          <table:table-cell office:value-type="float" office:value="18.314499999999999" table:style-name="ce1">
            <text:p>18.3145</text:p>
          </table:table-cell>
          <table:table-cell office:value-type="float" office:value="16.8537" table:style-name="ce1">
            <text:p>16.8537</text:p>
          </table:table-cell>
          <table:table-cell office:value-type="float" office:value="18.822099999999999" table:style-name="ce1">
            <text:p>18.8221</text:p>
          </table:table-cell>
          <table:table-cell office:value-type="float" office:value="16.945599999999999" table:style-name="ce1">
            <text:p>16.9456</text:p>
          </table:table-cell>
          <table:table-cell office:value-type="float" office:value="17.7758" table:style-name="ce1">
            <text:p>17.7758</text:p>
          </table:table-cell>
          <table:table-cell office:value-type="float" office:value="18.048400000000001" table:style-name="ce1">
            <text:p>18.0484</text:p>
          </table:table-cell>
          <table:table-cell office:value-type="float" office:value="18.058900000000001" table:style-name="ce1">
            <text:p>18.0589</text:p>
          </table:table-cell>
          <table:table-cell office:value-type="float" office:value="17.128900000000002" table:style-name="ce1">
            <text:p>17.1289</text:p>
          </table:table-cell>
          <table:table-cell office:value-type="float" office:value="18.245699999999999" table:style-name="ce1">
            <text:p>18.2457</text:p>
          </table:table-cell>
          <table:table-cell office:value-type="float" office:value="19.441800000000001" table:style-name="ce1">
            <text:p>19.4418</text:p>
          </table:table-cell>
          <table:table-cell table:style-name="ce1"/>
          <table:table-cell office:value-type="float" office:value="17.242327586206898" table:formula="of:=AVERAGE([.C11:.AE11])" table:style-name="ce1">
            <text:p>17.24232759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1 thread(s)</text:p>
          </table:table-cell>
          <table:table-cell office:value-type="float" office:value="17.6081" table:style-name="ce1">
            <text:p>17.6081</text:p>
          </table:table-cell>
          <table:table-cell office:value-type="float" office:value="14.0738" table:style-name="ce1">
            <text:p>14.0738</text:p>
          </table:table-cell>
          <table:table-cell office:value-type="float" office:value="15.194100000000001" table:style-name="ce1">
            <text:p>15.1941</text:p>
          </table:table-cell>
          <table:table-cell office:value-type="float" office:value="16.523199999999999" table:style-name="ce1">
            <text:p>16.5232</text:p>
          </table:table-cell>
          <table:table-cell office:value-type="float" office:value="14.4602" table:style-name="ce1">
            <text:p>14.4602</text:p>
          </table:table-cell>
          <table:table-cell office:value-type="float" office:value="15.4901" table:style-name="ce1">
            <text:p>15.4901</text:p>
          </table:table-cell>
          <table:table-cell office:value-type="float" office:value="15.823499999999999" table:style-name="ce1">
            <text:p>15.8235</text:p>
          </table:table-cell>
          <table:table-cell office:value-type="float" office:value="15.6043" table:style-name="ce1">
            <text:p>15.6043</text:p>
          </table:table-cell>
          <table:table-cell office:value-type="float" office:value="15.2814" table:style-name="ce1">
            <text:p>15.2814</text:p>
          </table:table-cell>
          <table:table-cell office:value-type="float" office:value="15.128" table:style-name="ce1">
            <text:p>15.128</text:p>
          </table:table-cell>
          <table:table-cell office:value-type="float" office:value="16.947399999999998" table:style-name="ce1">
            <text:p>16.9474</text:p>
          </table:table-cell>
          <table:table-cell office:value-type="float" office:value="16.984000000000002" table:style-name="ce1">
            <text:p>16.984</text:p>
          </table:table-cell>
          <table:table-cell office:value-type="float" office:value="17.484500000000001" table:style-name="ce1">
            <text:p>17.4845</text:p>
          </table:table-cell>
          <table:table-cell office:value-type="float" office:value="16.917200000000001" table:style-name="ce1">
            <text:p>16.9172</text:p>
          </table:table-cell>
          <table:table-cell office:value-type="float" office:value="17.254999999999999" table:style-name="ce1">
            <text:p>17.255</text:p>
          </table:table-cell>
          <table:table-cell office:value-type="float" office:value="18.037500000000001" table:style-name="ce1">
            <text:p>18.0375</text:p>
          </table:table-cell>
          <table:table-cell office:value-type="float" office:value="17.3812" table:style-name="ce1">
            <text:p>17.3812</text:p>
          </table:table-cell>
          <table:table-cell office:value-type="float" office:value="16.7378" table:style-name="ce1">
            <text:p>16.7378</text:p>
          </table:table-cell>
          <table:table-cell office:value-type="float" office:value="16.6722" table:style-name="ce1">
            <text:p>16.6722</text:p>
          </table:table-cell>
          <table:table-cell office:value-type="float" office:value="16.7225" table:style-name="ce1">
            <text:p>16.7225</text:p>
          </table:table-cell>
          <table:table-cell office:value-type="float" office:value="17.164000000000001" table:style-name="ce1">
            <text:p>17.164</text:p>
          </table:table-cell>
          <table:table-cell office:value-type="float" office:value="17.061800000000002" table:style-name="ce1">
            <text:p>17.0618</text:p>
          </table:table-cell>
          <table:table-cell office:value-type="float" office:value="16.8947" table:style-name="ce1">
            <text:p>16.8947</text:p>
          </table:table-cell>
          <table:table-cell office:value-type="float" office:value="16.987500000000001" table:style-name="ce1">
            <text:p>16.9875</text:p>
          </table:table-cell>
          <table:table-cell office:value-type="float" office:value="18.005299999999998" table:style-name="ce1">
            <text:p>18.0053</text:p>
          </table:table-cell>
          <table:table-cell office:value-type="float" office:value="16.849599999999999" table:style-name="ce1">
            <text:p>16.8496</text:p>
          </table:table-cell>
          <table:table-cell office:value-type="float" office:value="16.760300000000001" table:style-name="ce1">
            <text:p>16.7603</text:p>
          </table:table-cell>
          <table:table-cell office:value-type="float" office:value="17.9178" table:style-name="ce1">
            <text:p>17.9178</text:p>
          </table:table-cell>
          <table:table-cell office:value-type="float" office:value="16.8461" table:style-name="ce1">
            <text:p>16.8461</text:p>
          </table:table-cell>
          <table:table-cell office:value-type="float" office:value="17.356000000000002" table:style-name="ce1">
            <text:p>17.356</text:p>
          </table:table-cell>
          <table:table-cell table:style-name="ce1"/>
          <table:table-cell office:value-type="float" office:value="16.571068965517242" table:formula="of:=AVERAGE([.C12:.AE12])" table:style-name="ce1">
            <text:p>16.57106897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2 thread(s)</text:p>
          </table:table-cell>
          <table:table-cell office:value-type="float" office:value="15.971399999999999" table:style-name="ce1">
            <text:p>15.9714</text:p>
          </table:table-cell>
          <table:table-cell office:value-type="float" office:value="13.9916" table:style-name="ce1">
            <text:p>13.9916</text:p>
          </table:table-cell>
          <table:table-cell office:value-type="float" office:value="14.826499999999999" table:style-name="ce1">
            <text:p>14.8265</text:p>
          </table:table-cell>
          <table:table-cell office:value-type="float" office:value="14.9175" table:style-name="ce1">
            <text:p>14.9175</text:p>
          </table:table-cell>
          <table:table-cell office:value-type="float" office:value="14.2105" table:style-name="ce1">
            <text:p>14.2105</text:p>
          </table:table-cell>
          <table:table-cell office:value-type="float" office:value="15.9415" table:style-name="ce1">
            <text:p>15.9415</text:p>
          </table:table-cell>
          <table:table-cell office:value-type="float" office:value="13.230700000000001" table:style-name="ce1">
            <text:p>13.2307</text:p>
          </table:table-cell>
          <table:table-cell office:value-type="float" office:value="13.6212" table:style-name="ce1">
            <text:p>13.6212</text:p>
          </table:table-cell>
          <table:table-cell office:value-type="float" office:value="14.0563" table:style-name="ce1">
            <text:p>14.0563</text:p>
          </table:table-cell>
          <table:table-cell office:value-type="float" office:value="15.086399999999999" table:style-name="ce1">
            <text:p>15.0864</text:p>
          </table:table-cell>
          <table:table-cell office:value-type="float" office:value="15.837899999999999" table:style-name="ce1">
            <text:p>15.8379</text:p>
          </table:table-cell>
          <table:table-cell office:value-type="float" office:value="16.2957" table:style-name="ce1">
            <text:p>16.2957</text:p>
          </table:table-cell>
          <table:table-cell office:value-type="float" office:value="16.287199999999999" table:style-name="ce1">
            <text:p>16.2872</text:p>
          </table:table-cell>
          <table:table-cell office:value-type="float" office:value="16.645" table:style-name="ce1">
            <text:p>16.645</text:p>
          </table:table-cell>
          <table:table-cell office:value-type="float" office:value="16.204999999999998" table:style-name="ce1">
            <text:p>16.205</text:p>
          </table:table-cell>
          <table:table-cell office:value-type="float" office:value="16.731000000000002" table:style-name="ce1">
            <text:p>16.731</text:p>
          </table:table-cell>
          <table:table-cell office:value-type="float" office:value="16.6052" table:style-name="ce1">
            <text:p>16.6052</text:p>
          </table:table-cell>
          <table:table-cell office:value-type="float" office:value="13.7193" table:style-name="ce1">
            <text:p>13.7193</text:p>
          </table:table-cell>
          <table:table-cell office:value-type="float" office:value="13.1479" table:style-name="ce1">
            <text:p>13.1479</text:p>
          </table:table-cell>
          <table:table-cell office:value-type="float" office:value="13.034599999999999" table:style-name="ce1">
            <text:p>13.0346</text:p>
          </table:table-cell>
          <table:table-cell office:value-type="float" office:value="14.1637" table:style-name="ce1">
            <text:p>14.1637</text:p>
          </table:table-cell>
          <table:table-cell office:value-type="float" office:value="12.6441" table:style-name="ce1">
            <text:p>12.6441</text:p>
          </table:table-cell>
          <table:table-cell office:value-type="float" office:value="14.422499999999999" table:style-name="ce1">
            <text:p>14.4225</text:p>
          </table:table-cell>
          <table:table-cell office:value-type="float" office:value="13.453799999999999" table:style-name="ce1">
            <text:p>13.4538</text:p>
          </table:table-cell>
          <table:table-cell office:value-type="float" office:value="14.4468" table:style-name="ce1">
            <text:p>14.4468</text:p>
          </table:table-cell>
          <table:table-cell office:value-type="float" office:value="13.8789" table:style-name="ce1">
            <text:p>13.8789</text:p>
          </table:table-cell>
          <table:table-cell office:value-type="float" office:value="13.2837" table:style-name="ce1">
            <text:p>13.2837</text:p>
          </table:table-cell>
          <table:table-cell office:value-type="float" office:value="13.0091" table:style-name="ce1">
            <text:p>13.0091</text:p>
          </table:table-cell>
          <table:table-cell office:value-type="float" office:value="14.4734" table:style-name="ce1">
            <text:p>14.4734</text:p>
          </table:table-cell>
          <table:table-cell office:value-type="float" office:value="14.7471" table:style-name="ce1">
            <text:p>14.7471</text:p>
          </table:table-cell>
          <table:table-cell table:style-name="ce1"/>
          <table:table-cell office:value-type="float" office:value="14.583244827586208" table:formula="of:=AVERAGE([.C13:.AE13])" table:style-name="ce1">
            <text:p>14.5832448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3 thread(s)</text:p>
          </table:table-cell>
          <table:table-cell office:value-type="float" office:value="15.689500000000001" table:style-name="ce1">
            <text:p>15.6895</text:p>
          </table:table-cell>
          <table:table-cell office:value-type="float" office:value="14.1874" table:style-name="ce1">
            <text:p>14.1874</text:p>
          </table:table-cell>
          <table:table-cell office:value-type="float" office:value="13.930400000000001" table:style-name="ce1">
            <text:p>13.9304</text:p>
          </table:table-cell>
          <table:table-cell office:value-type="float" office:value="14.0724" table:style-name="ce1">
            <text:p>14.0724</text:p>
          </table:table-cell>
          <table:table-cell office:value-type="float" office:value="13.716100000000001" table:style-name="ce1">
            <text:p>13.7161</text:p>
          </table:table-cell>
          <table:table-cell office:value-type="float" office:value="14.716100000000001" table:style-name="ce1">
            <text:p>14.7161</text:p>
          </table:table-cell>
          <table:table-cell office:value-type="float" office:value="13.9392" table:style-name="ce1">
            <text:p>13.9392</text:p>
          </table:table-cell>
          <table:table-cell office:value-type="float" office:value="13.8194" table:style-name="ce1">
            <text:p>13.8194</text:p>
          </table:table-cell>
          <table:table-cell office:value-type="float" office:value="13.9169" table:style-name="ce1">
            <text:p>13.9169</text:p>
          </table:table-cell>
          <table:table-cell office:value-type="float" office:value="13.8508" table:style-name="ce1">
            <text:p>13.8508</text:p>
          </table:table-cell>
          <table:table-cell office:value-type="float" office:value="13.809200000000001" table:style-name="ce1">
            <text:p>13.8092</text:p>
          </table:table-cell>
          <table:table-cell office:value-type="float" office:value="13.472799999999999" table:style-name="ce1">
            <text:p>13.4728</text:p>
          </table:table-cell>
          <table:table-cell office:value-type="float" office:value="13.9274" table:style-name="ce1">
            <text:p>13.9274</text:p>
          </table:table-cell>
          <table:table-cell office:value-type="float" office:value="13.827299999999999" table:style-name="ce1">
            <text:p>13.8273</text:p>
          </table:table-cell>
          <table:table-cell office:value-type="float" office:value="13.9222" table:style-name="ce1">
            <text:p>13.9222</text:p>
          </table:table-cell>
          <table:table-cell office:value-type="float" office:value="13.7966" table:style-name="ce1">
            <text:p>13.7966</text:p>
          </table:table-cell>
          <table:table-cell office:value-type="float" office:value="13.864800000000001" table:style-name="ce1">
            <text:p>13.8648</text:p>
          </table:table-cell>
          <table:table-cell office:value-type="float" office:value="13.8393" table:style-name="ce1">
            <text:p>13.8393</text:p>
          </table:table-cell>
          <table:table-cell office:value-type="float" office:value="14.5855" table:style-name="ce1">
            <text:p>14.5855</text:p>
          </table:table-cell>
          <table:table-cell office:value-type="float" office:value="14.7155" table:style-name="ce1">
            <text:p>14.7155</text:p>
          </table:table-cell>
          <table:table-cell office:value-type="float" office:value="15.4122" table:style-name="ce1">
            <text:p>15.4122</text:p>
          </table:table-cell>
          <table:table-cell office:value-type="float" office:value="15.375299999999999" table:style-name="ce1">
            <text:p>15.3753</text:p>
          </table:table-cell>
          <table:table-cell office:value-type="float" office:value="15.1608" table:style-name="ce1">
            <text:p>15.1608</text:p>
          </table:table-cell>
          <table:table-cell office:value-type="float" office:value="17.899699999999999" table:style-name="ce1">
            <text:p>17.8997</text:p>
          </table:table-cell>
          <table:table-cell office:value-type="float" office:value="16.332899999999999" table:style-name="ce1">
            <text:p>16.3329</text:p>
          </table:table-cell>
          <table:table-cell office:value-type="float" office:value="16.531099999999999" table:style-name="ce1">
            <text:p>16.5311</text:p>
          </table:table-cell>
          <table:table-cell office:value-type="float" office:value="16.7867" table:style-name="ce1">
            <text:p>16.7867</text:p>
          </table:table-cell>
          <table:table-cell office:value-type="float" office:value="16.624500000000001" table:style-name="ce1">
            <text:p>16.6245</text:p>
          </table:table-cell>
          <table:table-cell office:value-type="float" office:value="16.761199999999999" table:style-name="ce1">
            <text:p>16.7612</text:p>
          </table:table-cell>
          <table:table-cell office:value-type="float" office:value="16.735099999999999" table:style-name="ce1">
            <text:p>16.7351</text:p>
          </table:table-cell>
          <table:table-cell table:style-name="ce1"/>
          <table:table-cell office:value-type="float" office:value="14.81133793103448" table:formula="of:=AVERAGE([.C14:.AE14])" table:style-name="ce1">
            <text:p>14.81133793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4 thread(s)</text:p>
          </table:table-cell>
          <table:table-cell office:value-type="float" office:value="14.491899999999999" table:style-name="ce1">
            <text:p>14.4919</text:p>
          </table:table-cell>
          <table:table-cell office:value-type="float" office:value="13.730700000000001" table:style-name="ce1">
            <text:p>13.7307</text:p>
          </table:table-cell>
          <table:table-cell office:value-type="float" office:value="14.051" table:style-name="ce1">
            <text:p>14.051</text:p>
          </table:table-cell>
          <table:table-cell office:value-type="float" office:value="13.843999999999999" table:style-name="ce1">
            <text:p>13.844</text:p>
          </table:table-cell>
          <table:table-cell office:value-type="float" office:value="14.079700000000001" table:style-name="ce1">
            <text:p>14.0797</text:p>
          </table:table-cell>
          <table:table-cell office:value-type="float" office:value="13.7331" table:style-name="ce1">
            <text:p>13.7331</text:p>
          </table:table-cell>
          <table:table-cell office:value-type="float" office:value="13.738300000000001" table:style-name="ce1">
            <text:p>13.7383</text:p>
          </table:table-cell>
          <table:table-cell office:value-type="float" office:value="15.0372" table:style-name="ce1">
            <text:p>15.0372</text:p>
          </table:table-cell>
          <table:table-cell office:value-type="float" office:value="14.2697" table:style-name="ce1">
            <text:p>14.2697</text:p>
          </table:table-cell>
          <table:table-cell office:value-type="float" office:value="16.045400000000001" table:style-name="ce1">
            <text:p>16.0454</text:p>
          </table:table-cell>
          <table:table-cell office:value-type="float" office:value="16.3569" table:style-name="ce1">
            <text:p>16.3569</text:p>
          </table:table-cell>
          <table:table-cell office:value-type="float" office:value="16.4725" table:style-name="ce1">
            <text:p>16.4725</text:p>
          </table:table-cell>
          <table:table-cell office:value-type="float" office:value="17.521100000000001" table:style-name="ce1">
            <text:p>17.5211</text:p>
          </table:table-cell>
          <table:table-cell office:value-type="float" office:value="17.460799999999999" table:style-name="ce1">
            <text:p>17.4608</text:p>
          </table:table-cell>
          <table:table-cell office:value-type="float" office:value="16.490100000000002" table:style-name="ce1">
            <text:p>16.4901</text:p>
          </table:table-cell>
          <table:table-cell office:value-type="float" office:value="16.453199999999999" table:style-name="ce1">
            <text:p>16.4532</text:p>
          </table:table-cell>
          <table:table-cell office:value-type="float" office:value="16.437999999999999" table:style-name="ce1">
            <text:p>16.438</text:p>
          </table:table-cell>
          <table:table-cell office:value-type="float" office:value="17.5932" table:style-name="ce1">
            <text:p>17.5932</text:p>
          </table:table-cell>
          <table:table-cell office:value-type="float" office:value="16.985700000000001" table:style-name="ce1">
            <text:p>16.9857</text:p>
          </table:table-cell>
          <table:table-cell office:value-type="float" office:value="16.444400000000002" table:style-name="ce1">
            <text:p>16.4444</text:p>
          </table:table-cell>
          <table:table-cell office:value-type="float" office:value="16.907599999999999" table:style-name="ce1">
            <text:p>16.9076</text:p>
          </table:table-cell>
          <table:table-cell office:value-type="float" office:value="17.2545" table:style-name="ce1">
            <text:p>17.2545</text:p>
          </table:table-cell>
          <table:table-cell office:value-type="float" office:value="16.283100000000001" table:style-name="ce1">
            <text:p>16.2831</text:p>
          </table:table-cell>
          <table:table-cell office:value-type="float" office:value="16.706399999999999" table:style-name="ce1">
            <text:p>16.7064</text:p>
          </table:table-cell>
          <table:table-cell office:value-type="float" office:value="16.626200000000001" table:style-name="ce1">
            <text:p>16.6262</text:p>
          </table:table-cell>
          <table:table-cell office:value-type="float" office:value="17.3751" table:style-name="ce1">
            <text:p>17.3751</text:p>
          </table:table-cell>
          <table:table-cell office:value-type="float" office:value="16.824400000000001" table:style-name="ce1">
            <text:p>16.8244</text:p>
          </table:table-cell>
          <table:table-cell office:value-type="float" office:value="16.356000000000002" table:style-name="ce1">
            <text:p>16.356</text:p>
          </table:table-cell>
          <table:table-cell office:value-type="float" office:value="16.4482" table:style-name="ce1">
            <text:p>16.4482</text:p>
          </table:table-cell>
          <table:table-cell office:value-type="float" office:value="15.8423" table:style-name="ce1">
            <text:p>15.8423</text:p>
          </table:table-cell>
          <table:table-cell table:style-name="ce1"/>
          <table:table-cell office:value-type="float" office:value="15.978234482758619" table:formula="of:=AVERAGE([.C15:.AE15])" table:style-name="ce1">
            <text:p>15.97823448</text:p>
          </table:table-cell>
          <table:table-cell table:number-columns-repeated="16351"/>
        </table:table-row>
        <table:table-row table:style-name="ro1">
          <table:table-cell office:value-type="string" table:style-name="ce1">
            <text:p>15 thread(s)</text:p>
          </table:table-cell>
          <table:table-cell office:value-type="float" office:value="16.466100000000001" table:style-name="ce1">
            <text:p>16.4661</text:p>
          </table:table-cell>
          <table:table-cell office:value-type="float" office:value="12.5085" table:style-name="ce1">
            <text:p>12.5085</text:p>
          </table:table-cell>
          <table:table-cell office:value-type="float" office:value="13.2981" table:style-name="ce1">
            <text:p>13.2981</text:p>
          </table:table-cell>
          <table:table-cell office:value-type="float" office:value="15.602499999999999" table:style-name="ce1">
            <text:p>15.6025</text:p>
          </table:table-cell>
          <table:table-cell office:value-type="float" office:value="14.011799999999999" table:style-name="ce1">
            <text:p>14.0118</text:p>
          </table:table-cell>
          <table:table-cell office:value-type="float" office:value="13.273199999999999" table:style-name="ce1">
            <text:p>13.2732</text:p>
          </table:table-cell>
          <table:table-cell office:value-type="float" office:value="13.1332" table:style-name="ce1">
            <text:p>13.1332</text:p>
          </table:table-cell>
          <table:table-cell office:value-type="float" office:value="15.947100000000001" table:style-name="ce1">
            <text:p>15.9471</text:p>
          </table:table-cell>
          <table:table-cell office:value-type="float" office:value="15.164300000000001" table:style-name="ce1">
            <text:p>15.1643</text:p>
          </table:table-cell>
          <table:table-cell office:value-type="float" office:value="15.1327" table:style-name="ce1">
            <text:p>15.1327</text:p>
          </table:table-cell>
          <table:table-cell office:value-type="float" office:value="17.02" table:style-name="ce1">
            <text:p>17.02</text:p>
          </table:table-cell>
          <table:table-cell office:value-type="float" office:value="17.535499999999999" table:style-name="ce1">
            <text:p>17.5355</text:p>
          </table:table-cell>
          <table:table-cell office:value-type="float" office:value="16.097000000000001" table:style-name="ce1">
            <text:p>16.097</text:p>
          </table:table-cell>
          <table:table-cell office:value-type="float" office:value="16.4453" table:style-name="ce1">
            <text:p>16.4453</text:p>
          </table:table-cell>
          <table:table-cell office:value-type="float" office:value="19.202100000000002" table:style-name="ce1">
            <text:p>19.2021</text:p>
          </table:table-cell>
          <table:table-cell office:value-type="float" office:value="16.527000000000001" table:style-name="ce1">
            <text:p>16.527</text:p>
          </table:table-cell>
          <table:table-cell office:value-type="float" office:value="16.238600000000002" table:style-name="ce1">
            <text:p>16.2386</text:p>
          </table:table-cell>
          <table:table-cell office:value-type="float" office:value="16.0519" table:style-name="ce1">
            <text:p>16.0519</text:p>
          </table:table-cell>
          <table:table-cell office:value-type="float" office:value="16.516200000000001" table:style-name="ce1">
            <text:p>16.5162</text:p>
          </table:table-cell>
          <table:table-cell office:value-type="float" office:value="17.9497" table:style-name="ce1">
            <text:p>17.9497</text:p>
          </table:table-cell>
          <table:table-cell office:value-type="float" office:value="16.7059" table:style-name="ce1">
            <text:p>16.7059</text:p>
          </table:table-cell>
          <table:table-cell office:value-type="float" office:value="16.584099999999999" table:style-name="ce1">
            <text:p>16.5841</text:p>
          </table:table-cell>
          <table:table-cell office:value-type="float" office:value="16.548400000000001" table:style-name="ce1">
            <text:p>16.5484</text:p>
          </table:table-cell>
          <table:table-cell office:value-type="float" office:value="17.040800000000001" table:style-name="ce1">
            <text:p>17.0408</text:p>
          </table:table-cell>
          <table:table-cell office:value-type="float" office:value="16.409600000000001" table:style-name="ce1">
            <text:p>16.4096</text:p>
          </table:table-cell>
          <table:table-cell office:value-type="float" office:value="15.588800000000001" table:style-name="ce1">
            <text:p>15.5888</text:p>
          </table:table-cell>
          <table:table-cell office:value-type="float" office:value="16.992999999999999" table:style-name="ce1">
            <text:p>16.993</text:p>
          </table:table-cell>
          <table:table-cell office:value-type="float" office:value="16.782" table:style-name="ce1">
            <text:p>16.782</text:p>
          </table:table-cell>
          <table:table-cell office:value-type="float" office:value="16.645299999999999" table:style-name="ce1">
            <text:p>16.6453</text:p>
          </table:table-cell>
          <table:table-cell office:value-type="float" office:value="16.971699999999998" table:style-name="ce1">
            <text:p>16.9717</text:p>
          </table:table-cell>
          <table:table-cell table:style-name="ce1"/>
          <table:table-cell office:value-type="float" office:value="15.997389655172414" table:formula="of:=AVERAGE([.C16:.AE16])" table:style-name="ce1">
            <text:p>15.99738966</text:p>
          </table:table-cell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Ark12" table:style-name="ta1">
        <table:table-column table:style-name="co4" table:number-columns-repeated="16384" table:default-cell-style-name="ce1"/>
        <table:table-row table:style-name="ro1">
          <table:table-cell office:value-type="string" table:style-name="ce1">
            <text:p>Run 1<text:s/>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table:number-columns-repeated="2" table:style-name="ce1"/>
          <table:table-cell office:value-type="string" table:style-name="ce1">
            <text:p>Run 1<text:s/></text:p>
          </table:table-cell>
          <table:table-cell office:value-type="string" table:style-name="ce1">
            <text:p>Run 2</text:p>
          </table:table-cell>
          <table:table-cell office:value-type="string" table:style-name="ce1">
            <text:p>Run 3</text:p>
          </table:table-cell>
          <table:table-cell office:value-type="string" table:style-name="ce1">
            <text:p>Run 4</text:p>
          </table:table-cell>
          <table:table-cell office:value-type="string" table:style-name="ce1">
            <text:p>Run 5</text:p>
          </table:table-cell>
          <table:table-cell office:value-type="string" table:style-name="ce1">
            <text:p>Mean</text:p>
          </table:table-cell>
          <table:table-cell table:number-columns-repeated="16371"/>
        </table:table-row>
        <table:table-row table:style-name="ro1">
          <table:table-cell office:value-type="float" office:value="28.841337931034488" table:style-name="ce1">
            <text:p>28.84133793</text:p>
          </table:table-cell>
          <table:table-cell office:value-type="float" office:value="29.215293103448275" table:style-name="ce1">
            <text:p>29.2152931</text:p>
          </table:table-cell>
          <table:table-cell office:value-type="float" office:value="29.145400000000002" table:style-name="ce1">
            <text:p>29.1454</text:p>
          </table:table-cell>
          <table:table-cell office:value-type="float" office:value="29.24675172413793" table:style-name="ce1">
            <text:p>29.24675172</text:p>
          </table:table-cell>
          <table:table-cell office:value-type="float" office:value="28.724386206896551" table:style-name="ce1">
            <text:p>28.72438621</text:p>
          </table:table-cell>
          <table:table-cell table:number-columns-repeated="2" table:style-name="ce1"/>
          <table:table-cell office:value-type="float" office:value="28.841337931034488" table:style-name="ce1">
            <text:p>28.84133793</text:p>
          </table:table-cell>
          <table:table-cell table:style-name="ce1"/>
          <table:table-cell office:value-type="float" office:value="29.145400000000002" table:style-name="ce1">
            <text:p>29.1454</text:p>
          </table:table-cell>
          <table:table-cell table:style-name="ce1"/>
          <table:table-cell office:value-type="float" office:value="28.724386206896551" table:style-name="ce1">
            <text:p>28.72438621</text:p>
          </table:table-cell>
          <table:table-cell office:value-type="float" office:value="28.903708045977012" table:formula="of:=AVERAGE([.H2:.L2])" table:style-name="ce1">
            <text:p>28.90370805</text:p>
          </table:table-cell>
          <table:table-cell table:number-columns-repeated="16371"/>
        </table:table-row>
        <table:table-row table:style-name="ro1">
          <table:table-cell office:value-type="float" office:value="26.971310344827589" table:style-name="ce1">
            <text:p>26.97131034</text:p>
          </table:table-cell>
          <table:table-cell office:value-type="float" office:value="20.227224137931032" table:style-name="ce1">
            <text:p>20.22722414</text:p>
          </table:table-cell>
          <table:table-cell office:value-type="float" office:value="19.839689655172414" table:style-name="ce1">
            <text:p>19.83968966</text:p>
          </table:table-cell>
          <table:table-cell office:value-type="float" office:value="18.825731034482757" table:style-name="ce1">
            <text:p>18.82573103</text:p>
          </table:table-cell>
          <table:table-cell office:value-type="float" office:value="18.797775862068963" table:style-name="ce1">
            <text:p>18.79777586</text:p>
          </table:table-cell>
          <table:table-cell table:number-columns-repeated="4" table:style-name="ce1"/>
          <table:table-cell office:value-type="float" office:value="19.839689655172414" table:style-name="ce1">
            <text:p>19.83968966</text:p>
          </table:table-cell>
          <table:table-cell office:value-type="float" office:value="18.825731034482757" table:style-name="ce1">
            <text:p>18.82573103</text:p>
          </table:table-cell>
          <table:table-cell office:value-type="float" office:value="18.797775862068963" table:style-name="ce1">
            <text:p>18.79777586</text:p>
          </table:table-cell>
          <table:table-cell office:value-type="float" office:value="19.154398850574712" table:formula="of:=AVERAGE([.H3:.L3])" table:style-name="ce1">
            <text:p>19.15439885</text:p>
          </table:table-cell>
          <table:table-cell table:number-columns-repeated="16371"/>
        </table:table-row>
        <table:table-row table:style-name="ro1">
          <table:table-cell office:value-type="float" office:value="21.537499999999998" table:style-name="ce1">
            <text:p>21.5375</text:p>
          </table:table-cell>
          <table:table-cell office:value-type="float" office:value="16.901910344827588" table:style-name="ce1">
            <text:p>16.90191034</text:p>
          </table:table-cell>
          <table:table-cell office:value-type="float" office:value="16.851703448275863" table:style-name="ce1">
            <text:p>16.85170345</text:p>
          </table:table-cell>
          <table:table-cell office:value-type="float" office:value="17.90975172413793" table:style-name="ce1">
            <text:p>17.90975172</text:p>
          </table:table-cell>
          <table:table-cell office:value-type="float" office:value="16.680282758620695" table:style-name="ce1">
            <text:p>16.68028276</text:p>
          </table:table-cell>
          <table:table-cell table:number-columns-repeated="3" table:style-name="ce1"/>
          <table:table-cell office:value-type="float" office:value="16.901910344827588" table:style-name="ce1">
            <text:p>16.90191034</text:p>
          </table:table-cell>
          <table:table-cell office:value-type="float" office:value="16.851703448275863" table:style-name="ce1">
            <text:p>16.85170345</text:p>
          </table:table-cell>
          <table:table-cell table:style-name="ce1"/>
          <table:table-cell office:value-type="float" office:value="16.680282758620695" table:style-name="ce1">
            <text:p>16.68028276</text:p>
          </table:table-cell>
          <table:table-cell office:value-type="float" office:value="16.811298850574715" table:formula="of:=AVERAGE([.H4:.L4])" table:style-name="ce1">
            <text:p>16.81129885</text:p>
          </table:table-cell>
          <table:table-cell table:number-columns-repeated="16371"/>
        </table:table-row>
        <table:table-row table:style-name="ro1">
          <table:table-cell office:value-type="float" office:value="24.554875862068972" table:style-name="ce1">
            <text:p>24.55487586</text:p>
          </table:table-cell>
          <table:table-cell office:value-type="float" office:value="16.106644827586209" table:style-name="ce1">
            <text:p>16.10664483</text:p>
          </table:table-cell>
          <table:table-cell office:value-type="float" office:value="17.464031034482758" table:style-name="ce1">
            <text:p>17.46403103</text:p>
          </table:table-cell>
          <table:table-cell office:value-type="float" office:value="17.213489655172417" table:style-name="ce1">
            <text:p>17.21348966</text:p>
          </table:table-cell>
          <table:table-cell office:value-type="float" office:value="19.866758620689655" table:style-name="ce1">
            <text:p>19.86675862</text:p>
          </table:table-cell>
          <table:table-cell table:number-columns-repeated="3" table:style-name="ce1"/>
          <table:table-cell office:value-type="float" office:value="16.106644827586209" table:style-name="ce1">
            <text:p>16.10664483</text:p>
          </table:table-cell>
          <table:table-cell office:value-type="float" office:value="17.464031034482758" table:style-name="ce1">
            <text:p>17.46403103</text:p>
          </table:table-cell>
          <table:table-cell office:value-type="float" office:value="17.213489655172417" table:style-name="ce1">
            <text:p>17.21348966</text:p>
          </table:table-cell>
          <table:table-cell table:style-name="ce1"/>
          <table:table-cell office:value-type="float" office:value="16.928055172413796" table:formula="of:=AVERAGE([.H5:.L5])" table:style-name="ce1">
            <text:p>16.92805517</text:p>
          </table:table-cell>
          <table:table-cell table:number-columns-repeated="16371"/>
        </table:table-row>
        <table:table-row table:style-name="ro1">
          <table:table-cell office:value-type="float" office:value="17.297734482758621" table:style-name="ce1">
            <text:p>17.29773448</text:p>
          </table:table-cell>
          <table:table-cell office:value-type="float" office:value="16.382468965517241" table:style-name="ce1">
            <text:p>16.38246897</text:p>
          </table:table-cell>
          <table:table-cell office:value-type="float" office:value="16.980351724137929" table:style-name="ce1">
            <text:p>16.98035172</text:p>
          </table:table-cell>
          <table:table-cell office:value-type="float" office:value="21.06086206896552" table:style-name="ce1">
            <text:p>21.06086207</text:p>
          </table:table-cell>
          <table:table-cell office:value-type="float" office:value="18.094613793103449" table:style-name="ce1">
            <text:p>18.09461379</text:p>
          </table:table-cell>
          <table:table-cell table:number-columns-repeated="2" table:style-name="ce1"/>
          <table:table-cell office:value-type="float" office:value="17.297734482758621" table:style-name="ce1">
            <text:p>17.29773448</text:p>
          </table:table-cell>
          <table:table-cell office:value-type="float" office:value="16.382468965517241" table:style-name="ce1">
            <text:p>16.38246897</text:p>
          </table:table-cell>
          <table:table-cell office:value-type="float" office:value="16.980351724137929" table:style-name="ce1">
            <text:p>16.98035172</text:p>
          </table:table-cell>
          <table:table-cell table:number-columns-repeated="2" table:style-name="ce1"/>
          <table:table-cell office:value-type="float" office:value="16.88685172413793" table:formula="of:=AVERAGE([.H6:.L6])" table:style-name="ce1">
            <text:p>16.88685172</text:p>
          </table:table-cell>
          <table:table-cell table:number-columns-repeated="16371"/>
        </table:table-row>
        <table:table-row table:style-name="ro1">
          <table:table-cell office:value-type="float" office:value="16.474024137931032" table:style-name="ce1">
            <text:p>16.47402414</text:p>
          </table:table-cell>
          <table:table-cell office:value-type="float" office:value="16.514186206896554" table:style-name="ce1">
            <text:p>16.51418621</text:p>
          </table:table-cell>
          <table:table-cell office:value-type="float" office:value="16.985820689655171" table:style-name="ce1">
            <text:p>16.98582069</text:p>
          </table:table-cell>
          <table:table-cell office:value-type="float" office:value="17.295682758620693" table:style-name="ce1">
            <text:p>17.29568276</text:p>
          </table:table-cell>
          <table:table-cell office:value-type="float" office:value="16.241537931034483" table:style-name="ce1">
            <text:p>16.24153793</text:p>
          </table:table-cell>
          <table:table-cell table:number-columns-repeated="2" table:style-name="ce1"/>
          <table:table-cell office:value-type="float" office:value="16.474024137931032" table:style-name="ce1">
            <text:p>16.47402414</text:p>
          </table:table-cell>
          <table:table-cell office:value-type="float" office:value="16.514186206896554" table:style-name="ce1">
            <text:p>16.51418621</text:p>
          </table:table-cell>
          <table:table-cell table:number-columns-repeated="2" table:style-name="ce1"/>
          <table:table-cell office:value-type="float" office:value="16.241537931034483" table:style-name="ce1">
            <text:p>16.24153793</text:p>
          </table:table-cell>
          <table:table-cell office:value-type="float" office:value="16.40991609195402" table:formula="of:=AVERAGE([.H7:.L7])" table:style-name="ce1">
            <text:p>16.40991609</text:p>
          </table:table-cell>
          <table:table-cell table:number-columns-repeated="16371"/>
        </table:table-row>
        <table:table-row table:style-name="ro1">
          <table:table-cell office:value-type="float" office:value="17.982203448275865" table:style-name="ce1">
            <text:p>17.98220345</text:p>
          </table:table-cell>
          <table:table-cell office:value-type="float" office:value="18.451044827586205" table:style-name="ce1">
            <text:p>18.45104483</text:p>
          </table:table-cell>
          <table:table-cell office:value-type="float" office:value="17.474072413793102" table:style-name="ce1">
            <text:p>17.47407241</text:p>
          </table:table-cell>
          <table:table-cell office:value-type="float" office:value="18.977996551724139" table:style-name="ce1">
            <text:p>18.97799655</text:p>
          </table:table-cell>
          <table:table-cell office:value-type="float" office:value="15.905568965517242" table:style-name="ce1">
            <text:p>15.90556897</text:p>
          </table:table-cell>
          <table:table-cell table:number-columns-repeated="2" table:style-name="ce1"/>
          <table:table-cell office:value-type="float" office:value="17.982203448275865" table:style-name="ce1">
            <text:p>17.98220345</text:p>
          </table:table-cell>
          <table:table-cell table:style-name="ce1"/>
          <table:table-cell office:value-type="float" office:value="17.474072413793102" table:style-name="ce1">
            <text:p>17.47407241</text:p>
          </table:table-cell>
          <table:table-cell table:style-name="ce1"/>
          <table:table-cell office:value-type="float" office:value="15.905568965517242" table:style-name="ce1">
            <text:p>15.90556897</text:p>
          </table:table-cell>
          <table:table-cell office:value-type="float" office:value="17.120614942528736" table:formula="of:=AVERAGE([.H8:.L8])" table:style-name="ce1">
            <text:p>17.12061494</text:p>
          </table:table-cell>
          <table:table-cell table:number-columns-repeated="16371"/>
        </table:table-row>
        <table:table-row table:style-name="ro1">
          <table:table-cell office:value-type="float" office:value="17.171975862068969" table:style-name="ce1">
            <text:p>17.17197586</text:p>
          </table:table-cell>
          <table:table-cell office:value-type="float" office:value="16.215279310344826" table:style-name="ce1">
            <text:p>16.21527931</text:p>
          </table:table-cell>
          <table:table-cell office:value-type="float" office:value="15.859272413793105" table:style-name="ce1">
            <text:p>15.85927241</text:p>
          </table:table-cell>
          <table:table-cell office:value-type="float" office:value="17.225782758620685" table:style-name="ce1">
            <text:p>17.22578276</text:p>
          </table:table-cell>
          <table:table-cell office:value-type="float" office:value="16.871213793103447" table:style-name="ce1">
            <text:p>16.87121379</text:p>
          </table:table-cell>
          <table:table-cell table:number-columns-repeated="3" table:style-name="ce1"/>
          <table:table-cell office:value-type="float" office:value="16.215279310344826" table:style-name="ce1">
            <text:p>16.21527931</text:p>
          </table:table-cell>
          <table:table-cell office:value-type="float" office:value="15.859272413793105" table:style-name="ce1">
            <text:p>15.85927241</text:p>
          </table:table-cell>
          <table:table-cell table:style-name="ce1"/>
          <table:table-cell office:value-type="float" office:value="16.871213793103447" table:style-name="ce1">
            <text:p>16.87121379</text:p>
          </table:table-cell>
          <table:table-cell office:value-type="float" office:value="16.315255172413796" table:formula="of:=AVERAGE([.H9:.L9])" table:style-name="ce1">
            <text:p>16.31525517</text:p>
          </table:table-cell>
          <table:table-cell table:number-columns-repeated="16371"/>
        </table:table-row>
        <table:table-row table:style-name="ro1">
          <table:table-cell office:value-type="float" office:value="16.752120689655172" table:style-name="ce1">
            <text:p>16.75212069</text:p>
          </table:table-cell>
          <table:table-cell office:value-type="float" office:value="16.195462068965515" table:style-name="ce1">
            <text:p>16.19546207</text:p>
          </table:table-cell>
          <table:table-cell office:value-type="float" office:value="16.835799999999999" table:style-name="ce1">
            <text:p>16.8358</text:p>
          </table:table-cell>
          <table:table-cell office:value-type="float" office:value="17.238675862068963" table:style-name="ce1">
            <text:p>17.23867586</text:p>
          </table:table-cell>
          <table:table-cell office:value-type="float" office:value="16.362365517241379" table:style-name="ce1">
            <text:p>16.36236552</text:p>
          </table:table-cell>
          <table:table-cell table:number-columns-repeated="2" table:style-name="ce1"/>
          <table:table-cell office:value-type="float" office:value="16.752120689655172" table:style-name="ce1">
            <text:p>16.75212069</text:p>
          </table:table-cell>
          <table:table-cell office:value-type="float" office:value="16.195462068965515" table:style-name="ce1">
            <text:p>16.19546207</text:p>
          </table:table-cell>
          <table:table-cell table:number-columns-repeated="2" table:style-name="ce1"/>
          <table:table-cell office:value-type="float" office:value="16.362365517241379" table:style-name="ce1">
            <text:p>16.36236552</text:p>
          </table:table-cell>
          <table:table-cell office:value-type="float" office:value="16.436649425287353" table:formula="of:=AVERAGE([.H10:.L10])" table:style-name="ce1">
            <text:p>16.43664943</text:p>
          </table:table-cell>
          <table:table-cell table:number-columns-repeated="16371"/>
        </table:table-row>
        <table:table-row table:style-name="ro1">
          <table:table-cell office:value-type="float" office:value="17.242327586206898" table:style-name="ce1">
            <text:p>17.24232759</text:p>
          </table:table-cell>
          <table:table-cell office:value-type="float" office:value="16.647120689655175" table:style-name="ce1">
            <text:p>16.64712069</text:p>
          </table:table-cell>
          <table:table-cell office:value-type="float" office:value="14.258517241379311" table:style-name="ce1">
            <text:p>14.25851724</text:p>
          </table:table-cell>
          <table:table-cell office:value-type="float" office:value="14.982924137931034" table:style-name="ce1">
            <text:p>14.98292414</text:p>
          </table:table-cell>
          <table:table-cell office:value-type="float" office:value="14.74671724137931" table:style-name="ce1">
            <text:p>14.74671724</text:p>
          </table:table-cell>
          <table:table-cell table:number-columns-repeated="4" table:style-name="ce1"/>
          <table:table-cell office:value-type="float" office:value="14.258517241379311" table:style-name="ce1">
            <text:p>14.25851724</text:p>
          </table:table-cell>
          <table:table-cell office:value-type="float" office:value="14.982924137931034" table:style-name="ce1">
            <text:p>14.98292414</text:p>
          </table:table-cell>
          <table:table-cell office:value-type="float" office:value="14.74671724137931" table:style-name="ce1">
            <text:p>14.74671724</text:p>
          </table:table-cell>
          <table:table-cell office:value-type="float" office:value="14.662719540229885" table:formula="of:=AVERAGE([.H11:.L11])" table:style-name="ce1">
            <text:p>14.66271954</text:p>
          </table:table-cell>
          <table:table-cell table:number-columns-repeated="16371"/>
        </table:table-row>
        <table:table-row table:style-name="ro1">
          <table:table-cell office:value-type="float" office:value="16.571068965517242" table:style-name="ce1">
            <text:p>16.57106897</text:p>
          </table:table-cell>
          <table:table-cell office:value-type="float" office:value="16.388096551724139" table:style-name="ce1">
            <text:p>16.38809655</text:p>
          </table:table-cell>
          <table:table-cell office:value-type="float" office:value="16.204003448275859" table:style-name="ce1">
            <text:p>16.20400345</text:p>
          </table:table-cell>
          <table:table-cell office:value-type="float" office:value="16.986482758620689" table:style-name="ce1">
            <text:p>16.98648276</text:p>
          </table:table-cell>
          <table:table-cell office:value-type="float" office:value="16.531548275862068" table:style-name="ce1">
            <text:p>16.53154828</text:p>
          </table:table-cell>
          <table:table-cell table:number-columns-repeated="3" table:style-name="ce1"/>
          <table:table-cell office:value-type="float" office:value="16.388096551724139" table:style-name="ce1">
            <text:p>16.38809655</text:p>
          </table:table-cell>
          <table:table-cell office:value-type="float" office:value="16.204003448275859" table:style-name="ce1">
            <text:p>16.20400345</text:p>
          </table:table-cell>
          <table:table-cell table:style-name="ce1"/>
          <table:table-cell office:value-type="float" office:value="16.531548275862068" table:style-name="ce1">
            <text:p>16.53154828</text:p>
          </table:table-cell>
          <table:table-cell office:value-type="float" office:value="16.374549425287356" table:formula="of:=AVERAGE([.H12:.L12])" table:style-name="ce1">
            <text:p>16.37454943</text:p>
          </table:table-cell>
          <table:table-cell table:number-columns-repeated="16371"/>
        </table:table-row>
        <table:table-row table:style-name="ro1">
          <table:table-cell office:value-type="float" office:value="14.583244827586208" table:style-name="ce1">
            <text:p>14.58324483</text:p>
          </table:table-cell>
          <table:table-cell office:value-type="float" office:value="15.246334482758618" table:style-name="ce1">
            <text:p>15.24633448</text:p>
          </table:table-cell>
          <table:table-cell office:value-type="float" office:value="14.254806896551726" table:style-name="ce1">
            <text:p>14.2548069</text:p>
          </table:table-cell>
          <table:table-cell office:value-type="float" office:value="14.382517241379311" table:style-name="ce1">
            <text:p>14.38251724</text:p>
          </table:table-cell>
          <table:table-cell office:value-type="float" office:value="17.935620689655174" table:style-name="ce1">
            <text:p>17.93562069</text:p>
          </table:table-cell>
          <table:table-cell table:number-columns-repeated="2" table:style-name="ce1"/>
          <table:table-cell office:value-type="float" office:value="14.583244827586208" table:style-name="ce1">
            <text:p>14.58324483</text:p>
          </table:table-cell>
          <table:table-cell table:style-name="ce1"/>
          <table:table-cell office:value-type="float" office:value="14.254806896551726" table:style-name="ce1">
            <text:p>14.2548069</text:p>
          </table:table-cell>
          <table:table-cell office:value-type="float" office:value="14.382517241379311" table:style-name="ce1">
            <text:p>14.38251724</text:p>
          </table:table-cell>
          <table:table-cell table:style-name="ce1"/>
          <table:table-cell office:value-type="float" office:value="14.406856321839081" table:formula="of:=AVERAGE([.H13:.L13])" table:style-name="ce1">
            <text:p>14.40685632</text:p>
          </table:table-cell>
          <table:table-cell table:number-columns-repeated="16371"/>
        </table:table-row>
        <table:table-row table:style-name="ro1">
          <table:table-cell office:value-type="float" office:value="14.81133793103448" table:style-name="ce1">
            <text:p>14.81133793</text:p>
          </table:table-cell>
          <table:table-cell office:value-type="float" office:value="15.295041379310346" table:style-name="ce1">
            <text:p>15.29504138</text:p>
          </table:table-cell>
          <table:table-cell office:value-type="float" office:value="15.301513793103448" table:style-name="ce1">
            <text:p>15.30151379</text:p>
          </table:table-cell>
          <table:table-cell office:value-type="float" office:value="14.943413793103447" table:style-name="ce1">
            <text:p>14.94341379</text:p>
          </table:table-cell>
          <table:table-cell office:value-type="float" office:value="15.538996551724138" table:style-name="ce1">
            <text:p>15.53899655</text:p>
          </table:table-cell>
          <table:table-cell table:number-columns-repeated="2" table:style-name="ce1"/>
          <table:table-cell office:value-type="float" office:value="14.81133793103448" table:style-name="ce1">
            <text:p>14.81133793</text:p>
          </table:table-cell>
          <table:table-cell office:value-type="float" office:value="15.295041379310346" table:style-name="ce1">
            <text:p>15.29504138</text:p>
          </table:table-cell>
          <table:table-cell table:style-name="ce1"/>
          <table:table-cell office:value-type="float" office:value="14.943413793103447" table:style-name="ce1">
            <text:p>14.94341379</text:p>
          </table:table-cell>
          <table:table-cell table:style-name="ce1"/>
          <table:table-cell office:value-type="float" office:value="15.016597701149424" table:formula="of:=AVERAGE([.H14:.L14])" table:style-name="ce1">
            <text:p>15.0165977</text:p>
          </table:table-cell>
          <table:table-cell table:number-columns-repeated="16371"/>
        </table:table-row>
        <table:table-row table:style-name="ro1">
          <table:table-cell office:value-type="float" office:value="15.978234482758619" table:style-name="ce1">
            <text:p>15.97823448</text:p>
          </table:table-cell>
          <table:table-cell office:value-type="float" office:value="16.086803448275866" table:style-name="ce1">
            <text:p>16.08680345</text:p>
          </table:table-cell>
          <table:table-cell office:value-type="float" office:value="16.03516896551724" table:style-name="ce1">
            <text:p>16.03516897</text:p>
          </table:table-cell>
          <table:table-cell office:value-type="float" office:value="13.64961724137931" table:style-name="ce1">
            <text:p>13.64961724</text:p>
          </table:table-cell>
          <table:table-cell office:value-type="float" office:value="14.000527586206896" table:style-name="ce1">
            <text:p>14.00052759</text:p>
          </table:table-cell>
          <table:table-cell table:number-columns-repeated="2" table:style-name="ce1"/>
          <table:table-cell office:value-type="float" office:value="15.978234482758619" table:style-name="ce1">
            <text:p>15.97823448</text:p>
          </table:table-cell>
          <table:table-cell table:number-columns-repeated="2" table:style-name="ce1"/>
          <table:table-cell office:value-type="float" office:value="13.64961724137931" table:style-name="ce1">
            <text:p>13.64961724</text:p>
          </table:table-cell>
          <table:table-cell office:value-type="float" office:value="14.000527586206896" table:style-name="ce1">
            <text:p>14.00052759</text:p>
          </table:table-cell>
          <table:table-cell office:value-type="float" office:value="14.542793103448275" table:formula="of:=AVERAGE([.H15:.L15])" table:style-name="ce1">
            <text:p>14.5427931</text:p>
          </table:table-cell>
          <table:table-cell table:number-columns-repeated="16371"/>
        </table:table-row>
        <table:table-row table:style-name="ro1">
          <table:table-cell office:value-type="float" office:value="15.997389655172414" table:style-name="ce1">
            <text:p>15.99738966</text:p>
          </table:table-cell>
          <table:table-cell office:value-type="float" office:value="15.78704827586207" table:style-name="ce1">
            <text:p>15.78704828</text:p>
          </table:table-cell>
          <table:table-cell office:value-type="float" office:value="16.045927586206894" table:style-name="ce1">
            <text:p>16.04592759</text:p>
          </table:table-cell>
          <table:table-cell office:value-type="float" office:value="16.646520689655173" table:style-name="ce1">
            <text:p>16.64652069</text:p>
          </table:table-cell>
          <table:table-cell office:value-type="float" office:value="16.818034482758616" table:style-name="ce1">
            <text:p>16.81803448</text:p>
          </table:table-cell>
          <table:table-cell table:number-columns-repeated="2" table:style-name="ce1"/>
          <table:table-cell office:value-type="float" office:value="15.997389655172414" table:style-name="ce1">
            <text:p>15.99738966</text:p>
          </table:table-cell>
          <table:table-cell office:value-type="float" office:value="15.78704827586207" table:style-name="ce1">
            <text:p>15.78704828</text:p>
          </table:table-cell>
          <table:table-cell office:value-type="float" office:value="16.045927586206894" table:style-name="ce1">
            <text:p>16.04592759</text:p>
          </table:table-cell>
          <table:table-cell table:number-columns-repeated="2" table:style-name="ce1"/>
          <table:table-cell office:value-type="float" office:value="15.943455172413792" table:formula="of:=AVERAGE([.H16:.L16])" table:style-name="ce1">
            <text:p>15.94345517</text:p>
          </table:table-cell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database-ranges>
        <table:database-range table:target-range-address="Ark11.A1:Ark11.AE16" table:name="db__5" table:display-filter-buttons="true" table:on-update-keep-size="false" table:on-update-keep-styles="true" table:refresh-delay="false">
          <table:database-source-sql table:database-name="Provider=Microsoft.Mashup.OleDb.1;Data Source=$Workbook$;Location=db (5);Extended Properties=&quot;&quot;" table:sql-statement="SELECT * FROM [db (5)]"/>
        </table:database-range>
        <table:database-range table:target-range-address="Ark10.A1:Ark10.AE16" table:name="db__4" table:display-filter-buttons="true" table:on-update-keep-size="false" table:on-update-keep-styles="true" table:refresh-delay="false">
          <table:database-source-sql table:database-name="Provider=Microsoft.Mashup.OleDb.1;Data Source=$Workbook$;Location=db (4);Extended Properties=&quot;&quot;" table:sql-statement="SELECT * FROM [db (4)]"/>
        </table:database-range>
        <table:database-range table:target-range-address="Ark9.A1:Ark9.AE16" table:name="db__3" table:display-filter-buttons="true" table:on-update-keep-size="false" table:on-update-keep-styles="true" table:refresh-delay="false">
          <table:database-source-sql table:database-name="Provider=Microsoft.Mashup.OleDb.1;Data Source=$Workbook$;Location=db (3);Extended Properties=&quot;&quot;" table:sql-statement="SELECT * FROM [db (3)]"/>
        </table:database-range>
        <table:database-range table:target-range-address="Ark8.A1:Ark8.AE16" table:name="db__2" table:display-filter-buttons="true" table:on-update-keep-size="false" table:on-update-keep-styles="true" table:refresh-delay="false">
          <table:database-source-sql table:database-name="Provider=Microsoft.Mashup.OleDb.1;Data Source=$Workbook$;Location=db (2);Extended Properties=&quot;&quot;" table:sql-statement="SELECT * FROM [db (2)]"/>
        </table:database-range>
        <table:database-range table:target-range-address="Ark7.A1:Ark7.AE16" table:name="db" table:display-filter-buttons="true" table:on-update-keep-size="false" table:on-update-keep-styles="true" table:refresh-delay="false">
          <table:database-source-sql table:database-name="Provider=Microsoft.Mashup.OleDb.1;Data Source=$Workbook$;Location=db;Extended Properties=&quot;&quot;" table:sql-statement="SELECT * FROM [db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Alexander Brandborg</meta:initial-creator>
    <dc:creator>Alexander Brandborg</dc:creator>
    <meta:creation-date>2018-06-04T16:10:20Z</meta:creation-date>
    <dc:date>2018-06-04T16:58:24Z</dc:date>
  </office:meta>
</office:document-meta>
</file>